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38.75mm"/>
    </style:style>
    <style:style style:name="co9" style:family="table-column">
      <style:table-column-properties fo:break-before="auto" style:column-width="13.69mm"/>
    </style:style>
    <style:style style:name="co10" style:family="table-column">
      <style:table-column-properties fo:break-before="auto" style:column-width="22.14mm"/>
    </style:style>
    <style:style style:name="co11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27.0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7.39mm"/>
    </style:style>
    <style:style style:name="co15" style:family="table-column">
      <style:table-column-properties fo:break-before="auto" style:column-width="14.78mm"/>
    </style:style>
    <style:style style:name="co16" style:family="table-column">
      <style:table-column-properties fo:break-before="auto" style:column-width="11.78mm"/>
    </style:style>
    <style:style style:name="co17" style:family="table-column">
      <style:table-column-properties fo:break-before="auto" style:column-width="12.61mm"/>
    </style:style>
    <style:style style:name="co18" style:family="table-column">
      <style:table-column-properties fo:break-before="auto" style:column-width="33.57mm"/>
    </style:style>
    <style:style style:name="co19" style:family="table-column">
      <style:table-column-properties fo:break-before="auto" style:column-width="3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0000"/>
    </style: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ext-properties fo:color="#c9211e"/>
    </style: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 style:data-style-name="N0">
      <style:text-properties style:font-name="Arial"/>
    </style:style>
    <style:style style:name="ce12" style:family="table-cell" style:parent-style-name="Default">
      <style:table-cell-properties fo:background-color="#f6f9d4"/>
      <style:text-properties fo:color="#c9211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200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ackground-color="transparent"/>
    </style:style>
    <style:style style:name="ce19" style:family="table-cell" style:parent-style-name="Default" style:data-style-name="N2">
      <style:table-cell-properties fo:background-color="#fff200"/>
      <style:text-properties style:use-window-font-color="true"/>
    </style:style>
    <style:style style:name="ce17" style:family="table-cell" style:parent-style-name="Default" style:data-style-name="N2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resultLQEn1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13" table:default-cell-style-name="ce1"/>
        <table:table-column table:style-name="co13" table:number-columns-repeated="1003" table:default-cell-style-name="Default"/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nviosSolicitados</text:p>
          </table:table-cell>
          <table:table-cell office:value-type="string" calcext:value-type="string">
            <text:p>enviosEfetivos</text:p>
          </table:table-cell>
          <table:table-cell office:value-type="string" calcext:value-type="string">
            <text:p>acksRecebidos</text:p>
          </table:table-cell>
          <table:table-cell office:value-type="string" calcext:value-type="string">
            <text:p>retransmissoes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taxaEntrega</text:p>
          </table:table-cell>
          <table:table-cell office:value-type="string" calcext:value-type="string">
            <text:p>tempoMedioRecebAck</text:p>
          </table:table-cell>
          <table:table-cell office:value-type="string" calcext:value-type="string">
            <text:p>desvioPadraoAck</text:p>
          </table:table-cell>
          <table:table-cell office:value-type="string" calcext:value-type="string">
            <text:p>treinos</text:p>
          </table:table-cell>
          <table:table-cell office:value-type="string" calcext:value-type="string">
            <text:p>conceptDrif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folhas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vgGa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length</text:p>
          </table:table-cell>
          <table:table-cell table:style-name="Default" office:value-type="string" calcext:value-type="string">
            <text:p>custoEnerg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4:40</text:p>
          </table:table-cell>
          <table:table-cell office:value-type="string" calcext:value-type="string">
            <text:p>Prr 3</text:p>
          </table:table-cell>
          <table:table-cell office:value-type="float" office:value="250" calcext:value-type="float">
            <text:p>250</text:p>
          </table:table-cell>
          <table:table-cell office:value-type="float" office:value="673" calcext:value-type="float">
            <text:p>673</text:p>
          </table:table-cell>
          <table:table-cell office:value-type="float" office:value="211" calcext:value-type="float">
            <text:p>211</text:p>
          </table:table-cell>
          <table:table-cell office:value-type="float" office:value="423" calcext:value-type="float">
            <text:p>423</text:p>
          </table:table-cell>
          <table:table-cell office:value-type="float" office:value="3.18957345971564" calcext:value-type="float">
            <text:p>3.18957345971564</text:p>
          </table:table-cell>
          <table:table-cell office:value-type="float" office:value="84.4" calcext:value-type="float">
            <text:p>84.4</text:p>
          </table:table-cell>
          <table:table-cell office:value-type="float" office:value="8.13236492890995" calcext:value-type="float">
            <text:p>8.13236492890995</text:p>
          </table:table-cell>
          <table:table-cell office:value-type="float" office:value="8.76800131696586" calcext:value-type="float">
            <text:p>8.76800131696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4:40</text:p>
          </table:table-cell>
          <table:table-cell office:value-type="float" office:value="52.2831101190476" calcext:value-type="float">
            <text:p>52.2831101190476</text:p>
          </table:table-cell>
          <table:table-cell office:value-type="float" office:value="2.28891635823956" calcext:value-type="float">
            <text:p>2.28891635823956</text:p>
          </table:table-cell>
          <table:table-cell office:value-type="float" office:value="672" calcext:value-type="float">
            <text:p>672</text:p>
          </table:table-cell>
          <table:table-cell table:formula="of:=[.R2]*[.T2]" office:value-type="float" office:value="35134.25" calcext:value-type="float">
            <text:p>35134.25</text:p>
          </table:table-cell>
          <table:table-cell table:style-name="ce1" table:number-columns-repeated="100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7:41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693" calcext:value-type="float">
            <text:p>693</text:p>
          </table:table-cell>
          <table:table-cell office:value-type="float" office:value="213" calcext:value-type="float">
            <text:p>213</text:p>
          </table:table-cell>
          <table:table-cell office:value-type="float" office:value="442" calcext:value-type="float">
            <text:p>442</text:p>
          </table:table-cell>
          <table:table-cell office:value-type="float" office:value="3.25352112676056" calcext:value-type="float">
            <text:p>3.25352112676056</text:p>
          </table:table-cell>
          <table:table-cell office:value-type="float" office:value="84.8605577689243" calcext:value-type="float">
            <text:p>84.8605577689243</text:p>
          </table:table-cell>
          <table:table-cell office:value-type="float" office:value="8.87194835680751" calcext:value-type="float">
            <text:p>8.87194835680751</text:p>
          </table:table-cell>
          <table:table-cell office:value-type="float" office:value="9.37380313898328" calcext:value-type="float">
            <text:p>9.37380313898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7:41</text:p>
          </table:table-cell>
          <table:table-cell office:value-type="float" office:value="52.3656069364162" calcext:value-type="float">
            <text:p>52.3656069364162</text:p>
          </table:table-cell>
          <table:table-cell office:value-type="float" office:value="2.54429727431122" calcext:value-type="float">
            <text:p>2.54429727431122</text:p>
          </table:table-cell>
          <table:table-cell office:value-type="float" office:value="692" calcext:value-type="float">
            <text:p>692</text:p>
          </table:table-cell>
          <table:table-cell table:formula="of:=[.R3]*[.T3]" office:value-type="float" office:value="36237" calcext:value-type="float">
            <text:p>36237</text:p>
          </table:table-cell>
          <table:table-cell table:style-name="ce1" table:number-columns-repeated="100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9:54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704" calcext:value-type="float">
            <text:p>704</text:p>
          </table:table-cell>
          <table:table-cell office:value-type="float" office:value="213" calcext:value-type="float">
            <text:p>213</text:p>
          </table:table-cell>
          <table:table-cell office:value-type="float" office:value="453" calcext:value-type="float">
            <text:p>453</text:p>
          </table:table-cell>
          <table:table-cell office:value-type="float" office:value="3.30516431924883" calcext:value-type="float">
            <text:p>3.30516431924883</text:p>
          </table:table-cell>
          <table:table-cell office:value-type="float" office:value="84.8605577689243" calcext:value-type="float">
            <text:p>84.8605577689243</text:p>
          </table:table-cell>
          <table:table-cell office:value-type="float" office:value="7.84596713615023" calcext:value-type="float">
            <text:p>7.84596713615023</text:p>
          </table:table-cell>
          <table:table-cell office:value-type="float" office:value="7.0542120986155" calcext:value-type="float">
            <text:p>7.0542120986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9:54</text:p>
          </table:table-cell>
          <table:table-cell office:value-type="float" office:value="52.3460170697013" calcext:value-type="float">
            <text:p>52.3460170697013</text:p>
          </table:table-cell>
          <table:table-cell office:value-type="float" office:value="2.63211208124644" calcext:value-type="float">
            <text:p>2.63211208124644</text:p>
          </table:table-cell>
          <table:table-cell office:value-type="float" office:value="703" calcext:value-type="float">
            <text:p>703</text:p>
          </table:table-cell>
          <table:table-cell table:formula="of:=[.R4]*[.T4]" office:value-type="float" office:value="36799.25" calcext:value-type="float">
            <text:p>36799.25</text:p>
          </table:table-cell>
          <table:table-cell table:style-name="ce1" table:number-columns-repeated="100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22:23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706" calcext:value-type="float">
            <text:p>706</text:p>
          </table:table-cell>
          <table:table-cell office:value-type="float" office:value="216" calcext:value-type="float">
            <text:p>216</text:p>
          </table:table-cell>
          <table:table-cell office:value-type="float" office:value="455" calcext:value-type="float">
            <text:p>455</text:p>
          </table:table-cell>
          <table:table-cell office:value-type="float" office:value="3.26851851851852" calcext:value-type="float">
            <text:p>3.26851851851852</text:p>
          </table:table-cell>
          <table:table-cell office:value-type="float" office:value="86.0557768924303" calcext:value-type="float">
            <text:p>86.0557768924303</text:p>
          </table:table-cell>
          <table:table-cell office:value-type="float" office:value="45.7880972222222" calcext:value-type="float">
            <text:p>45.7880972222222</text:p>
          </table:table-cell>
          <table:table-cell office:value-type="float" office:value="65.2541829750797" calcext:value-type="float">
            <text:p>65.2541829750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22:23</text:p>
          </table:table-cell>
          <table:table-cell office:value-type="float" office:value="52.0911347517731" calcext:value-type="float">
            <text:p>52.0911347517731</text:p>
          </table:table-cell>
          <table:table-cell office:value-type="float" office:value="2.32522616674654" calcext:value-type="float">
            <text:p>2.32522616674654</text:p>
          </table:table-cell>
          <table:table-cell office:value-type="float" office:value="705" calcext:value-type="float">
            <text:p>705</text:p>
          </table:table-cell>
          <table:table-cell table:formula="of:=[.R5]*[.T5]" office:value-type="float" office:value="36724.25" calcext:value-type="float">
            <text:p>36724.25</text:p>
          </table:table-cell>
          <table:table-cell table:style-name="ce1" table:number-columns-repeated="1002"/>
          <table:table-cell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24:57</text:p>
          </table:table-cell>
          <table:table-cell table:style-name="ce9" office:value-type="string" calcext:value-type="string">
            <text:p>Etx 5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2.04918032786885" calcext:value-type="float">
            <text:p>2.04918032786885</text:p>
          </table:table-cell>
          <table:table-cell table:style-name="ce9" office:value-type="float" office:value="97.2111553784861" calcext:value-type="float">
            <text:p>97.2111553784861</text:p>
          </table:table-cell>
          <table:table-cell table:style-name="ce9" office:value-type="float" office:value="8.99644672131148" calcext:value-type="float">
            <text:p>8.99644672131148</text:p>
          </table:table-cell>
          <table:table-cell table:style-name="ce9" office:value-type="float" office:value="9.44795174400237" calcext:value-type="float">
            <text:p>9.4479517440023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24:57</text:p>
          </table:table-cell>
          <table:table-cell table:style-name="ce9" office:value-type="float" office:value="53.8361723446894" calcext:value-type="float">
            <text:p>53.8361723446894</text:p>
          </table:table-cell>
          <table:table-cell table:style-name="ce9" office:value-type="float" office:value="1.95946886037678" calcext:value-type="float">
            <text:p>1.95946886037678</text:p>
          </table:table-cell>
          <table:table-cell table:style-name="ce9" office:value-type="float" office:value="499" calcext:value-type="float">
            <text:p>499</text:p>
          </table:table-cell>
          <table:table-cell table:formula="of:=[.R6]*[.T6]" office:value-type="float" office:value="26864.25" calcext:value-type="float">
            <text:p>26864.25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28:5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487" calcext:value-type="float">
            <text:p>487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236" calcext:value-type="float">
            <text:p>236</text:p>
          </table:table-cell>
          <table:table-cell table:style-name="ce9" office:value-type="float" office:value="1.99590163934426" calcext:value-type="float">
            <text:p>1.99590163934426</text:p>
          </table:table-cell>
          <table:table-cell table:style-name="ce9" office:value-type="float" office:value="97.2111553784861" calcext:value-type="float">
            <text:p>97.2111553784861</text:p>
          </table:table-cell>
          <table:table-cell table:style-name="ce9" office:value-type="float" office:value="9.24514754098361" calcext:value-type="float">
            <text:p>9.24514754098361</text:p>
          </table:table-cell>
          <table:table-cell table:style-name="ce9" office:value-type="float" office:value="9.5055883931266" calcext:value-type="float">
            <text:p>9.505588393126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28:57</text:p>
          </table:table-cell>
          <table:table-cell table:style-name="ce9" office:value-type="float" office:value="53.7211934156379" calcext:value-type="float">
            <text:p>53.7211934156379</text:p>
          </table:table-cell>
          <table:table-cell table:style-name="ce9" office:value-type="float" office:value="1.83794129541418" calcext:value-type="float">
            <text:p>1.83794129541418</text:p>
          </table:table-cell>
          <table:table-cell table:style-name="ce9" office:value-type="float" office:value="486" calcext:value-type="float">
            <text:p>486</text:p>
          </table:table-cell>
          <table:table-cell table:formula="of:=[.R7]*[.T7]" office:value-type="float" office:value="26108.5" calcext:value-type="float">
            <text:p>26108.5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31:2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476" calcext:value-type="float">
            <text:p>476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226" calcext:value-type="float">
            <text:p>226</text:p>
          </table:table-cell>
          <table:table-cell table:style-name="ce9" office:value-type="float" office:value="1.95081967213115" calcext:value-type="float">
            <text:p>1.95081967213115</text:p>
          </table:table-cell>
          <table:table-cell table:style-name="ce9" office:value-type="float" office:value="97.6" calcext:value-type="float">
            <text:p>97.6</text:p>
          </table:table-cell>
          <table:table-cell table:style-name="ce9" office:value-type="float" office:value="10.5245942622951" calcext:value-type="float">
            <text:p>10.5245942622951</text:p>
          </table:table-cell>
          <table:table-cell table:style-name="ce9" office:value-type="float" office:value="11.1121219935767" calcext:value-type="float">
            <text:p>11.112121993576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31:26</text:p>
          </table:table-cell>
          <table:table-cell table:style-name="ce9" office:value-type="float" office:value="54.0905263157895" calcext:value-type="float">
            <text:p>54.0905263157895</text:p>
          </table:table-cell>
          <table:table-cell table:style-name="ce9" office:value-type="float" office:value="3.2637506252844" calcext:value-type="float">
            <text:p>3.2637506252844</text:p>
          </table:table-cell>
          <table:table-cell table:style-name="ce9" office:value-type="float" office:value="475" calcext:value-type="float">
            <text:p>475</text:p>
          </table:table-cell>
          <table:table-cell table:formula="of:=[.R8]*[.T8]" office:value-type="float" office:value="25693" calcext:value-type="float">
            <text:p>25693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34:5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514" calcext:value-type="float">
            <text:p>514</text:p>
          </table:table-cell>
          <table:table-cell table:style-name="ce9" office:value-type="float" office:value="242" calcext:value-type="float">
            <text:p>242</text:p>
          </table:table-cell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2.12396694214876" calcext:value-type="float">
            <text:p>2.12396694214876</text:p>
          </table:table-cell>
          <table:table-cell table:style-name="ce9" office:value-type="float" office:value="96.4143426294821" calcext:value-type="float">
            <text:p>96.4143426294821</text:p>
          </table:table-cell>
          <table:table-cell table:style-name="ce9" office:value-type="float" office:value="11.4865041322314" calcext:value-type="float">
            <text:p>11.4865041322314</text:p>
          </table:table-cell>
          <table:table-cell table:style-name="ce9" office:value-type="float" office:value="11.3324213766629" calcext:value-type="float">
            <text:p>11.33242137666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34:51</text:p>
          </table:table-cell>
          <table:table-cell table:style-name="ce9" office:value-type="float" office:value="54.7763157894737" calcext:value-type="float">
            <text:p>54.7763157894737</text:p>
          </table:table-cell>
          <table:table-cell table:style-name="ce9" office:value-type="float" office:value="2.45962315725714" calcext:value-type="float">
            <text:p>2.45962315725714</text:p>
          </table:table-cell>
          <table:table-cell table:style-name="ce9" office:value-type="float" office:value="513" calcext:value-type="float">
            <text:p>513</text:p>
          </table:table-cell>
          <table:table-cell table:formula="of:=[.R9]*[.T9]" office:value-type="float" office:value="28100.25" calcext:value-type="float">
            <text:p>28100.25</text:p>
          </table:table-cell>
          <table:table-cell table:style-name="ce9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0:42</text:p>
          </table:table-cell>
          <table:table-cell office:value-type="string" calcext:value-type="string">
            <text:p>Lqm3 wo cd8</text:p>
          </table:table-cell>
          <table:table-cell office:value-type="float" office:value="251" calcext:value-type="float">
            <text:p>251</text:p>
          </table:table-cell>
          <table:table-cell office:value-type="float" office:value="323" calcext:value-type="float">
            <text:p>323</text:p>
          </table:table-cell>
          <table:table-cell office:value-type="float" office:value="250" calcext:value-type="float">
            <text:p>250</text:p>
          </table:table-cell>
          <table:table-cell office:value-type="float" office:value="72" calcext:value-type="float">
            <text:p>72</text:p>
          </table:table-cell>
          <table:table-cell office:value-type="float" office:value="1.292" calcext:value-type="float">
            <text:p>1.292</text:p>
          </table:table-cell>
          <table:table-cell office:value-type="float" office:value="99.601593625498" calcext:value-type="float">
            <text:p>99.601593625498</text:p>
          </table:table-cell>
          <table:table-cell office:value-type="float" office:value="26.586904" calcext:value-type="float">
            <text:p>26.586904</text:p>
          </table:table-cell>
          <table:table-cell office:value-type="float" office:value="68.1616885294282" calcext:value-type="float">
            <text:p>68.1616885294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0:42</text:p>
          </table:table-cell>
          <table:table-cell office:value-type="float" office:value="73.1715838509317" calcext:value-type="float">
            <text:p>73.1715838509317</text:p>
          </table:table-cell>
          <table:table-cell office:value-type="float" office:value="1.40494080713048" calcext:value-type="float">
            <text:p>1.40494080713048</text:p>
          </table:table-cell>
          <table:table-cell office:value-type="float" office:value="322" calcext:value-type="float">
            <text:p>322</text:p>
          </table:table-cell>
          <table:table-cell table:formula="of:=[.R10]*[.T10]" office:value-type="float" office:value="23561.25" calcext:value-type="float">
            <text:p>23561.25</text:p>
          </table:table-cell>
          <table:table-cell table:style-name="ce1" table:number-columns-repeated="100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5:07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336" calcext:value-type="float">
            <text:p>336</text:p>
          </table:table-cell>
          <table:table-cell office:value-type="float" office:value="250" calcext:value-type="float">
            <text:p>250</text:p>
          </table:table-cell>
          <table:table-cell office:value-type="float" office:value="86" calcext:value-type="float">
            <text:p>86</text:p>
          </table:table-cell>
          <table:table-cell office:value-type="float" office:value="1.344" calcext:value-type="float">
            <text:p>1.344</text:p>
          </table:table-cell>
          <table:table-cell office:value-type="float" office:value="100" calcext:value-type="float">
            <text:p>100</text:p>
          </table:table-cell>
          <table:table-cell office:value-type="float" office:value="25.314344" calcext:value-type="float">
            <text:p>25.314344</text:p>
          </table:table-cell>
          <table:table-cell office:value-type="float" office:value="69.531027981022" calcext:value-type="float">
            <text:p>69.53102798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5:07</text:p>
          </table:table-cell>
          <table:table-cell office:value-type="float" office:value="73.1746268656716" calcext:value-type="float">
            <text:p>73.1746268656716</text:p>
          </table:table-cell>
          <table:table-cell office:value-type="float" office:value="1.37749429487478" calcext:value-type="float">
            <text:p>1.37749429487478</text:p>
          </table:table-cell>
          <table:table-cell office:value-type="float" office:value="335" calcext:value-type="float">
            <text:p>335</text:p>
          </table:table-cell>
          <table:table-cell table:formula="of:=[.R11]*[.T11]" office:value-type="float" office:value="24513.5" calcext:value-type="float">
            <text:p>24513.5</text:p>
          </table:table-cell>
          <table:table-cell table:style-name="ce1" table:number-columns-repeated="100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9:34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324" calcext:value-type="float">
            <text:p>324</text:p>
          </table:table-cell>
          <table:table-cell office:value-type="float" office:value="250" calcext:value-type="float">
            <text:p>250</text:p>
          </table:table-cell>
          <table:table-cell office:value-type="float" office:value="74" calcext:value-type="float">
            <text:p>74</text:p>
          </table:table-cell>
          <table:table-cell office:value-type="float" office:value="1.296" calcext:value-type="float">
            <text:p>1.296</text:p>
          </table:table-cell>
          <table:table-cell office:value-type="float" office:value="100" calcext:value-type="float">
            <text:p>100</text:p>
          </table:table-cell>
          <table:table-cell office:value-type="float" office:value="42.024004" calcext:value-type="float">
            <text:p>42.024004</text:p>
          </table:table-cell>
          <table:table-cell office:value-type="float" office:value="96.6155859622866" calcext:value-type="float">
            <text:p>96.6155859622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9:34</text:p>
          </table:table-cell>
          <table:table-cell office:value-type="float" office:value="73.171826625387" calcext:value-type="float">
            <text:p>73.171826625387</text:p>
          </table:table-cell>
          <table:table-cell office:value-type="float" office:value="1.40277105490523" calcext:value-type="float">
            <text:p>1.40277105490523</text:p>
          </table:table-cell>
          <table:table-cell office:value-type="float" office:value="323" calcext:value-type="float">
            <text:p>323</text:p>
          </table:table-cell>
          <table:table-cell table:formula="of:=[.R12]*[.T12]" office:value-type="float" office:value="23634.5" calcext:value-type="float">
            <text:p>23634.5</text:p>
          </table:table-cell>
          <table:table-cell table:style-name="ce1" table:number-columns-repeated="100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51:59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356" calcext:value-type="float">
            <text:p>356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1.424" calcext:value-type="float">
            <text:p>1.424</text:p>
          </table:table-cell>
          <table:table-cell office:value-type="float" office:value="99.601593625498" calcext:value-type="float">
            <text:p>99.601593625498</text:p>
          </table:table-cell>
          <table:table-cell office:value-type="float" office:value="53.830796" calcext:value-type="float">
            <text:p>53.830796</text:p>
          </table:table-cell>
          <table:table-cell office:value-type="float" office:value="111.781815940959" calcext:value-type="float">
            <text:p>111.781815940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51:59</text:p>
          </table:table-cell>
          <table:table-cell office:value-type="float" office:value="73.1788732394366" calcext:value-type="float">
            <text:p>73.1788732394366</text:p>
          </table:table-cell>
          <table:table-cell office:value-type="float" office:value="1.33824201404571" calcext:value-type="float">
            <text:p>1.33824201404571</text:p>
          </table:table-cell>
          <table:table-cell office:value-type="float" office:value="355" calcext:value-type="float">
            <text:p>355</text:p>
          </table:table-cell>
          <table:table-cell table:formula="of:=[.R13]*[.T13]" office:value-type="float" office:value="25978.5" calcext:value-type="float">
            <text:p>25978.5</text:p>
          </table:table-cell>
          <table:table-cell table:style-name="ce1" table:number-columns-repeated="1002"/>
          <table:table-cell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55:59</text:p>
          </table:table-cell>
          <table:table-cell table:style-name="ce9" office:value-type="string" calcext:value-type="string">
            <text:p>Lqm3 cd 8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813" calcext:value-type="float">
            <text:p>813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562" calcext:value-type="float">
            <text:p>562</text:p>
          </table:table-cell>
          <table:table-cell table:style-name="ce9" office:value-type="float" office:value="3.27822580645161" calcext:value-type="float">
            <text:p>3.27822580645161</text:p>
          </table:table-cell>
          <table:table-cell table:style-name="ce9" office:value-type="float" office:value="98.804780876494" calcext:value-type="float">
            <text:p>98.804780876494</text:p>
          </table:table-cell>
          <table:table-cell table:style-name="ce9" office:value-type="float" office:value="28.6649959677419" calcext:value-type="float">
            <text:p>28.6649959677419</text:p>
          </table:table-cell>
          <table:table-cell table:style-name="ce9" office:value-type="float" office:value="33.2270984407959" calcext:value-type="float">
            <text:p>33.2270984407959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[29, 7, 5, 5]</text:p>
          </table:table-cell>
          <table:table-cell table:style-name="ce9" office:value-type="string" calcext:value-type="string">
            <text:p>[14, 13, 13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55:59</text:p>
          </table:table-cell>
          <table:table-cell table:style-name="ce9" office:value-type="float" office:value="51.8531403940887" calcext:value-type="float">
            <text:p>51.8531403940887</text:p>
          </table:table-cell>
          <table:table-cell table:style-name="ce9" office:value-type="float" office:value="10.7297853524362" calcext:value-type="float">
            <text:p>10.7297853524362</text:p>
          </table:table-cell>
          <table:table-cell table:style-name="ce9" office:value-type="float" office:value="812" calcext:value-type="float">
            <text:p>812</text:p>
          </table:table-cell>
          <table:table-cell table:formula="of:=[.R14]*[.T14]" office:value-type="float" office:value="42104.75" calcext:value-type="float">
            <text:p>42104.75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58:1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332" calcext:value-type="float">
            <text:p>332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1.328" calcext:value-type="float">
            <text:p>1.328</text:p>
          </table:table-cell>
          <table:table-cell table:style-name="ce9" office:value-type="float" office:value="99.601593625498" calcext:value-type="float">
            <text:p>99.601593625498</text:p>
          </table:table-cell>
          <table:table-cell table:style-name="ce9" office:value-type="float" office:value="10.273584" calcext:value-type="float">
            <text:p>10.273584</text:p>
          </table:table-cell>
          <table:table-cell table:style-name="ce9" office:value-type="float" office:value="7.70501941924509" calcext:value-type="float">
            <text:p>7.7050194192450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58:11</text:p>
          </table:table-cell>
          <table:table-cell table:style-name="ce9" office:value-type="float" office:value="73.1737160120846" calcext:value-type="float">
            <text:p>73.1737160120846</text:p>
          </table:table-cell>
          <table:table-cell table:style-name="ce9" office:value-type="float" office:value="1.38576745814432" calcext:value-type="float">
            <text:p>1.38576745814432</text:p>
          </table:table-cell>
          <table:table-cell table:style-name="ce9" office:value-type="float" office:value="331" calcext:value-type="float">
            <text:p>331</text:p>
          </table:table-cell>
          <table:table-cell table:formula="of:=[.R15]*[.T15]" office:value-type="float" office:value="24220.5" calcext:value-type="float">
            <text:p>24220.5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3:00:3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321" calcext:value-type="float">
            <text:p>32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.284" calcext:value-type="float">
            <text:p>1.284</text:p>
          </table:table-cell>
          <table:table-cell table:style-name="ce9" office:value-type="float" office:value="99.601593625498" calcext:value-type="float">
            <text:p>99.601593625498</text:p>
          </table:table-cell>
          <table:table-cell table:style-name="ce9" office:value-type="float" office:value="64.529096" calcext:value-type="float">
            <text:p>64.529096</text:p>
          </table:table-cell>
          <table:table-cell table:style-name="ce9" office:value-type="float" office:value="123.973316677319" calcext:value-type="float">
            <text:p>123.97331667731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3:00:36</text:p>
          </table:table-cell>
          <table:table-cell table:style-name="ce9" office:value-type="float" office:value="73.17109375" calcext:value-type="float">
            <text:p>73.17109375</text:p>
          </table:table-cell>
          <table:table-cell table:style-name="ce9" office:value-type="float" office:value="1.40931068831927" calcext:value-type="float">
            <text:p>1.40931068831927</text:p>
          </table:table-cell>
          <table:table-cell table:style-name="ce9" office:value-type="float" office:value="320" calcext:value-type="float">
            <text:p>320</text:p>
          </table:table-cell>
          <table:table-cell table:formula="of:=[.R16]*[.T16]" office:value-type="float" office:value="23414.75" calcext:value-type="float">
            <text:p>23414.75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3:05:3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737" calcext:value-type="float">
            <text:p>737</text:p>
          </table:table-cell>
          <table:table-cell table:style-name="ce9" office:value-type="float" office:value="233" calcext:value-type="float">
            <text:p>233</text:p>
          </table:table-cell>
          <table:table-cell table:style-name="ce9" office:value-type="float" office:value="486" calcext:value-type="float">
            <text:p>486</text:p>
          </table:table-cell>
          <table:table-cell table:style-name="ce9" office:value-type="float" office:value="3.16309012875536" calcext:value-type="float">
            <text:p>3.16309012875536</text:p>
          </table:table-cell>
          <table:table-cell table:style-name="ce9" office:value-type="float" office:value="92.8286852589642" calcext:value-type="float">
            <text:p>92.8286852589642</text:p>
          </table:table-cell>
          <table:table-cell table:style-name="ce9" office:value-type="float" office:value="33.2847639484979" calcext:value-type="float">
            <text:p>33.2847639484979</text:p>
          </table:table-cell>
          <table:table-cell table:style-name="ce9" office:value-type="float" office:value="38.2838558953336" calcext:value-type="float">
            <text:p>38.2838558953336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[29, 6, 6, 6, 6, 5]</text:p>
          </table:table-cell>
          <table:table-cell table:style-name="ce9" office:value-type="string" calcext:value-type="string">
            <text:p>[12, 12, 12, 12, 9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3:05:32</text:p>
          </table:table-cell>
          <table:table-cell table:style-name="ce9" office:value-type="float" office:value="49.5268342391304" calcext:value-type="float">
            <text:p>49.5268342391304</text:p>
          </table:table-cell>
          <table:table-cell table:style-name="ce9" office:value-type="float" office:value="9.95372496391707" calcext:value-type="float">
            <text:p>9.95372496391707</text:p>
          </table:table-cell>
          <table:table-cell table:style-name="ce9" office:value-type="float" office:value="736" calcext:value-type="float">
            <text:p>736</text:p>
          </table:table-cell>
          <table:table-cell table:formula="of:=[.R17]*[.T17]" office:value-type="float" office:value="36451.75" calcext:value-type="float">
            <text:p>36451.75</text:p>
          </table:table-cell>
          <table:table-cell table:style-name="ce9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13:43</text:p>
          </table:table-cell>
          <table:table-cell office:value-type="string" calcext:value-type="string">
            <text:p>Maxgain 1</text:p>
          </table:table-cell>
          <table:table-cell office:value-type="float" office:value="251" calcext:value-type="float">
            <text:p>251</text:p>
          </table:table-cell>
          <table:table-cell office:value-type="float" office:value="327" calcext:value-type="float">
            <text:p>327</text:p>
          </table:table-cell>
          <table:table-cell office:value-type="float" office:value="249" calcext:value-type="float">
            <text:p>249</text:p>
          </table:table-cell>
          <table:table-cell office:value-type="float" office:value="76" calcext:value-type="float">
            <text:p>76</text:p>
          </table:table-cell>
          <table:table-cell office:value-type="float" office:value="1.31325301204819" calcext:value-type="float">
            <text:p>1.31325301204819</text:p>
          </table:table-cell>
          <table:table-cell office:value-type="float" office:value="99.203187250996" calcext:value-type="float">
            <text:p>99.203187250996</text:p>
          </table:table-cell>
          <table:table-cell office:value-type="float" office:value="23.6496345381526" calcext:value-type="float">
            <text:p>23.6496345381526</text:p>
          </table:table-cell>
          <table:table-cell office:value-type="float" office:value="66.3955354120258" calcext:value-type="float">
            <text:p>66.3955354120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13:43</text:p>
          </table:table-cell>
          <table:table-cell office:value-type="float" office:value="88.8742331288344" calcext:value-type="float">
            <text:p>88.8742331288344</text:p>
          </table:table-cell>
          <table:table-cell office:value-type="float" office:value="2.26729451371202" calcext:value-type="float">
            <text:p>2.26729451371202</text:p>
          </table:table-cell>
          <table:table-cell office:value-type="float" office:value="326" calcext:value-type="float">
            <text:p>326</text:p>
          </table:table-cell>
          <table:table-cell table:formula="of:=[.R18]*[.T18]" office:value-type="float" office:value="28973" calcext:value-type="float">
            <text:p>28973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16:3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692" calcext:value-type="float">
            <text:p>692</text:p>
          </table:table-cell>
          <table:table-cell office:value-type="float" office:value="248" calcext:value-type="float">
            <text:p>248</text:p>
          </table:table-cell>
          <table:table-cell office:value-type="float" office:value="442" calcext:value-type="float">
            <text:p>442</text:p>
          </table:table-cell>
          <table:table-cell office:value-type="float" office:value="2.79032258064516" calcext:value-type="float">
            <text:p>2.79032258064516</text:p>
          </table:table-cell>
          <table:table-cell office:value-type="float" office:value="99.2" calcext:value-type="float">
            <text:p>99.2</text:p>
          </table:table-cell>
          <table:table-cell office:value-type="float" office:value="23.2105685483871" calcext:value-type="float">
            <text:p>23.2105685483871</text:p>
          </table:table-cell>
          <table:table-cell office:value-type="float" office:value="37.8879036519634" calcext:value-type="float">
            <text:p>37.8879036519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16:30</text:p>
          </table:table-cell>
          <table:table-cell office:value-type="float" office:value="88.9406657018813" calcext:value-type="float">
            <text:p>88.9406657018813</text:p>
          </table:table-cell>
          <table:table-cell office:value-type="float" office:value="1.55858450650973" calcext:value-type="float">
            <text:p>1.55858450650973</text:p>
          </table:table-cell>
          <table:table-cell office:value-type="float" office:value="691" calcext:value-type="float">
            <text:p>691</text:p>
          </table:table-cell>
          <table:table-cell table:formula="of:=[.R19]*[.T19]" office:value-type="float" office:value="61458" calcext:value-type="float">
            <text:p>61458</text:p>
          </table:table-cell>
          <table:table-cell table:style-name="ce1" table:number-columns-repeated="100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20:29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322" calcext:value-type="float">
            <text:p>322</text:p>
          </table:table-cell>
          <table:table-cell office:value-type="float" office:value="250" calcext:value-type="float">
            <text:p>250</text:p>
          </table:table-cell>
          <table:table-cell office:value-type="float" office:value="72" calcext:value-type="float">
            <text:p>72</text:p>
          </table:table-cell>
          <table:table-cell office:value-type="float" office:value="1.288" calcext:value-type="float">
            <text:p>1.288</text:p>
          </table:table-cell>
          <table:table-cell office:value-type="float" office:value="100" calcext:value-type="float">
            <text:p>100</text:p>
          </table:table-cell>
          <table:table-cell office:value-type="float" office:value="24.619844" calcext:value-type="float">
            <text:p>24.619844</text:p>
          </table:table-cell>
          <table:table-cell office:value-type="float" office:value="63.2515417483848" calcext:value-type="float">
            <text:p>63.2515417483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20:29</text:p>
          </table:table-cell>
          <table:table-cell office:value-type="float" office:value="88.8722741433022" calcext:value-type="float">
            <text:p>88.8722741433022</text:p>
          </table:table-cell>
          <table:table-cell office:value-type="float" office:value="2.28482958448577" calcext:value-type="float">
            <text:p>2.28482958448577</text:p>
          </table:table-cell>
          <table:table-cell office:value-type="float" office:value="321" calcext:value-type="float">
            <text:p>321</text:p>
          </table:table-cell>
          <table:table-cell table:formula="of:=[.R20]*[.T20]" office:value-type="float" office:value="28528" calcext:value-type="float">
            <text:p>28528</text:p>
          </table:table-cell>
          <table:table-cell table:style-name="ce1" table:number-columns-repeated="100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23:41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418" calcext:value-type="float">
            <text:p>418</text:p>
          </table:table-cell>
          <table:table-cell office:value-type="float" office:value="246" calcext:value-type="float">
            <text:p>246</text:p>
          </table:table-cell>
          <table:table-cell office:value-type="float" office:value="168" calcext:value-type="float">
            <text:p>168</text:p>
          </table:table-cell>
          <table:table-cell office:value-type="float" office:value="1.69918699186992" calcext:value-type="float">
            <text:p>1.69918699186992</text:p>
          </table:table-cell>
          <table:table-cell office:value-type="float" office:value="98.4" calcext:value-type="float">
            <text:p>98.4</text:p>
          </table:table-cell>
          <table:table-cell office:value-type="float" office:value="17.1035691056911" calcext:value-type="float">
            <text:p>17.1035691056911</text:p>
          </table:table-cell>
          <table:table-cell office:value-type="float" office:value="32.3384485939684" calcext:value-type="float">
            <text:p>32.3384485939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23:41</text:p>
          </table:table-cell>
          <table:table-cell office:value-type="float" office:value="88.9016786570743" calcext:value-type="float">
            <text:p>88.9016786570743</text:p>
          </table:table-cell>
          <table:table-cell office:value-type="float" office:value="2.00536978472234" calcext:value-type="float">
            <text:p>2.00536978472234</text:p>
          </table:table-cell>
          <table:table-cell office:value-type="float" office:value="417" calcext:value-type="float">
            <text:p>417</text:p>
          </table:table-cell>
          <table:table-cell table:formula="of:=[.R21]*[.T21]" office:value-type="float" office:value="37072" calcext:value-type="float">
            <text:p>37072</text:p>
          </table:table-cell>
          <table:table-cell table:style-name="ce1" table:number-columns-repeated="1002"/>
          <table:table-cell/>
        </table:table-row>
        <table:table-row table:style-name="ro1">
          <table:table-cell table:style-name="ce1" table:number-columns-repeated="20"/>
          <table:table-cell/>
          <table:table-cell table:style-name="ce1" table:number-columns-repeated="1002"/>
          <table:table-cell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style-name="ce1" table:number-columns-repeated="20"/>
          <table:table-cell/>
          <table:table-cell table:style-name="ce1" table:number-columns-repeated="1002"/>
          <table:table-cell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PRR</text:p>
          </table:table-cell>
          <table:table-cell table:formula="of:=AVERAGE([.I2:.I5])" office:value-type="float" office:value="85.0442231075697" calcext:value-type="float">
            <text:p>85.0442231075697</text:p>
          </table:table-cell>
          <table:table-cell table:formula="of:=STDEV([.I2:.I5])" office:value-type="float" office:value="0.708456158425259" calcext:value-type="float">
            <text:p>0.708456158425259</text:p>
          </table:table-cell>
          <table:table-cell table:style-name="ce2" table:formula="of:=CONFIDENCE(0.05;[.E31];4)" office:value-type="float" office:value="0.694274277569543" calcext:value-type="float">
            <text:p>0.694274277569543</text:p>
          </table:table-cell>
          <table:table-cell table:formula="of:=AVERAGE([.H2:.H5])" office:value-type="float" office:value="3.25419435606089" calcext:value-type="float">
            <text:p>3.25419435606089</text:p>
          </table:table-cell>
          <table:table-cell table:formula="of:=STDEV([.H2:.H5])" office:value-type="float" office:value="0.0482335715024536" calcext:value-type="float">
            <text:p>0.048233571502454</text:p>
          </table:table-cell>
          <table:table-cell table:style-name="ce2" table:formula="of:=CONFIDENCE(0.05;[.H31];4)" office:value-type="float" office:value="0.0472680314952719" calcext:value-type="float">
            <text:p>0.047268031495272</text:p>
          </table:table-cell>
          <table:table-cell table:formula="of:=AVERAGE([.R2:.R5])" office:value-type="float" office:value="52.2714672192345" calcext:value-type="float">
            <text:p>52.2714672192345</text:p>
          </table:table-cell>
          <table:table-cell table:formula="of:=AVERAGE([.U2:.U5])" office:value-type="float" office:value="36223.6875" calcext:value-type="float">
            <text:p>36223.6875</text:p>
          </table:table-cell>
          <table:table-cell table:formula="of:=AVERAGE([.S2:.S5])" office:value-type="float" office:value="2.44763797013594" calcext:value-type="float">
            <text:p>2.44763797013594</text:p>
          </table:table-cell>
          <table:table-cell table:style-name="ce2" table:formula="of:=CONFIDENCE(0.05;[.L31];4)" office:value-type="float" office:value="2.39864113432958" calcext:value-type="float">
            <text:p>2.39864113432958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ETX</text:p>
          </table:table-cell>
          <table:table-cell table:formula="of:=AVERAGE([.I6:.I9])" office:value-type="float" office:value="97.1091633466136" calcext:value-type="float">
            <text:p>97.1091633466136</text:p>
          </table:table-cell>
          <table:table-cell table:formula="of:=STDEV([.I6:.I9])" office:value-type="float" office:value="0.498163694111898" calcext:value-type="float">
            <text:p>0.498163694111898</text:p>
          </table:table-cell>
          <table:table-cell table:style-name="ce2" table:formula="of:=CONFIDENCE(0.05;[.E32];4)" office:value-type="float" office:value="0.488191449432382" calcext:value-type="float">
            <text:p>0.488191449432382</text:p>
          </table:table-cell>
          <table:table-cell table:formula="of:=AVERAGE([.H6:.H9])" office:value-type="float" office:value="2.02996714537325" calcext:value-type="float">
            <text:p>2.02996714537325</text:p>
          </table:table-cell>
          <table:table-cell table:formula="of:=STDEV([.H6:.H9])" office:value-type="float" office:value="0.0744533173585223" calcext:value-type="float">
            <text:p>0.074453317358522</text:p>
          </table:table-cell>
          <table:table-cell table:style-name="ce2" table:formula="of:=CONFIDENCE(0.05;[.H32];4)" office:value-type="float" office:value="0.0729629102761179" calcext:value-type="float">
            <text:p>0.072962910276118</text:p>
          </table:table-cell>
          <table:table-cell table:formula="of:=AVERAGE([.R6:.R9])" office:value-type="float" office:value="54.1060519663976" calcext:value-type="float">
            <text:p>54.1060519663976</text:p>
          </table:table-cell>
          <table:table-cell table:formula="of:=AVERAGE([.U6:.U9])" office:value-type="float" office:value="26691.5" calcext:value-type="float">
            <text:p>26691.5</text:p>
          </table:table-cell>
          <table:table-cell table:formula="of:=AVERAGE([.S6:.S9])" office:value-type="float" office:value="2.38019598458313" calcext:value-type="float">
            <text:p>2.38019598458313</text:p>
          </table:table-cell>
          <table:table-cell table:style-name="ce2" table:formula="of:=CONFIDENCE(0.05;[.L32];5)" office:value-type="float" office:value="2.08629543147698" calcext:value-type="float">
            <text:p>2.08629543147698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LQM3 w/o CD</text:p>
          </table:table-cell>
          <table:table-cell table:formula="of:=AVERAGE([.I10:.I13])" office:value-type="float" office:value="99.800796812749" calcext:value-type="float">
            <text:p>99.800796812749</text:p>
          </table:table-cell>
          <table:table-cell table:formula="of:=STDEV([.I10:.I13])" office:value-type="float" office:value="0.230020027565594" calcext:value-type="float">
            <text:p>0.230020027565594</text:p>
          </table:table-cell>
          <table:table-cell table:style-name="ce2" table:formula="of:=CONFIDENCE(0.05;[.E33];4)" office:value-type="float" office:value="0.225415484875729" calcext:value-type="float">
            <text:p>0.225415484875729</text:p>
          </table:table-cell>
          <table:table-cell table:formula="of:=AVERAGE([.H10:.H13])" office:value-type="float" office:value="1.339" calcext:value-type="float">
            <text:p>1.339</text:p>
          </table:table-cell>
          <table:table-cell table:formula="of:=STDEV([.H10:.H13])" office:value-type="float" office:value="0.0613948966391615" calcext:value-type="float">
            <text:p>0.061394896639162</text:p>
          </table:table-cell>
          <table:table-cell table:style-name="ce2" table:formula="of:=CONFIDENCE(0.05;[.H33];4)" office:value-type="float" office:value="0.0601658931236579" calcext:value-type="float">
            <text:p>0.060165893123658</text:p>
          </table:table-cell>
          <table:table-cell table:formula="of:=AVERAGE([.R10:.R13])" office:value-type="float" office:value="73.1742276453567" calcext:value-type="float">
            <text:p>73.1742276453567</text:p>
          </table:table-cell>
          <table:table-cell table:formula="of:=AVERAGE([.U10:.U13])" office:value-type="float" office:value="24421.9375" calcext:value-type="float">
            <text:p>24421.9375</text:p>
          </table:table-cell>
          <table:table-cell table:formula="of:=AVERAGE([.S10:.S13])" office:value-type="float" office:value="1.38086204273905" calcext:value-type="float">
            <text:p>1.38086204273905</text:p>
          </table:table-cell>
          <table:table-cell table:style-name="ce2" table:formula="of:=CONFIDENCE(0.05;[.L33];5)" office:value-type="float" office:value="1.2103567058874" calcext:value-type="float">
            <text:p>1.2103567058874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LQM3</text:p>
          </table:table-cell>
          <table:table-cell table:formula="of:=AVERAGE([.I14:.I17])" office:value-type="float" office:value="97.7091633466135" calcext:value-type="float">
            <text:p>97.7091633466135</text:p>
          </table:table-cell>
          <table:table-cell table:formula="of:=STDEV([.I14:.I17])" office:value-type="float" office:value="3.27526227228111" calcext:value-type="float">
            <text:p>3.27526227228111</text:p>
          </table:table-cell>
          <table:table-cell table:style-name="ce2" table:formula="of:=CONFIDENCE(0.05;[.E34];4)" office:value-type="float" office:value="3.20969804679694" calcext:value-type="float">
            <text:p>3.20969804679694</text:p>
          </table:table-cell>
          <table:table-cell table:formula="of:=AVERAGE([.H14:.H17])" office:value-type="float" office:value="2.26332898380174" calcext:value-type="float">
            <text:p>2.26332898380174</text:p>
          </table:table-cell>
          <table:table-cell table:formula="of:=STDEV([.H14:.H17])" office:value-type="float" office:value="1.10657297470566" calcext:value-type="float">
            <text:p>1.10657297470566</text:p>
          </table:table-cell>
          <table:table-cell table:style-name="ce2" table:formula="of:=CONFIDENCE(0.05;[.H34];4)" office:value-type="float" office:value="1.08442158834422" calcext:value-type="float">
            <text:p>1.08442158834422</text:p>
          </table:table-cell>
          <table:table-cell table:formula="of:=AVERAGE([.R14:.R17])" office:value-type="float" office:value="61.9311960988259" calcext:value-type="float">
            <text:p>61.9311960988259</text:p>
          </table:table-cell>
          <table:table-cell table:formula="of:=AVERAGE([.U14:.U17])" office:value-type="float" office:value="31547.9375" calcext:value-type="float">
            <text:p>31547.9375</text:p>
          </table:table-cell>
          <table:table-cell table:formula="of:=AVERAGE([.S14:.S17])" office:value-type="float" office:value="5.86964711570422" calcext:value-type="float">
            <text:p>5.86964711570422</text:p>
          </table:table-cell>
          <table:table-cell table:style-name="ce2" table:formula="of:=CONFIDENCE(0.05;[.L34];5)" office:value-type="float" office:value="5.14487800214505" calcext:value-type="float">
            <text:p>5.14487800214505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axGain</text:p>
          </table:table-cell>
          <table:table-cell table:formula="of:=AVERAGE([.I19:.I21])" office:value-type="float" office:value="99.2" calcext:value-type="float">
            <text:p>99.2</text:p>
          </table:table-cell>
          <table:table-cell table:formula="of:=STDEV([.I19:.I22])" office:value-type="float" office:value="0.799999999999997" calcext:value-type="float">
            <text:p>0.799999999999997</text:p>
          </table:table-cell>
          <table:table-cell table:style-name="ce2" table:formula="of:=CONFIDENCE(0.05;[.E35];4)" office:value-type="float" office:value="0.783985593816019" calcext:value-type="float">
            <text:p>0.783985593816019</text:p>
          </table:table-cell>
          <table:table-cell table:formula="of:=AVERAGE([.H19:.H22])" office:value-type="float" office:value="1.92583652417169" calcext:value-type="float">
            <text:p>1.92583652417169</text:p>
          </table:table-cell>
          <table:table-cell table:formula="of:=STDEV([.H18:.H21])" office:value-type="float" office:value="0.704032552133602" calcext:value-type="float">
            <text:p>0.704032552133602</text:p>
          </table:table-cell>
          <table:table-cell table:style-name="ce2" table:formula="of:=CONFIDENCE(0.05;[.H35];4)" office:value-type="float" office:value="0.689939223062839" calcext:value-type="float">
            <text:p>0.689939223062839</text:p>
          </table:table-cell>
          <table:table-cell table:formula="of:=AVERAGE([.R18:.R21])" office:value-type="float" office:value="88.8972129077731" calcext:value-type="float">
            <text:p>88.8972129077731</text:p>
          </table:table-cell>
          <table:table-cell table:formula="of:=AVERAGE([.U18:.U21])" office:value-type="float" office:value="39007.75" calcext:value-type="float">
            <text:p>39007.75</text:p>
          </table:table-cell>
          <table:table-cell table:formula="of:=AVERAGE([.S18:.S21])" office:value-type="float" office:value="2.02901959735747" calcext:value-type="float">
            <text:p>2.02901959735747</text:p>
          </table:table-cell>
          <table:table-cell table:style-name="ce2" table:formula="of:=CONFIDENCE(0.05;[.L35];5)" office:value-type="float" office:value="1.77848141235544" calcext:value-type="float">
            <text:p>1.77848141235544</text:p>
          </table:table-cell>
          <table:table-cell table:number-columns-repeated="7"/>
          <table:table-cell table:style-name="Default"/>
          <table:table-cell table:number-columns-repeated="1003"/>
        </table:table-row>
      </table:table>
      <table:table table:name="resultLQEn12" table:style-name="ta1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5" table:default-cell-style-name="Default"/>
        <table:table-column table:style-name="co13" table:default-cell-style-name="ce1"/>
        <table:table-column table:style-name="co13" table:number-columns-repeated="1003" table:default-cell-style-name="Default"/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nviosSolicitados</text:p>
          </table:table-cell>
          <table:table-cell office:value-type="string" calcext:value-type="string">
            <text:p>enviosEfetivos</text:p>
          </table:table-cell>
          <table:table-cell office:value-type="string" calcext:value-type="string">
            <text:p>acksRecebidos</text:p>
          </table:table-cell>
          <table:table-cell office:value-type="string" calcext:value-type="string">
            <text:p>retransmissoes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taxaEntrega</text:p>
          </table:table-cell>
          <table:table-cell office:value-type="string" calcext:value-type="string">
            <text:p>tempoMedioRecebAck</text:p>
          </table:table-cell>
          <table:table-cell office:value-type="string" calcext:value-type="string">
            <text:p>desvioPadraoAck</text:p>
          </table:table-cell>
          <table:table-cell office:value-type="string" calcext:value-type="string">
            <text:p>treinos</text:p>
          </table:table-cell>
          <table:table-cell office:value-type="string" calcext:value-type="string">
            <text:p>conceptDrif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folhas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vgGa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length</text:p>
          </table:table-cell>
          <table:table-cell table:style-name="Default" office:value-type="string" calcext:value-type="string">
            <text:p>custoEnerg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4:41</text:p>
          </table:table-cell>
          <table:table-cell office:value-type="string" calcext:value-type="string">
            <text:p>Prr 3</text:p>
          </table:table-cell>
          <table:table-cell office:value-type="float" office:value="250" calcext:value-type="float">
            <text:p>250</text:p>
          </table:table-cell>
          <table:table-cell office:value-type="float" office:value="571" calcext:value-type="float">
            <text:p>571</text:p>
          </table:table-cell>
          <table:table-cell office:value-type="float" office:value="232" calcext:value-type="float">
            <text:p>232</text:p>
          </table:table-cell>
          <table:table-cell office:value-type="float" office:value="321" calcext:value-type="float">
            <text:p>321</text:p>
          </table:table-cell>
          <table:table-cell office:value-type="float" office:value="2.46120689655172" calcext:value-type="float">
            <text:p>2.46120689655172</text:p>
          </table:table-cell>
          <table:table-cell office:value-type="float" office:value="92.8" calcext:value-type="float">
            <text:p>92.8</text:p>
          </table:table-cell>
          <table:table-cell office:value-type="float" office:value="235.264797413793" calcext:value-type="float">
            <text:p>235.264797413793</text:p>
          </table:table-cell>
          <table:table-cell office:value-type="float" office:value="157.131051011122" calcext:value-type="float">
            <text:p>157.13105101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4:41</text:p>
          </table:table-cell>
          <table:table-cell office:value-type="float" office:value="49.4978070175439" calcext:value-type="float">
            <text:p>49.4978070175439</text:p>
          </table:table-cell>
          <table:table-cell office:value-type="float" office:value="2.32466174063493" calcext:value-type="float">
            <text:p>2.32466174063493</text:p>
          </table:table-cell>
          <table:table-cell office:value-type="float" office:value="570" calcext:value-type="float">
            <text:p>570</text:p>
          </table:table-cell>
          <table:table-cell table:formula="of:=[.R2]*[.T2]" office:value-type="float" office:value="28213.75" calcext:value-type="float">
            <text:p>28213.75</text:p>
          </table:table-cell>
          <table:table-cell table:style-name="ce1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7:42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595" calcext:value-type="float">
            <text:p>595</text:p>
          </table:table-cell>
          <table:table-cell office:value-type="float" office:value="234" calcext:value-type="float">
            <text:p>234</text:p>
          </table:table-cell>
          <table:table-cell office:value-type="float" office:value="345" calcext:value-type="float">
            <text:p>345</text:p>
          </table:table-cell>
          <table:table-cell office:value-type="float" office:value="2.54273504273504" calcext:value-type="float">
            <text:p>2.54273504273504</text:p>
          </table:table-cell>
          <table:table-cell office:value-type="float" office:value="93.6" calcext:value-type="float">
            <text:p>93.6</text:p>
          </table:table-cell>
          <table:table-cell office:value-type="float" office:value="99.0290982905983" calcext:value-type="float">
            <text:p>99.0290982905983</text:p>
          </table:table-cell>
          <table:table-cell office:value-type="float" office:value="93.4450843545491" calcext:value-type="float">
            <text:p>93.4450843545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7:42</text:p>
          </table:table-cell>
          <table:table-cell office:value-type="float" office:value="49.4436026936027" calcext:value-type="float">
            <text:p>49.4436026936027</text:p>
          </table:table-cell>
          <table:table-cell office:value-type="float" office:value="2.84526178585142" calcext:value-type="float">
            <text:p>2.84526178585142</text:p>
          </table:table-cell>
          <table:table-cell office:value-type="float" office:value="594" calcext:value-type="float">
            <text:p>594</text:p>
          </table:table-cell>
          <table:table-cell table:formula="of:=[.R3]*[.T3]" office:value-type="float" office:value="29369.5" calcext:value-type="float">
            <text:p>29369.5</text:p>
          </table:table-cell>
          <table:table-cell table:style-name="ce1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9:55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637" calcext:value-type="float">
            <text:p>637</text:p>
          </table:table-cell>
          <table:table-cell office:value-type="float" office:value="230" calcext:value-type="float">
            <text:p>230</text:p>
          </table:table-cell>
          <table:table-cell office:value-type="float" office:value="387" calcext:value-type="float">
            <text:p>387</text:p>
          </table:table-cell>
          <table:table-cell office:value-type="float" office:value="2.7695652173913" calcext:value-type="float">
            <text:p>2.7695652173913</text:p>
          </table:table-cell>
          <table:table-cell office:value-type="float" office:value="92" calcext:value-type="float">
            <text:p>92</text:p>
          </table:table-cell>
          <table:table-cell office:value-type="float" office:value="92.9728826086956" calcext:value-type="float">
            <text:p>92.9728826086956</text:p>
          </table:table-cell>
          <table:table-cell office:value-type="float" office:value="94.072274529604" calcext:value-type="float">
            <text:p>94.072274529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9:55</text:p>
          </table:table-cell>
          <table:table-cell office:value-type="float" office:value="50.3038522012579" calcext:value-type="float">
            <text:p>50.3038522012579</text:p>
          </table:table-cell>
          <table:table-cell office:value-type="float" office:value="2.32892431444911" calcext:value-type="float">
            <text:p>2.32892431444911</text:p>
          </table:table-cell>
          <table:table-cell office:value-type="float" office:value="636" calcext:value-type="float">
            <text:p>636</text:p>
          </table:table-cell>
          <table:table-cell table:formula="of:=[.R4]*[.T4]" office:value-type="float" office:value="31993.25" calcext:value-type="float">
            <text:p>31993.25</text:p>
          </table:table-cell>
          <table:table-cell table:style-name="ce1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22:24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626" calcext:value-type="float">
            <text:p>626</text:p>
          </table:table-cell>
          <table:table-cell office:value-type="float" office:value="242" calcext:value-type="float">
            <text:p>242</text:p>
          </table:table-cell>
          <table:table-cell office:value-type="float" office:value="375" calcext:value-type="float">
            <text:p>375</text:p>
          </table:table-cell>
          <table:table-cell office:value-type="float" office:value="2.58677685950413" calcext:value-type="float">
            <text:p>2.58677685950413</text:p>
          </table:table-cell>
          <table:table-cell office:value-type="float" office:value="96.4143426294821" calcext:value-type="float">
            <text:p>96.4143426294821</text:p>
          </table:table-cell>
          <table:table-cell office:value-type="float" office:value="202.294438016529" calcext:value-type="float">
            <text:p>202.294438016529</text:p>
          </table:table-cell>
          <table:table-cell office:value-type="float" office:value="143.938725844054" calcext:value-type="float">
            <text:p>143.938725844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22:24</text:p>
          </table:table-cell>
          <table:table-cell office:value-type="float" office:value="49.8344" calcext:value-type="float">
            <text:p>49.8344</text:p>
          </table:table-cell>
          <table:table-cell office:value-type="float" office:value="2.576621167343" calcext:value-type="float">
            <text:p>2.576621167343</text:p>
          </table:table-cell>
          <table:table-cell office:value-type="float" office:value="625" calcext:value-type="float">
            <text:p>625</text:p>
          </table:table-cell>
          <table:table-cell table:formula="of:=[.R5]*[.T5]" office:value-type="float" office:value="31146.5" calcext:value-type="float">
            <text:p>31146.5</text:p>
          </table:table-cell>
          <table:table-cell table:style-name="ce1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24:59</text:p>
          </table:table-cell>
          <table:table-cell table:style-name="ce9" office:value-type="string" calcext:value-type="string">
            <text:p>Etx 5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498" calcext:value-type="float">
            <text:p>498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2.01619433198381" calcext:value-type="float">
            <text:p>2.01619433198381</text:p>
          </table:table-cell>
          <table:table-cell table:style-name="ce9" office:value-type="float" office:value="98.8" calcext:value-type="float">
            <text:p>98.8</text:p>
          </table:table-cell>
          <table:table-cell table:style-name="ce9" office:value-type="float" office:value="96.0661457489878" calcext:value-type="float">
            <text:p>96.0661457489878</text:p>
          </table:table-cell>
          <table:table-cell table:style-name="ce9" office:value-type="float" office:value="100.204892364355" calcext:value-type="float">
            <text:p>100.20489236435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24:59</text:p>
          </table:table-cell>
          <table:table-cell table:style-name="ce9" office:value-type="float" office:value="53.3661971830986" calcext:value-type="float">
            <text:p>53.3661971830986</text:p>
          </table:table-cell>
          <table:table-cell table:style-name="ce9" office:value-type="float" office:value="1.84359629778522" calcext:value-type="float">
            <text:p>1.84359629778522</text:p>
          </table:table-cell>
          <table:table-cell table:style-name="ce9" office:value-type="float" office:value="497" calcext:value-type="float">
            <text:p>497</text:p>
          </table:table-cell>
          <table:table-cell table:formula="of:=[.R6]*[.T6]" office:value-type="float" office:value="26523" calcext:value-type="float">
            <text:p>26523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28:5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388" calcext:value-type="float">
            <text:p>388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1.55823293172691" calcext:value-type="float">
            <text:p>1.55823293172691</text:p>
          </table:table-cell>
          <table:table-cell table:style-name="ce9" office:value-type="float" office:value="99.6" calcext:value-type="float">
            <text:p>99.6</text:p>
          </table:table-cell>
          <table:table-cell table:style-name="ce9" office:value-type="float" office:value="153.090120481928" calcext:value-type="float">
            <text:p>153.090120481928</text:p>
          </table:table-cell>
          <table:table-cell table:style-name="ce9" office:value-type="float" office:value="147.299617223107" calcext:value-type="float">
            <text:p>147.29961722310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28:58</text:p>
          </table:table-cell>
          <table:table-cell table:style-name="ce9" office:value-type="float" office:value="49.8682170542636" calcext:value-type="float">
            <text:p>49.8682170542636</text:p>
          </table:table-cell>
          <table:table-cell table:style-name="ce9" office:value-type="float" office:value="0.714204477425608" calcext:value-type="float">
            <text:p>0.714204477425608</text:p>
          </table:table-cell>
          <table:table-cell table:style-name="ce9" office:value-type="float" office:value="387" calcext:value-type="float">
            <text:p>387</text:p>
          </table:table-cell>
          <table:table-cell table:formula="of:=[.R7]*[.T7]" office:value-type="float" office:value="19299" calcext:value-type="float">
            <text:p>19299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31:2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470" calcext:value-type="float">
            <text:p>470</text:p>
          </table:table-cell>
          <table:table-cell table:style-name="ce9" office:value-type="float" office:value="253" calcext:value-type="float">
            <text:p>253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.85770750988142" calcext:value-type="float">
            <text:p>1.85770750988142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42.466592885375" calcext:value-type="float">
            <text:p>142.466592885375</text:p>
          </table:table-cell>
          <table:table-cell table:style-name="ce9" office:value-type="float" office:value="128.39934634001" calcext:value-type="float">
            <text:p>128.399346340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31:29</text:p>
          </table:table-cell>
          <table:table-cell table:style-name="ce9" office:value-type="float" office:value="53.3390191897655" calcext:value-type="float">
            <text:p>53.3390191897655</text:p>
          </table:table-cell>
          <table:table-cell table:style-name="ce9" office:value-type="float" office:value="3.31046217401769" calcext:value-type="float">
            <text:p>3.31046217401769</text:p>
          </table:table-cell>
          <table:table-cell table:style-name="ce9" office:value-type="float" office:value="469" calcext:value-type="float">
            <text:p>469</text:p>
          </table:table-cell>
          <table:table-cell table:formula="of:=[.R8]*[.T8]" office:value-type="float" office:value="25016" calcext:value-type="float">
            <text:p>25016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34:5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403" calcext:value-type="float">
            <text:p>403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1.612" calcext:value-type="float">
            <text:p>1.612</text:p>
          </table:table-cell>
          <table:table-cell table:style-name="ce9" office:value-type="float" office:value="99.601593625498" calcext:value-type="float">
            <text:p>99.601593625498</text:p>
          </table:table-cell>
          <table:table-cell table:style-name="ce9" office:value-type="float" office:value="20.314612" calcext:value-type="float">
            <text:p>20.314612</text:p>
          </table:table-cell>
          <table:table-cell table:style-name="ce9" office:value-type="float" office:value="38.1364269945344" calcext:value-type="float">
            <text:p>38.13642699453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34:53</text:p>
          </table:table-cell>
          <table:table-cell table:style-name="ce9" office:value-type="float" office:value="49.4657960199005" calcext:value-type="float">
            <text:p>49.4657960199005</text:p>
          </table:table-cell>
          <table:table-cell table:style-name="ce9" office:value-type="float" office:value="2.16726964166567" calcext:value-type="float">
            <text:p>2.16726964166567</text:p>
          </table:table-cell>
          <table:table-cell table:style-name="ce9" office:value-type="float" office:value="402" calcext:value-type="float">
            <text:p>402</text:p>
          </table:table-cell>
          <table:table-cell table:formula="of:=[.R9]*[.T9]" office:value-type="float" office:value="19885.25" calcext:value-type="float">
            <text:p>19885.25</text:p>
          </table:table-cell>
          <table:table-cell table:style-name="ce9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0:45</text:p>
          </table:table-cell>
          <table:table-cell office:value-type="string" calcext:value-type="string">
            <text:p>Lqm3 wo cd8</text:p>
          </table:table-cell>
          <table:table-cell office:value-type="float" office:value="250" calcext:value-type="float">
            <text:p>250</text:p>
          </table:table-cell>
          <table:table-cell office:value-type="float" office:value="307" calcext:value-type="float">
            <text:p>307</text:p>
          </table:table-cell>
          <table:table-cell office:value-type="float" office:value="268" calcext:value-type="float">
            <text:p>268</text:p>
          </table:table-cell>
          <table:table-cell office:value-type="float" office:value="57" calcext:value-type="float">
            <text:p>57</text:p>
          </table:table-cell>
          <table:table-cell office:value-type="float" office:value="1.1455223880597" calcext:value-type="float">
            <text:p>1.1455223880597</text:p>
          </table:table-cell>
          <table:table-cell office:value-type="float" office:value="100" calcext:value-type="float">
            <text:p>100</text:p>
          </table:table-cell>
          <table:table-cell office:value-type="float" office:value="130.17771641791" calcext:value-type="float">
            <text:p>130.17771641791</text:p>
          </table:table-cell>
          <table:table-cell office:value-type="float" office:value="136.09425206603" calcext:value-type="float">
            <text:p>136.09425206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0:44</text:p>
          </table:table-cell>
          <table:table-cell office:value-type="float" office:value="73.1674836601307" calcext:value-type="float">
            <text:p>73.1674836601307</text:p>
          </table:table-cell>
          <table:table-cell office:value-type="float" office:value="1.44108592226624" calcext:value-type="float">
            <text:p>1.44108592226624</text:p>
          </table:table-cell>
          <table:table-cell office:value-type="float" office:value="306" calcext:value-type="float">
            <text:p>306</text:p>
          </table:table-cell>
          <table:table-cell table:formula="of:=[.R10]*[.T10]" office:value-type="float" office:value="22389.25" calcext:value-type="float">
            <text:p>22389.25</text:p>
          </table:table-cell>
          <table:table-cell table:style-name="ce1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5:09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277" calcext:value-type="float">
            <text:p>277</text:p>
          </table:table-cell>
          <table:table-cell office:value-type="float" office:value="250" calcext:value-type="float">
            <text:p>250</text:p>
          </table:table-cell>
          <table:table-cell office:value-type="float" office:value="26" calcext:value-type="float">
            <text:p>26</text:p>
          </table:table-cell>
          <table:table-cell office:value-type="float" office:value="1.108" calcext:value-type="float">
            <text:p>1.108</text:p>
          </table:table-cell>
          <table:table-cell office:value-type="float" office:value="99.601593625498" calcext:value-type="float">
            <text:p>99.601593625498</text:p>
          </table:table-cell>
          <table:table-cell office:value-type="float" office:value="148.276784" calcext:value-type="float">
            <text:p>148.276784</text:p>
          </table:table-cell>
          <table:table-cell office:value-type="float" office:value="149.816713639304" calcext:value-type="float">
            <text:p>149.816713639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5:09</text:p>
          </table:table-cell>
          <table:table-cell office:value-type="float" office:value="73.1585144927536" calcext:value-type="float">
            <text:p>73.1585144927536</text:p>
          </table:table-cell>
          <table:table-cell office:value-type="float" office:value="1.51711550645786" calcext:value-type="float">
            <text:p>1.51711550645786</text:p>
          </table:table-cell>
          <table:table-cell office:value-type="float" office:value="276" calcext:value-type="float">
            <text:p>276</text:p>
          </table:table-cell>
          <table:table-cell table:formula="of:=[.R11]*[.T11]" office:value-type="float" office:value="20191.75" calcext:value-type="float">
            <text:p>20191.75</text:p>
          </table:table-cell>
          <table:table-cell table:style-name="ce1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9:42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58" calcext:value-type="float">
            <text:p>458</text:p>
          </table:table-cell>
          <table:table-cell office:value-type="float" office:value="251" calcext:value-type="float">
            <text:p>251</text:p>
          </table:table-cell>
          <table:table-cell office:value-type="float" office:value="208" calcext:value-type="float">
            <text:p>208</text:p>
          </table:table-cell>
          <table:table-cell office:value-type="float" office:value="1.82470119521912" calcext:value-type="float">
            <text:p>1.82470119521912</text:p>
          </table:table-cell>
          <table:table-cell office:value-type="float" office:value="100" calcext:value-type="float">
            <text:p>100</text:p>
          </table:table-cell>
          <table:table-cell office:value-type="float" office:value="204.540824701195" calcext:value-type="float">
            <text:p>204.540824701195</text:p>
          </table:table-cell>
          <table:table-cell office:value-type="float" office:value="169.788168668825" calcext:value-type="float">
            <text:p>169.788168668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9:36</text:p>
          </table:table-cell>
          <table:table-cell office:value-type="float" office:value="73.1947483588621" calcext:value-type="float">
            <text:p>73.1947483588621</text:p>
          </table:table-cell>
          <table:table-cell office:value-type="float" office:value="1.17985219196407" calcext:value-type="float">
            <text:p>1.17985219196407</text:p>
          </table:table-cell>
          <table:table-cell office:value-type="float" office:value="457" calcext:value-type="float">
            <text:p>457</text:p>
          </table:table-cell>
          <table:table-cell table:formula="of:=[.R12]*[.T12]" office:value-type="float" office:value="33450" calcext:value-type="float">
            <text:p>33450</text:p>
          </table:table-cell>
          <table:table-cell table:style-name="ce1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52:01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381" calcext:value-type="float">
            <text:p>381</text:p>
          </table:table-cell>
          <table:table-cell office:value-type="float" office:value="252" calcext:value-type="float">
            <text:p>252</text:p>
          </table:table-cell>
          <table:table-cell office:value-type="float" office:value="130" calcext:value-type="float">
            <text:p>130</text:p>
          </table:table-cell>
          <table:table-cell office:value-type="float" office:value="1.51190476190476" calcext:value-type="float">
            <text:p>1.51190476190476</text:p>
          </table:table-cell>
          <table:table-cell office:value-type="float" office:value="100" calcext:value-type="float">
            <text:p>100</text:p>
          </table:table-cell>
          <table:table-cell office:value-type="float" office:value="83.9522023809524" calcext:value-type="float">
            <text:p>83.9522023809524</text:p>
          </table:table-cell>
          <table:table-cell office:value-type="float" office:value="107.054123444615" calcext:value-type="float">
            <text:p>107.054123444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52:01</text:p>
          </table:table-cell>
          <table:table-cell office:value-type="float" office:value="73.183552631579" calcext:value-type="float">
            <text:p>73.183552631579</text:p>
          </table:table-cell>
          <table:table-cell office:value-type="float" office:value="1.2935922077152" calcext:value-type="float">
            <text:p>1.2935922077152</text:p>
          </table:table-cell>
          <table:table-cell office:value-type="float" office:value="380" calcext:value-type="float">
            <text:p>380</text:p>
          </table:table-cell>
          <table:table-cell table:formula="of:=[.R13]*[.T13]" office:value-type="float" office:value="27809.75" calcext:value-type="float">
            <text:p>27809.75</text:p>
          </table:table-cell>
          <table:table-cell table:style-name="ce1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56:00</text:p>
          </table:table-cell>
          <table:table-cell table:style-name="ce9" office:value-type="string" calcext:value-type="string">
            <text:p>Lqm3 cd 8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469" calcext:value-type="float">
            <text:p>469</text:p>
          </table:table-cell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219" calcext:value-type="float">
            <text:p>219</text:p>
          </table:table-cell>
          <table:table-cell table:style-name="ce9" office:value-type="float" office:value="1.91428571428571" calcext:value-type="float">
            <text:p>1.91428571428571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234.308791836735" calcext:value-type="float">
            <text:p>234.308791836735</text:p>
          </table:table-cell>
          <table:table-cell table:style-name="ce9" office:value-type="float" office:value="154.325917250558" calcext:value-type="float">
            <text:p>154.325917250558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[29, 8, 4, 4]</text:p>
          </table:table-cell>
          <table:table-cell table:style-name="ce9" office:value-type="string" calcext:value-type="string">
            <text:p>[17, 8, 11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56:00</text:p>
          </table:table-cell>
          <table:table-cell table:style-name="ce9" office:value-type="float" office:value="60.2729700854701" calcext:value-type="float">
            <text:p>60.2729700854701</text:p>
          </table:table-cell>
          <table:table-cell table:style-name="ce9" office:value-type="float" office:value="9.0403671607305" calcext:value-type="float">
            <text:p>9.0403671607305</text:p>
          </table:table-cell>
          <table:table-cell table:style-name="ce9" office:value-type="float" office:value="468" calcext:value-type="float">
            <text:p>468</text:p>
          </table:table-cell>
          <table:table-cell table:formula="of:=[.R14]*[.T14]" office:value-type="float" office:value="28207.75" calcext:value-type="float">
            <text:p>28207.75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58:1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487" calcext:value-type="float">
            <text:p>487</text:p>
          </table:table-cell>
          <table:table-cell table:style-name="ce9" office:value-type="float" office:value="277" calcext:value-type="float">
            <text:p>277</text:p>
          </table:table-cell>
          <table:table-cell table:style-name="ce9" office:value-type="float" office:value="236" calcext:value-type="float">
            <text:p>236</text:p>
          </table:table-cell>
          <table:table-cell table:style-name="ce9" office:value-type="float" office:value="1.75812274368231" calcext:value-type="float">
            <text:p>1.7581227436823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0.1690505415163" calcext:value-type="float">
            <text:p>90.1690505415163</text:p>
          </table:table-cell>
          <table:table-cell table:style-name="ce9" office:value-type="float" office:value="86.8131976820393" calcext:value-type="float">
            <text:p>86.813197682039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58:13</text:p>
          </table:table-cell>
          <table:table-cell table:style-name="ce9" office:value-type="float" office:value="73.1460905349794" calcext:value-type="float">
            <text:p>73.1460905349794</text:p>
          </table:table-cell>
          <table:table-cell table:style-name="ce9" office:value-type="float" office:value="1.61645192160135" calcext:value-type="float">
            <text:p>1.61645192160135</text:p>
          </table:table-cell>
          <table:table-cell table:style-name="ce9" office:value-type="float" office:value="486" calcext:value-type="float">
            <text:p>486</text:p>
          </table:table-cell>
          <table:table-cell table:formula="of:=[.R15]*[.T15]" office:value-type="float" office:value="35549" calcext:value-type="float">
            <text:p>35549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3:00:3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381" calcext:value-type="float">
            <text:p>38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1.524" calcext:value-type="float">
            <text:p>1.524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1.562712" calcext:value-type="float">
            <text:p>11.562712</text:p>
          </table:table-cell>
          <table:table-cell table:style-name="ce9" office:value-type="float" office:value="18.7966618109987" calcext:value-type="float">
            <text:p>18.796661810998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3:00:38</text:p>
          </table:table-cell>
          <table:table-cell table:style-name="ce9" office:value-type="float" office:value="73.25" calcext:value-type="float">
            <text:p>73.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80" calcext:value-type="float">
            <text:p>380</text:p>
          </table:table-cell>
          <table:table-cell table:formula="of:=[.R16]*[.T16]" office:value-type="float" office:value="27835" calcext:value-type="float">
            <text:p>27835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3:05:3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578" calcext:value-type="float">
            <text:p>578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328" calcext:value-type="float">
            <text:p>328</text:p>
          </table:table-cell>
          <table:table-cell table:style-name="ce9" office:value-type="float" office:value="2.33064516129032" calcext:value-type="float">
            <text:p>2.33064516129032</text:p>
          </table:table-cell>
          <table:table-cell table:style-name="ce9" office:value-type="float" office:value="99.2" calcext:value-type="float">
            <text:p>99.2</text:p>
          </table:table-cell>
          <table:table-cell table:style-name="ce9" office:value-type="float" office:value="385.879846774194" calcext:value-type="float">
            <text:p>385.879846774194</text:p>
          </table:table-cell>
          <table:table-cell table:style-name="ce9" office:value-type="float" office:value="234.238567832358" calcext:value-type="float">
            <text:p>234.238567832358</text:p>
          </table:table-cell>
          <table:table-cell table:number-columns-repeated="2"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[29, 3, 3, 4, 4, 4, 4, 4, 4, 4, 4, 4, 4, 4, 4]</text:p>
          </table:table-cell>
          <table:table-cell table:style-name="ce9" office:value-type="string" calcext:value-type="string">
            <text:p>[5, 5, 7, 7, 7, 7, 7, 6, 6, 6, 6, 5, 5, 5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3:05:34</text:p>
          </table:table-cell>
          <table:table-cell table:style-name="ce9" office:value-type="float" office:value="50.9754310344828" calcext:value-type="float">
            <text:p>50.9754310344828</text:p>
          </table:table-cell>
          <table:table-cell table:style-name="ce9" office:value-type="float" office:value="9.80055086349754" calcext:value-type="float">
            <text:p>9.80055086349754</text:p>
          </table:table-cell>
          <table:table-cell table:style-name="ce9" office:value-type="float" office:value="580" calcext:value-type="float">
            <text:p>580</text:p>
          </table:table-cell>
          <table:table-cell table:formula="of:=[.R17]*[.T17]" office:value-type="float" office:value="29565.75" calcext:value-type="float">
            <text:p>29565.75</text:p>
          </table:table-cell>
          <table:table-cell table:style-name="ce9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13:45</text:p>
          </table:table-cell>
          <table:table-cell office:value-type="string" calcext:value-type="string">
            <text:p>Maxgain 1</text:p>
          </table:table-cell>
          <table:table-cell office:value-type="float" office:value="250" calcext:value-type="float">
            <text:p>250</text:p>
          </table:table-cell>
          <table:table-cell office:value-type="float" office:value="266" calcext:value-type="float">
            <text:p>266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1.064" calcext:value-type="float">
            <text:p>1.064</text:p>
          </table:table-cell>
          <table:table-cell office:value-type="float" office:value="100" calcext:value-type="float">
            <text:p>100</text:p>
          </table:table-cell>
          <table:table-cell office:value-type="float" office:value="155.081116" calcext:value-type="float">
            <text:p>155.081116</text:p>
          </table:table-cell>
          <table:table-cell office:value-type="float" office:value="160.191523127107" calcext:value-type="float">
            <text:p>160.191523127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13:45</text:p>
          </table:table-cell>
          <table:table-cell office:value-type="float" office:value="88.8452830188679" calcext:value-type="float">
            <text:p>88.8452830188679</text:p>
          </table:table-cell>
          <table:table-cell office:value-type="float" office:value="2.51385339313264" calcext:value-type="float">
            <text:p>2.51385339313264</text:p>
          </table:table-cell>
          <table:table-cell office:value-type="float" office:value="265" calcext:value-type="float">
            <text:p>265</text:p>
          </table:table-cell>
          <table:table-cell table:formula="of:=[.R18]*[.T18]" office:value-type="float" office:value="23544" calcext:value-type="float">
            <text:p>23544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16:32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354" calcext:value-type="float">
            <text:p>354</text:p>
          </table:table-cell>
          <table:table-cell office:value-type="float" office:value="250" calcext:value-type="float">
            <text:p>250</text:p>
          </table:table-cell>
          <table:table-cell office:value-type="float" office:value="104" calcext:value-type="float">
            <text:p>104</text:p>
          </table:table-cell>
          <table:table-cell office:value-type="float" office:value="1.416" calcext:value-type="float">
            <text:p>1.416</text:p>
          </table:table-cell>
          <table:table-cell office:value-type="float" office:value="100" calcext:value-type="float">
            <text:p>100</text:p>
          </table:table-cell>
          <table:table-cell office:value-type="float" office:value="251.530084" calcext:value-type="float">
            <text:p>251.530084</text:p>
          </table:table-cell>
          <table:table-cell office:value-type="float" office:value="163.845377969978" calcext:value-type="float">
            <text:p>163.845377969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16:32</text:p>
          </table:table-cell>
          <table:table-cell office:value-type="float" office:value="88.8838526912181" calcext:value-type="float">
            <text:p>88.8838526912181</text:p>
          </table:table-cell>
          <table:table-cell office:value-type="float" office:value="2.17911667028624" calcext:value-type="float">
            <text:p>2.17911667028624</text:p>
          </table:table-cell>
          <table:table-cell office:value-type="float" office:value="353" calcext:value-type="float">
            <text:p>353</text:p>
          </table:table-cell>
          <table:table-cell table:formula="of:=[.R19]*[.T19]" office:value-type="float" office:value="31376" calcext:value-type="float">
            <text:p>31376</text:p>
          </table:table-cell>
          <table:table-cell table:style-name="ce1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20:31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381" calcext:value-type="float">
            <text:p>381</text:p>
          </table:table-cell>
          <table:table-cell office:value-type="float" office:value="249" calcext:value-type="float">
            <text:p>249</text:p>
          </table:table-cell>
          <table:table-cell office:value-type="float" office:value="131" calcext:value-type="float">
            <text:p>131</text:p>
          </table:table-cell>
          <table:table-cell office:value-type="float" office:value="1.53012048192771" calcext:value-type="float">
            <text:p>1.53012048192771</text:p>
          </table:table-cell>
          <table:table-cell office:value-type="float" office:value="99.6" calcext:value-type="float">
            <text:p>99.6</text:p>
          </table:table-cell>
          <table:table-cell office:value-type="float" office:value="12.2456385542169" calcext:value-type="float">
            <text:p>12.2456385542169</text:p>
          </table:table-cell>
          <table:table-cell office:value-type="float" office:value="20.9616760754824" calcext:value-type="float">
            <text:p>20.9616760754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20:31</text:p>
          </table:table-cell>
          <table:table-cell office:value-type="float" office:value="88.8921052631579" calcext:value-type="float">
            <text:p>88.8921052631579</text:p>
          </table:table-cell>
          <table:table-cell office:value-type="float" office:value="2.10048635708211" calcext:value-type="float">
            <text:p>2.10048635708211</text:p>
          </table:table-cell>
          <table:table-cell office:value-type="float" office:value="380" calcext:value-type="float">
            <text:p>380</text:p>
          </table:table-cell>
          <table:table-cell table:formula="of:=[.R20]*[.T20]" office:value-type="float" office:value="33779" calcext:value-type="float">
            <text:p>33779</text:p>
          </table:table-cell>
          <table:table-cell table:style-name="ce1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23:42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391" calcext:value-type="float">
            <text:p>391</text:p>
          </table:table-cell>
          <table:table-cell office:value-type="float" office:value="254" calcext:value-type="float">
            <text:p>254</text:p>
          </table:table-cell>
          <table:table-cell office:value-type="float" office:value="141" calcext:value-type="float">
            <text:p>141</text:p>
          </table:table-cell>
          <table:table-cell office:value-type="float" office:value="1.53937007874016" calcext:value-type="float">
            <text:p>1.53937007874016</text:p>
          </table:table-cell>
          <table:table-cell office:value-type="float" office:value="100" calcext:value-type="float">
            <text:p>100</text:p>
          </table:table-cell>
          <table:table-cell office:value-type="float" office:value="67.9663070866142" calcext:value-type="float">
            <text:p>67.9663070866142</text:p>
          </table:table-cell>
          <table:table-cell office:value-type="float" office:value="106.540184127721" calcext:value-type="float">
            <text:p>106.540184127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23:42</text:p>
          </table:table-cell>
          <table:table-cell office:value-type="float" office:value="88.8948717948718" calcext:value-type="float">
            <text:p>88.8948717948718</text:p>
          </table:table-cell>
          <table:table-cell office:value-type="float" office:value="2.07345230732297" calcext:value-type="float">
            <text:p>2.07345230732297</text:p>
          </table:table-cell>
          <table:table-cell office:value-type="float" office:value="390" calcext:value-type="float">
            <text:p>390</text:p>
          </table:table-cell>
          <table:table-cell table:formula="of:=[.R21]*[.T21]" office:value-type="float" office:value="34669" calcext:value-type="float">
            <text:p>34669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20"/>
          <table:table-cell/>
          <table:table-cell table:style-name="ce1" table:number-columns-repeated="1003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style-name="ce1" table:number-columns-repeated="20"/>
          <table:table-cell/>
          <table:table-cell table:style-name="ce1" table:number-columns-repeated="1003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R</text:p>
          </table:table-cell>
          <table:table-cell table:formula="of:=AVERAGE([.I2:.I5])" office:value-type="float" office:value="93.7035856573705" calcext:value-type="float">
            <text:p>93.7035856573705</text:p>
          </table:table-cell>
          <table:table-cell table:formula="of:=STDEV([.I2:.I5])" office:value-type="float" office:value="1.92159694720032" calcext:value-type="float">
            <text:p>1.92159694720032</text:p>
          </table:table-cell>
          <table:table-cell table:style-name="ce2" table:formula="of:=CONFIDENCE(0.05;[.E31];4)" office:value-type="float" office:value="1.88313040465735" calcext:value-type="float">
            <text:p>1.88313040465735</text:p>
          </table:table-cell>
          <table:table-cell table:formula="of:=AVERAGE([.H2:.H5])" office:value-type="float" office:value="2.59007100404555" calcext:value-type="float">
            <text:p>2.59007100404555</text:p>
          </table:table-cell>
          <table:table-cell table:formula="of:=STDEV([.H2:.H5])" office:value-type="float" office:value="0.13048074627602" calcext:value-type="float">
            <text:p>0.13048074627602</text:p>
          </table:table-cell>
          <table:table-cell table:style-name="ce2" table:formula="of:=CONFIDENCE(0.05;[.H31];4)" office:value-type="float" office:value="0.127868781688454" calcext:value-type="float">
            <text:p>0.127868781688454</text:p>
          </table:table-cell>
          <table:table-cell table:formula="of:=AVERAGE([.R2:.R5])" office:value-type="float" office:value="49.7699154781011" calcext:value-type="float">
            <text:p>49.7699154781011</text:p>
          </table:table-cell>
          <table:table-cell table:formula="of:=AVERAGE([.U2:.U5])" office:value-type="float" office:value="30180.75" calcext:value-type="float">
            <text:p>30180.75</text:p>
          </table:table-cell>
          <table:table-cell table:formula="of:=AVERAGE([.S2:.S5])" office:value-type="float" office:value="2.51886725206962" calcext:value-type="float">
            <text:p>2.51886725206962</text:p>
          </table:table-cell>
          <table:table-cell table:style-name="ce2" table:formula="of:=CONFIDENCE(0.05;[.L31];4)" office:value-type="float" office:value="2.46844454794691" calcext:value-type="float">
            <text:p>2.46844454794691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TX</text:p>
          </table:table-cell>
          <table:table-cell table:formula="of:=AVERAGE([.I6:.I9])" office:value-type="float" office:value="99.5003984063745" calcext:value-type="float">
            <text:p>99.5003984063745</text:p>
          </table:table-cell>
          <table:table-cell table:formula="of:=STDEV([.I6:.I9])" office:value-type="float" office:value="0.503428455635712" calcext:value-type="float">
            <text:p>0.503428455635712</text:p>
          </table:table-cell>
          <table:table-cell table:style-name="ce2" table:formula="of:=CONFIDENCE(0.05;[.E32];4)" office:value-type="float" office:value="0.493350820919309" calcext:value-type="float">
            <text:p>0.493350820919309</text:p>
          </table:table-cell>
          <table:table-cell table:formula="of:=AVERAGE([.H6:.H9])" office:value-type="float" office:value="1.76103369339804" calcext:value-type="float">
            <text:p>1.76103369339804</text:p>
          </table:table-cell>
          <table:table-cell table:formula="of:=STDEV([.H6:.H9])" office:value-type="float" office:value="0.214314386652889" calcext:value-type="float">
            <text:p>0.214314386652889</text:p>
          </table:table-cell>
          <table:table-cell table:style-name="ce2" table:formula="of:=CONFIDENCE(0.05;[.H32];4)" office:value-type="float" office:value="0.210024239604226" calcext:value-type="float">
            <text:p>0.210024239604226</text:p>
          </table:table-cell>
          <table:table-cell table:formula="of:=AVERAGE([.R6:.R9])" office:value-type="float" office:value="51.5098073617571" calcext:value-type="float">
            <text:p>51.5098073617571</text:p>
          </table:table-cell>
          <table:table-cell table:formula="of:=AVERAGE([.U6:.U9])" office:value-type="float" office:value="22680.8125" calcext:value-type="float">
            <text:p>22680.8125</text:p>
          </table:table-cell>
          <table:table-cell table:formula="of:=AVERAGE([.S6:.S9])" office:value-type="float" office:value="2.00888314772355" calcext:value-type="float">
            <text:p>2.00888314772355</text:p>
          </table:table-cell>
          <table:table-cell table:style-name="ce2" table:formula="of:=CONFIDENCE(0.05;[.L32];5)" office:value-type="float" office:value="1.76083136036412" calcext:value-type="float">
            <text:p>1.76083136036412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QM3 w/o CD</text:p>
          </table:table-cell>
          <table:table-cell table:formula="of:=AVERAGE([.I10:.I13])" office:value-type="float" office:value="99.9003984063745" calcext:value-type="float">
            <text:p>99.9003984063745</text:p>
          </table:table-cell>
          <table:table-cell table:formula="of:=STDEV([.I10:.I13])" office:value-type="float" office:value="0.199203187251001" calcext:value-type="float">
            <text:p>0.199203187251001</text:p>
          </table:table-cell>
          <table:table-cell table:style-name="ce2" table:formula="of:=CONFIDENCE(0.05;[.E33];4)" office:value-type="float" office:value="0.195215536308768" calcext:value-type="float">
            <text:p>0.195215536308768</text:p>
          </table:table-cell>
          <table:table-cell table:formula="of:=AVERAGE([.H10:.H13])" office:value-type="float" office:value="1.39753208629589" calcext:value-type="float">
            <text:p>1.39753208629589</text:p>
          </table:table-cell>
          <table:table-cell table:formula="of:=STDEV([.H10:.H13])" office:value-type="float" office:value="0.338079021110028" calcext:value-type="float">
            <text:p>0.338079021110028</text:p>
          </table:table-cell>
          <table:table-cell table:style-name="ce2" table:formula="of:=CONFIDENCE(0.05;[.H33];4)" office:value-type="float" office:value="0.331311352652107" calcext:value-type="float">
            <text:p>0.331311352652107</text:p>
          </table:table-cell>
          <table:table-cell table:formula="of:=AVERAGE([.R10:.R13])" office:value-type="float" office:value="73.1760747858313" calcext:value-type="float">
            <text:p>73.1760747858313</text:p>
          </table:table-cell>
          <table:table-cell table:formula="of:=AVERAGE([.U10:.U13])" office:value-type="float" office:value="25960.1875" calcext:value-type="float">
            <text:p>25960.1875</text:p>
          </table:table-cell>
          <table:table-cell table:formula="of:=AVERAGE([.S10:.S13])" office:value-type="float" office:value="1.35791145710084" calcext:value-type="float">
            <text:p>1.35791145710084</text:p>
          </table:table-cell>
          <table:table-cell table:style-name="ce2" table:formula="of:=CONFIDENCE(0.05;[.L33];5)" office:value-type="float" office:value="1.19024000025608" calcext:value-type="float">
            <text:p>1.19024000025608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QM3</text:p>
          </table:table-cell>
          <table:table-cell table:formula="of:=AVERAGE([.I14:.I17])" office:value-type="float" office:value="99.3" calcext:value-type="float">
            <text:p>99.3</text:p>
          </table:table-cell>
          <table:table-cell table:formula="of:=STDEV([.I14:.I17])" office:value-type="float" office:value="0.945163125250522" calcext:value-type="float">
            <text:p>0.945163125250522</text:p>
          </table:table-cell>
          <table:table-cell table:style-name="ce2" table:formula="of:=CONFIDENCE(0.05;[.E34];4)" office:value-type="float" office:value="0.926242842503171" calcext:value-type="float">
            <text:p>0.926242842503171</text:p>
          </table:table-cell>
          <table:table-cell table:formula="of:=AVERAGE([.H14:.H17])" office:value-type="float" office:value="1.88176340481459" calcext:value-type="float">
            <text:p>1.88176340481459</text:p>
          </table:table-cell>
          <table:table-cell table:formula="of:=STDEV([.H14:.H17])" office:value-type="float" office:value="0.339526237974734" calcext:value-type="float">
            <text:p>0.339526237974734</text:p>
          </table:table-cell>
          <table:table-cell table:style-name="ce2" table:formula="of:=CONFIDENCE(0.05;[.H34];4)" office:value-type="float" office:value="0.332729599118428" calcext:value-type="float">
            <text:p>0.332729599118428</text:p>
          </table:table-cell>
          <table:table-cell table:formula="of:=AVERAGE([.R14:.R17])" office:value-type="float" office:value="64.4111229137331" calcext:value-type="float">
            <text:p>64.4111229137331</text:p>
          </table:table-cell>
          <table:table-cell table:formula="of:=AVERAGE([.U14:.U17])" office:value-type="float" office:value="30289.375" calcext:value-type="float">
            <text:p>30289.375</text:p>
          </table:table-cell>
          <table:table-cell table:formula="of:=AVERAGE([.S14:.S17])" office:value-type="float" office:value="5.11434248645735" calcext:value-type="float">
            <text:p>5.11434248645735</text:p>
          </table:table-cell>
          <table:table-cell table:style-name="ce2" table:formula="of:=CONFIDENCE(0.05;[.L34];5)" office:value-type="float" office:value="4.48283646960835" calcext:value-type="float">
            <text:p>4.48283646960835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xGain</text:p>
          </table:table-cell>
          <table:table-cell table:formula="of:=AVERAGE([.I19:.I21])" office:value-type="float" office:value="99.8666666666667" calcext:value-type="float">
            <text:p>99.8666666666667</text:p>
          </table:table-cell>
          <table:table-cell table:formula="of:=STDEV([.I19:.I22])" office:value-type="float" office:value="0.230940107675854" calcext:value-type="float">
            <text:p>0.230940107675854</text:p>
          </table:table-cell>
          <table:table-cell table:style-name="ce2" table:formula="of:=CONFIDENCE(0.05;[.E35];4)" office:value-type="float" office:value="0.226317146815237" calcext:value-type="float">
            <text:p>0.226317146815237</text:p>
          </table:table-cell>
          <table:table-cell table:formula="of:=AVERAGE([.H19:.H22])" office:value-type="float" office:value="1.49516352022262" calcext:value-type="float">
            <text:p>1.49516352022262</text:p>
          </table:table-cell>
          <table:table-cell table:formula="of:=STDEV([.H18:.H21])" office:value-type="float" office:value="0.222762622388142" calcext:value-type="float">
            <text:p>0.222762622388142</text:p>
          </table:table-cell>
          <table:table-cell table:style-name="ce2" table:formula="of:=CONFIDENCE(0.05;[.H35];4)" office:value-type="float" office:value="0.218303358491227" calcext:value-type="float">
            <text:p>0.218303358491227</text:p>
          </table:table-cell>
          <table:table-cell table:formula="of:=AVERAGE([.R18:.R21])" office:value-type="float" office:value="88.8790281920289" calcext:value-type="float">
            <text:p>88.8790281920289</text:p>
          </table:table-cell>
          <table:table-cell table:formula="of:=AVERAGE([.U18:.U21])" office:value-type="float" office:value="30842" calcext:value-type="float">
            <text:p>30842</text:p>
          </table:table-cell>
          <table:table-cell table:formula="of:=AVERAGE([.S18:.S21])" office:value-type="float" office:value="2.21672718195599" calcext:value-type="float">
            <text:p>2.21672718195599</text:p>
          </table:table-cell>
          <table:table-cell table:style-name="ce2" table:formula="of:=CONFIDENCE(0.05;[.L35];5)" office:value-type="float" office:value="1.94301134129323" calcext:value-type="float">
            <text:p>1.94301134129323</text:p>
          </table:table-cell>
          <table:table-cell table:number-columns-repeated="7"/>
          <table:table-cell table:style-name="Default"/>
          <table:table-cell table:number-columns-repeated="1003"/>
        </table:table-row>
      </table:table>
      <table:table table:name="resultLQEn15" table:style-name="ta1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3" table:default-cell-style-name="ce1"/>
        <table:table-column table:style-name="co13" table:number-columns-repeated="1003" table:default-cell-style-name="Default"/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nviosSolicitados</text:p>
          </table:table-cell>
          <table:table-cell office:value-type="string" calcext:value-type="string">
            <text:p>enviosEfetivos</text:p>
          </table:table-cell>
          <table:table-cell office:value-type="string" calcext:value-type="string">
            <text:p>acksRecebidos</text:p>
          </table:table-cell>
          <table:table-cell office:value-type="string" calcext:value-type="string">
            <text:p>retransmissoes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taxaEntrega</text:p>
          </table:table-cell>
          <table:table-cell office:value-type="string" calcext:value-type="string">
            <text:p>tempoMedioRecebAck</text:p>
          </table:table-cell>
          <table:table-cell office:value-type="string" calcext:value-type="string">
            <text:p>desvioPadraoAck</text:p>
          </table:table-cell>
          <table:table-cell office:value-type="string" calcext:value-type="string">
            <text:p>treinos</text:p>
          </table:table-cell>
          <table:table-cell office:value-type="string" calcext:value-type="string">
            <text:p>conceptDrif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folhas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vgGa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length</text:p>
          </table:table-cell>
          <table:table-cell table:style-name="Default" office:value-type="string" calcext:value-type="string">
            <text:p>custoEnerg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4:43</text:p>
          </table:table-cell>
          <table:table-cell office:value-type="string" calcext:value-type="string">
            <text:p>Prr 3</text:p>
          </table:table-cell>
          <table:table-cell office:value-type="float" office:value="250" calcext:value-type="float">
            <text:p>250</text:p>
          </table:table-cell>
          <table:table-cell office:value-type="float" office:value="695" calcext:value-type="float">
            <text:p>695</text:p>
          </table:table-cell>
          <table:table-cell office:value-type="float" office:value="224" calcext:value-type="float">
            <text:p>224</text:p>
          </table:table-cell>
          <table:table-cell office:value-type="float" office:value="445" calcext:value-type="float">
            <text:p>445</text:p>
          </table:table-cell>
          <table:table-cell office:value-type="float" office:value="3.10267857142857" calcext:value-type="float">
            <text:p>3.10267857142857</text:p>
          </table:table-cell>
          <table:table-cell office:value-type="float" office:value="89.6" calcext:value-type="float">
            <text:p>89.6</text:p>
          </table:table-cell>
          <table:table-cell office:value-type="float" office:value="7.80634375" calcext:value-type="float">
            <text:p>7.80634375</text:p>
          </table:table-cell>
          <table:table-cell office:value-type="float" office:value="5.60545111784186" calcext:value-type="float">
            <text:p>5.60545111784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4:43</text:p>
          </table:table-cell>
          <table:table-cell office:value-type="float" office:value="50.6956051873199" calcext:value-type="float">
            <text:p>50.6956051873199</text:p>
          </table:table-cell>
          <table:table-cell office:value-type="float" office:value="2.93195749932371" calcext:value-type="float">
            <text:p>2.93195749932371</text:p>
          </table:table-cell>
          <table:table-cell office:value-type="float" office:value="694" calcext:value-type="float">
            <text:p>694</text:p>
          </table:table-cell>
          <table:table-cell table:formula="of:=[.R2]*[.T2]" office:value-type="float" office:value="35182.75" calcext:value-type="float">
            <text:p>35182.75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7:43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674" calcext:value-type="float">
            <text:p>674</text:p>
          </table:table-cell>
          <table:table-cell office:value-type="float" office:value="228" calcext:value-type="float">
            <text:p>228</text:p>
          </table:table-cell>
          <table:table-cell office:value-type="float" office:value="424" calcext:value-type="float">
            <text:p>424</text:p>
          </table:table-cell>
          <table:table-cell office:value-type="float" office:value="2.95614035087719" calcext:value-type="float">
            <text:p>2.95614035087719</text:p>
          </table:table-cell>
          <table:table-cell office:value-type="float" office:value="91.2" calcext:value-type="float">
            <text:p>91.2</text:p>
          </table:table-cell>
          <table:table-cell office:value-type="float" office:value="21.2190307017544" calcext:value-type="float">
            <text:p>21.2190307017544</text:p>
          </table:table-cell>
          <table:table-cell office:value-type="float" office:value="44.68078795505" calcext:value-type="float">
            <text:p>44.68078795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7:43</text:p>
          </table:table-cell>
          <table:table-cell office:value-type="float" office:value="49.9004457652303" calcext:value-type="float">
            <text:p>49.9004457652303</text:p>
          </table:table-cell>
          <table:table-cell office:value-type="float" office:value="3.10040137033298" calcext:value-type="float">
            <text:p>3.10040137033298</text:p>
          </table:table-cell>
          <table:table-cell office:value-type="float" office:value="673" calcext:value-type="float">
            <text:p>673</text:p>
          </table:table-cell>
          <table:table-cell table:formula="of:=[.R3]*[.T3]" office:value-type="float" office:value="33583" calcext:value-type="float">
            <text:p>33583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9:56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705" calcext:value-type="float">
            <text:p>705</text:p>
          </table:table-cell>
          <table:table-cell office:value-type="float" office:value="225" calcext:value-type="float">
            <text:p>225</text:p>
          </table:table-cell>
          <table:table-cell office:value-type="float" office:value="454" calcext:value-type="float">
            <text:p>454</text:p>
          </table:table-cell>
          <table:table-cell office:value-type="float" office:value="3.13333333333333" calcext:value-type="float">
            <text:p>3.13333333333333</text:p>
          </table:table-cell>
          <table:table-cell office:value-type="float" office:value="89.6414342629482" calcext:value-type="float">
            <text:p>89.6414342629482</text:p>
          </table:table-cell>
          <table:table-cell office:value-type="float" office:value="13.0350888888889" calcext:value-type="float">
            <text:p>13.0350888888889</text:p>
          </table:table-cell>
          <table:table-cell office:value-type="float" office:value="31.1290042996147" calcext:value-type="float">
            <text:p>31.1290042996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9:56</text:p>
          </table:table-cell>
          <table:table-cell office:value-type="float" office:value="51.4840198863636" calcext:value-type="float">
            <text:p>51.4840198863636</text:p>
          </table:table-cell>
          <table:table-cell office:value-type="float" office:value="2.96349899816155" calcext:value-type="float">
            <text:p>2.96349899816155</text:p>
          </table:table-cell>
          <table:table-cell office:value-type="float" office:value="704" calcext:value-type="float">
            <text:p>704</text:p>
          </table:table-cell>
          <table:table-cell table:formula="of:=[.R4]*[.T4]" office:value-type="float" office:value="36244.75" calcext:value-type="float">
            <text:p>36244.75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22:25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647" calcext:value-type="float">
            <text:p>647</text:p>
          </table:table-cell>
          <table:table-cell office:value-type="float" office:value="229" calcext:value-type="float">
            <text:p>229</text:p>
          </table:table-cell>
          <table:table-cell office:value-type="float" office:value="396" calcext:value-type="float">
            <text:p>396</text:p>
          </table:table-cell>
          <table:table-cell office:value-type="float" office:value="2.82532751091703" calcext:value-type="float">
            <text:p>2.82532751091703</text:p>
          </table:table-cell>
          <table:table-cell office:value-type="float" office:value="91.2350597609562" calcext:value-type="float">
            <text:p>91.2350597609562</text:p>
          </table:table-cell>
          <table:table-cell office:value-type="float" office:value="9.81482096069869" calcext:value-type="float">
            <text:p>9.81482096069869</text:p>
          </table:table-cell>
          <table:table-cell office:value-type="float" office:value="11.8638158477839" calcext:value-type="float">
            <text:p>11.8638158477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22:25</text:p>
          </table:table-cell>
          <table:table-cell office:value-type="float" office:value="49.890866873065" calcext:value-type="float">
            <text:p>49.890866873065</text:p>
          </table:table-cell>
          <table:table-cell office:value-type="float" office:value="2.93833188986042" calcext:value-type="float">
            <text:p>2.93833188986042</text:p>
          </table:table-cell>
          <table:table-cell office:value-type="float" office:value="646" calcext:value-type="float">
            <text:p>646</text:p>
          </table:table-cell>
          <table:table-cell table:formula="of:=[.R5]*[.T5]" office:value-type="float" office:value="32229.5" calcext:value-type="float">
            <text:p>32229.5</text:p>
          </table:table-cell>
          <table:table-cell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25:00</text:p>
          </table:table-cell>
          <table:table-cell table:style-name="ce9" office:value-type="string" calcext:value-type="string">
            <text:p>Etx 5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601" calcext:value-type="float">
            <text:p>601</text:p>
          </table:table-cell>
          <table:table-cell table:style-name="ce9" office:value-type="float" office:value="236" calcext:value-type="float">
            <text:p>236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2.54661016949153" calcext:value-type="float">
            <text:p>2.54661016949153</text:p>
          </table:table-cell>
          <table:table-cell table:style-name="ce9" office:value-type="float" office:value="94.0239043824701" calcext:value-type="float">
            <text:p>94.0239043824701</text:p>
          </table:table-cell>
          <table:table-cell table:style-name="ce9" office:value-type="float" office:value="7.9844279661017" calcext:value-type="float">
            <text:p>7.9844279661017</text:p>
          </table:table-cell>
          <table:table-cell table:style-name="ce9" office:value-type="float" office:value="6.15396056698979" calcext:value-type="float">
            <text:p>6.1539605669897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25:00</text:p>
          </table:table-cell>
          <table:table-cell table:style-name="ce9" office:value-type="float" office:value="59.1691666666667" calcext:value-type="float">
            <text:p>59.1691666666667</text:p>
          </table:table-cell>
          <table:table-cell table:style-name="ce9" office:value-type="float" office:value="1.37935950313502" calcext:value-type="float">
            <text:p>1.37935950313502</text:p>
          </table:table-cell>
          <table:table-cell table:style-name="ce9" office:value-type="float" office:value="600" calcext:value-type="float">
            <text:p>600</text:p>
          </table:table-cell>
          <table:table-cell table:style-name="ce12" table:formula="of:=[.R6]*[.T6]" office:value-type="float" office:value="35501.5" calcext:value-type="float">
            <text:p>35501.5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28:5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549" calcext:value-type="float">
            <text:p>549</text:p>
          </table:table-cell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298" calcext:value-type="float">
            <text:p>298</text:p>
          </table:table-cell>
          <table:table-cell table:style-name="ce9" office:value-type="float" office:value="2.24081632653061" calcext:value-type="float">
            <text:p>2.24081632653061</text:p>
          </table:table-cell>
          <table:table-cell table:style-name="ce9" office:value-type="float" office:value="97.6095617529881" calcext:value-type="float">
            <text:p>97.6095617529881</text:p>
          </table:table-cell>
          <table:table-cell table:style-name="ce9" office:value-type="float" office:value="12.268906122449" calcext:value-type="float">
            <text:p>12.268906122449</text:p>
          </table:table-cell>
          <table:table-cell table:style-name="ce9" office:value-type="float" office:value="27.9615681856249" calcext:value-type="float">
            <text:p>27.961568185624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28:59</text:p>
          </table:table-cell>
          <table:table-cell table:style-name="ce9" office:value-type="float" office:value="55.7445255474453" calcext:value-type="float">
            <text:p>55.7445255474453</text:p>
          </table:table-cell>
          <table:table-cell table:style-name="ce9" office:value-type="float" office:value="1.55362395792289" calcext:value-type="float">
            <text:p>1.55362395792289</text:p>
          </table:table-cell>
          <table:table-cell table:style-name="ce9" office:value-type="float" office:value="548" calcext:value-type="float">
            <text:p>548</text:p>
          </table:table-cell>
          <table:table-cell table:style-name="ce12" table:formula="of:=[.R7]*[.T7]" office:value-type="float" office:value="30548" calcext:value-type="float">
            <text:p>30548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31:2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536" calcext:value-type="float">
            <text:p>536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2.22406639004149" calcext:value-type="float">
            <text:p>2.22406639004149</text:p>
          </table:table-cell>
          <table:table-cell table:style-name="ce9" office:value-type="float" office:value="96.0159362549801" calcext:value-type="float">
            <text:p>96.0159362549801</text:p>
          </table:table-cell>
          <table:table-cell table:style-name="ce9" office:value-type="float" office:value="9.29041493775934" calcext:value-type="float">
            <text:p>9.29041493775934</text:p>
          </table:table-cell>
          <table:table-cell table:style-name="ce9" office:value-type="float" office:value="8.91946711015134" calcext:value-type="float">
            <text:p>8.9194671101513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31:29</text:p>
          </table:table-cell>
          <table:table-cell table:style-name="ce9" office:value-type="float" office:value="55.4747663551402" calcext:value-type="float">
            <text:p>55.4747663551402</text:p>
          </table:table-cell>
          <table:table-cell table:style-name="ce9" office:value-type="float" office:value="1.33774069948363" calcext:value-type="float">
            <text:p>1.33774069948363</text:p>
          </table:table-cell>
          <table:table-cell table:style-name="ce9" office:value-type="float" office:value="535" calcext:value-type="float">
            <text:p>535</text:p>
          </table:table-cell>
          <table:table-cell table:style-name="ce12" table:formula="of:=[.R8]*[.T8]" office:value-type="float" office:value="29679" calcext:value-type="float">
            <text:p>29679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34:5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541" calcext:value-type="float">
            <text:p>541</text:p>
          </table:table-cell>
          <table:table-cell table:style-name="ce9" office:value-type="float" office:value="242" calcext:value-type="float">
            <text:p>242</text:p>
          </table:table-cell>
          <table:table-cell table:style-name="ce9" office:value-type="float" office:value="291" calcext:value-type="float">
            <text:p>291</text:p>
          </table:table-cell>
          <table:table-cell table:style-name="ce9" office:value-type="float" office:value="2.23553719008264" calcext:value-type="float">
            <text:p>2.23553719008264</text:p>
          </table:table-cell>
          <table:table-cell table:style-name="ce9" office:value-type="float" office:value="96.8" calcext:value-type="float">
            <text:p>96.8</text:p>
          </table:table-cell>
          <table:table-cell table:style-name="ce9" office:value-type="float" office:value="23.9892231404959" calcext:value-type="float">
            <text:p>23.9892231404959</text:p>
          </table:table-cell>
          <table:table-cell table:style-name="ce9" office:value-type="float" office:value="42.4087787740608" calcext:value-type="float">
            <text:p>42.408778774060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34:54</text:p>
          </table:table-cell>
          <table:table-cell table:style-name="ce9" office:value-type="float" office:value="56.1939814814815" calcext:value-type="float">
            <text:p>56.1939814814815</text:p>
          </table:table-cell>
          <table:table-cell table:style-name="ce9" office:value-type="float" office:value="2.05175757530104" calcext:value-type="float">
            <text:p>2.05175757530104</text:p>
          </table:table-cell>
          <table:table-cell table:style-name="ce9" office:value-type="float" office:value="540" calcext:value-type="float">
            <text:p>540</text:p>
          </table:table-cell>
          <table:table-cell table:style-name="ce12" table:formula="of:=[.R9]*[.T9]" office:value-type="float" office:value="30344.75" calcext:value-type="float">
            <text:p>30344.75</text:p>
          </table:table-cell>
          <table:table-cell table:style-name="ce9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0:46</text:p>
          </table:table-cell>
          <table:table-cell office:value-type="string" calcext:value-type="string">
            <text:p>Lqm3 wo cd8</text:p>
          </table:table-cell>
          <table:table-cell office:value-type="float" office:value="251" calcext:value-type="float">
            <text:p>251</text:p>
          </table:table-cell>
          <table:table-cell office:value-type="float" office:value="529" calcext:value-type="float">
            <text:p>529</text:p>
          </table:table-cell>
          <table:table-cell office:value-type="float" office:value="244" calcext:value-type="float">
            <text:p>244</text:p>
          </table:table-cell>
          <table:table-cell office:value-type="float" office:value="278" calcext:value-type="float">
            <text:p>278</text:p>
          </table:table-cell>
          <table:table-cell office:value-type="float" office:value="2.16803278688525" calcext:value-type="float">
            <text:p>2.16803278688525</text:p>
          </table:table-cell>
          <table:table-cell office:value-type="float" office:value="97.2111553784861" calcext:value-type="float">
            <text:p>97.2111553784861</text:p>
          </table:table-cell>
          <table:table-cell office:value-type="float" office:value="17.8251557377049" calcext:value-type="float">
            <text:p>17.8251557377049</text:p>
          </table:table-cell>
          <table:table-cell office:value-type="float" office:value="39.7028098042543" calcext:value-type="float">
            <text:p>39.7028098042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0:46</text:p>
          </table:table-cell>
          <table:table-cell office:value-type="float" office:value="73.202178030303" calcext:value-type="float">
            <text:p>73.202178030303</text:p>
          </table:table-cell>
          <table:table-cell office:value-type="float" office:value="1.09782411800014" calcext:value-type="float">
            <text:p>1.09782411800014</text:p>
          </table:table-cell>
          <table:table-cell office:value-type="float" office:value="528" calcext:value-type="float">
            <text:p>528</text:p>
          </table:table-cell>
          <table:table-cell table:formula="of:=[.R10]*[.T10]" office:value-type="float" office:value="38650.75" calcext:value-type="float">
            <text:p>38650.75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5:1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508" calcext:value-type="float">
            <text:p>508</text:p>
          </table:table-cell>
          <table:table-cell office:value-type="float" office:value="247" calcext:value-type="float">
            <text:p>247</text:p>
          </table:table-cell>
          <table:table-cell office:value-type="float" office:value="258" calcext:value-type="float">
            <text:p>258</text:p>
          </table:table-cell>
          <table:table-cell office:value-type="float" office:value="2.05668016194332" calcext:value-type="float">
            <text:p>2.05668016194332</text:p>
          </table:table-cell>
          <table:table-cell office:value-type="float" office:value="98.8" calcext:value-type="float">
            <text:p>98.8</text:p>
          </table:table-cell>
          <table:table-cell office:value-type="float" office:value="8.50431983805668" calcext:value-type="float">
            <text:p>8.50431983805668</text:p>
          </table:table-cell>
          <table:table-cell office:value-type="float" office:value="5.34047811917887" calcext:value-type="float">
            <text:p>5.34047811917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5:10</text:p>
          </table:table-cell>
          <table:table-cell office:value-type="float" office:value="73.2001972386588" calcext:value-type="float">
            <text:p>73.2001972386588</text:p>
          </table:table-cell>
          <table:table-cell office:value-type="float" office:value="1.12028541400335" calcext:value-type="float">
            <text:p>1.12028541400335</text:p>
          </table:table-cell>
          <table:table-cell office:value-type="float" office:value="507" calcext:value-type="float">
            <text:p>507</text:p>
          </table:table-cell>
          <table:table-cell table:formula="of:=[.R11]*[.T11]" office:value-type="float" office:value="37112.5" calcext:value-type="float">
            <text:p>37112.5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9:37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522" calcext:value-type="float">
            <text:p>522</text:p>
          </table:table-cell>
          <table:table-cell office:value-type="float" office:value="242" calcext:value-type="float">
            <text:p>242</text:p>
          </table:table-cell>
          <table:table-cell office:value-type="float" office:value="272" calcext:value-type="float">
            <text:p>272</text:p>
          </table:table-cell>
          <table:table-cell office:value-type="float" office:value="2.15702479338843" calcext:value-type="float">
            <text:p>2.15702479338843</text:p>
          </table:table-cell>
          <table:table-cell office:value-type="float" office:value="96.8" calcext:value-type="float">
            <text:p>96.8</text:p>
          </table:table-cell>
          <table:table-cell office:value-type="float" office:value="12.5020909090909" calcext:value-type="float">
            <text:p>12.5020909090909</text:p>
          </table:table-cell>
          <table:table-cell office:value-type="float" office:value="23.9017174077789" calcext:value-type="float">
            <text:p>23.9017174077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9:37</text:p>
          </table:table-cell>
          <table:table-cell office:value-type="float" office:value="73.2015355086372" calcext:value-type="float">
            <text:p>73.2015355086372</text:p>
          </table:table-cell>
          <table:table-cell office:value-type="float" office:value="1.10516044083506" calcext:value-type="float">
            <text:p>1.10516044083506</text:p>
          </table:table-cell>
          <table:table-cell office:value-type="float" office:value="521" calcext:value-type="float">
            <text:p>521</text:p>
          </table:table-cell>
          <table:table-cell table:formula="of:=[.R12]*[.T12]" office:value-type="float" office:value="38138" calcext:value-type="float">
            <text:p>38138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52:01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86" calcext:value-type="float">
            <text:p>486</text:p>
          </table:table-cell>
          <table:table-cell office:value-type="float" office:value="248" calcext:value-type="float">
            <text:p>248</text:p>
          </table:table-cell>
          <table:table-cell office:value-type="float" office:value="236" calcext:value-type="float">
            <text:p>236</text:p>
          </table:table-cell>
          <table:table-cell office:value-type="float" office:value="1.95967741935484" calcext:value-type="float">
            <text:p>1.95967741935484</text:p>
          </table:table-cell>
          <table:table-cell office:value-type="float" office:value="99.2" calcext:value-type="float">
            <text:p>99.2</text:p>
          </table:table-cell>
          <table:table-cell office:value-type="float" office:value="21.2828669354839" calcext:value-type="float">
            <text:p>21.2828669354839</text:p>
          </table:table-cell>
          <table:table-cell office:value-type="float" office:value="54.8760243483866" calcext:value-type="float">
            <text:p>54.8760243483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52:01</text:p>
          </table:table-cell>
          <table:table-cell office:value-type="float" office:value="73.1979381443299" calcext:value-type="float">
            <text:p>73.1979381443299</text:p>
          </table:table-cell>
          <table:table-cell office:value-type="float" office:value="1.14536082474227" calcext:value-type="float">
            <text:p>1.14536082474227</text:p>
          </table:table-cell>
          <table:table-cell office:value-type="float" office:value="485" calcext:value-type="float">
            <text:p>485</text:p>
          </table:table-cell>
          <table:table-cell table:formula="of:=[.R13]*[.T13]" office:value-type="float" office:value="35501" calcext:value-type="float">
            <text:p>35501</text:p>
          </table:table-cell>
          <table:table-cell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56:01</text:p>
          </table:table-cell>
          <table:table-cell table:style-name="ce9" office:value-type="string" calcext:value-type="string">
            <text:p>Lqm3 cd 8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461" calcext:value-type="float">
            <text:p>461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.8663967611336" calcext:value-type="float">
            <text:p>1.8663967611336</text:p>
          </table:table-cell>
          <table:table-cell table:style-name="ce9" office:value-type="float" office:value="98.406374501992" calcext:value-type="float">
            <text:p>98.406374501992</text:p>
          </table:table-cell>
          <table:table-cell table:style-name="ce9" office:value-type="float" office:value="39.2323157894737" calcext:value-type="float">
            <text:p>39.2323157894737</text:p>
          </table:table-cell>
          <table:table-cell table:style-name="ce9" office:value-type="float" office:value="82.716610343547" calcext:value-type="float">
            <text:p>82.71661034354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56:01</text:p>
          </table:table-cell>
          <table:table-cell table:style-name="ce9" office:value-type="float" office:value="73.1951086956522" calcext:value-type="float">
            <text:p>73.1951086956522</text:p>
          </table:table-cell>
          <table:table-cell table:style-name="ce9" office:value-type="float" office:value="1.17600696404809" calcext:value-type="float">
            <text:p>1.17600696404809</text:p>
          </table:table-cell>
          <table:table-cell table:style-name="ce9" office:value-type="float" office:value="460" calcext:value-type="float">
            <text:p>460</text:p>
          </table:table-cell>
          <table:table-cell table:style-name="ce12" table:formula="of:=[.R14]*[.T14]" office:value-type="float" office:value="33669.75" calcext:value-type="float">
            <text:p>33669.75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58:1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596" calcext:value-type="float">
            <text:p>596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345" calcext:value-type="float">
            <text:p>345</text:p>
          </table:table-cell>
          <table:table-cell table:style-name="ce9" office:value-type="float" office:value="2.44262295081967" calcext:value-type="float">
            <text:p>2.44262295081967</text:p>
          </table:table-cell>
          <table:table-cell table:style-name="ce9" office:value-type="float" office:value="97.2111553784861" calcext:value-type="float">
            <text:p>97.2111553784861</text:p>
          </table:table-cell>
          <table:table-cell table:style-name="ce9" office:value-type="float" office:value="22.3885737704918" calcext:value-type="float">
            <text:p>22.3885737704918</text:p>
          </table:table-cell>
          <table:table-cell table:style-name="ce9" office:value-type="float" office:value="50.8672943495256" calcext:value-type="float">
            <text:p>50.867294349525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58:14</text:p>
          </table:table-cell>
          <table:table-cell table:style-name="ce9" office:value-type="float" office:value="73.2075630252101" calcext:value-type="float">
            <text:p>73.2075630252101</text:p>
          </table:table-cell>
          <table:table-cell table:style-name="ce9" office:value-type="float" office:value="1.03427883890954" calcext:value-type="float">
            <text:p>1.03427883890954</text:p>
          </table:table-cell>
          <table:table-cell table:style-name="ce9" office:value-type="float" office:value="595" calcext:value-type="float">
            <text:p>595</text:p>
          </table:table-cell>
          <table:table-cell table:style-name="ce12" table:formula="of:=[.R15]*[.T15]" office:value-type="float" office:value="43558.5" calcext:value-type="float">
            <text:p>43558.5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3:00:3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534" calcext:value-type="float">
            <text:p>534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283" calcext:value-type="float">
            <text:p>283</text:p>
          </table:table-cell>
          <table:table-cell table:style-name="ce9" office:value-type="float" office:value="2.18852459016393" calcext:value-type="float">
            <text:p>2.18852459016393</text:p>
          </table:table-cell>
          <table:table-cell table:style-name="ce9" office:value-type="float" office:value="97.2111553784861" calcext:value-type="float">
            <text:p>97.2111553784861</text:p>
          </table:table-cell>
          <table:table-cell table:style-name="ce9" office:value-type="float" office:value="16.5748893442623" calcext:value-type="float">
            <text:p>16.5748893442623</text:p>
          </table:table-cell>
          <table:table-cell table:style-name="ce9" office:value-type="float" office:value="33.7635734103261" calcext:value-type="float">
            <text:p>33.763573410326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3:00:39</text:p>
          </table:table-cell>
          <table:table-cell table:style-name="ce9" office:value-type="float" office:value="73.202626641651" calcext:value-type="float">
            <text:p>73.202626641651</text:p>
          </table:table-cell>
          <table:table-cell table:style-name="ce9" office:value-type="float" office:value="1.09267244095849" calcext:value-type="float">
            <text:p>1.09267244095849</text:p>
          </table:table-cell>
          <table:table-cell table:style-name="ce9" office:value-type="float" office:value="533" calcext:value-type="float">
            <text:p>533</text:p>
          </table:table-cell>
          <table:table-cell table:style-name="ce12" table:formula="of:=[.R16]*[.T16]" office:value-type="float" office:value="39017" calcext:value-type="float">
            <text:p>39017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3:05:3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507" calcext:value-type="float">
            <text:p>507</text:p>
          </table:table-cell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.06938775510204" calcext:value-type="float">
            <text:p>2.06938775510204</text:p>
          </table:table-cell>
          <table:table-cell table:style-name="ce9" office:value-type="float" office:value="97.6095617529881" calcext:value-type="float">
            <text:p>97.6095617529881</text:p>
          </table:table-cell>
          <table:table-cell table:style-name="ce9" office:value-type="float" office:value="14.2557428571429" calcext:value-type="float">
            <text:p>14.2557428571429</text:p>
          </table:table-cell>
          <table:table-cell table:style-name="ce9" office:value-type="float" office:value="30.8715673915567" calcext:value-type="float">
            <text:p>30.871567391556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3:05:37</text:p>
          </table:table-cell>
          <table:table-cell table:style-name="ce9" office:value-type="float" office:value="73.2000988142292" calcext:value-type="float">
            <text:p>73.2000988142292</text:p>
          </table:table-cell>
          <table:table-cell table:style-name="ce9" office:value-type="float" office:value="1.12138967909025" calcext:value-type="float">
            <text:p>1.12138967909025</text:p>
          </table:table-cell>
          <table:table-cell table:style-name="ce9" office:value-type="float" office:value="506" calcext:value-type="float">
            <text:p>506</text:p>
          </table:table-cell>
          <table:table-cell table:style-name="ce12" table:formula="of:=[.R17]*[.T17]" office:value-type="float" office:value="37039.25" calcext:value-type="float">
            <text:p>37039.25</text:p>
          </table:table-cell>
          <table:table-cell table:style-name="ce9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13:46</text:p>
          </table:table-cell>
          <table:table-cell office:value-type="string" calcext:value-type="string">
            <text:p>Maxgain 1</text:p>
          </table:table-cell>
          <table:table-cell office:value-type="float" office:value="250" calcext:value-type="float">
            <text:p>250</text:p>
          </table:table-cell>
          <table:table-cell office:value-type="float" office:value="447" calcext:value-type="float">
            <text:p>447</text:p>
          </table:table-cell>
          <table:table-cell office:value-type="float" office:value="249" calcext:value-type="float">
            <text:p>249</text:p>
          </table:table-cell>
          <table:table-cell office:value-type="float" office:value="197" calcext:value-type="float">
            <text:p>197</text:p>
          </table:table-cell>
          <table:table-cell office:value-type="float" office:value="1.79518072289157" calcext:value-type="float">
            <text:p>1.79518072289157</text:p>
          </table:table-cell>
          <table:table-cell office:value-type="float" office:value="99.6" calcext:value-type="float">
            <text:p>99.6</text:p>
          </table:table-cell>
          <table:table-cell office:value-type="float" office:value="12.3479397590361" calcext:value-type="float">
            <text:p>12.3479397590361</text:p>
          </table:table-cell>
          <table:table-cell office:value-type="float" office:value="27.893795873227" calcext:value-type="float">
            <text:p>27.893795873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13:46</text:p>
          </table:table-cell>
          <table:table-cell office:value-type="float" office:value="88.9080717488789" calcext:value-type="float">
            <text:p>88.9080717488789</text:p>
          </table:table-cell>
          <table:table-cell office:value-type="float" office:value="1.93922858183607" calcext:value-type="float">
            <text:p>1.93922858183607</text:p>
          </table:table-cell>
          <table:table-cell office:value-type="float" office:value="446" calcext:value-type="float">
            <text:p>446</text:p>
          </table:table-cell>
          <table:table-cell table:formula="of:=[.R18]*[.T18]" office:value-type="float" office:value="39653" calcext:value-type="float">
            <text:p>39653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16:33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747" calcext:value-type="float">
            <text:p>747</text:p>
          </table:table-cell>
          <table:table-cell office:value-type="float" office:value="241" calcext:value-type="float">
            <text:p>241</text:p>
          </table:table-cell>
          <table:table-cell office:value-type="float" office:value="496" calcext:value-type="float">
            <text:p>496</text:p>
          </table:table-cell>
          <table:table-cell office:value-type="float" office:value="3.09958506224066" calcext:value-type="float">
            <text:p>3.09958506224066</text:p>
          </table:table-cell>
          <table:table-cell office:value-type="float" office:value="96.0159362549801" calcext:value-type="float">
            <text:p>96.0159362549801</text:p>
          </table:table-cell>
          <table:table-cell office:value-type="float" office:value="10.1622738589212" calcext:value-type="float">
            <text:p>10.1622738589212</text:p>
          </table:table-cell>
          <table:table-cell office:value-type="float" office:value="11.8344689597741" calcext:value-type="float">
            <text:p>11.8344689597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16:33</text:p>
          </table:table-cell>
          <table:table-cell office:value-type="float" office:value="88.9450402144772" calcext:value-type="float">
            <text:p>88.9450402144772</text:p>
          </table:table-cell>
          <table:table-cell office:value-type="float" office:value="1.50011020542146" calcext:value-type="float">
            <text:p>1.50011020542146</text:p>
          </table:table-cell>
          <table:table-cell office:value-type="float" office:value="746" calcext:value-type="float">
            <text:p>746</text:p>
          </table:table-cell>
          <table:table-cell table:formula="of:=[.R19]*[.T19]" office:value-type="float" office:value="66353" calcext:value-type="float">
            <text:p>66353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20:32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444" calcext:value-type="float">
            <text:p>444</text:p>
          </table:table-cell>
          <table:table-cell office:value-type="float" office:value="246" calcext:value-type="float">
            <text:p>246</text:p>
          </table:table-cell>
          <table:table-cell office:value-type="float" office:value="194" calcext:value-type="float">
            <text:p>194</text:p>
          </table:table-cell>
          <table:table-cell office:value-type="float" office:value="1.80487804878049" calcext:value-type="float">
            <text:p>1.80487804878049</text:p>
          </table:table-cell>
          <table:table-cell office:value-type="float" office:value="98.4" calcext:value-type="float">
            <text:p>98.4</text:p>
          </table:table-cell>
          <table:table-cell office:value-type="float" office:value="9.91863821138212" calcext:value-type="float">
            <text:p>9.91863821138212</text:p>
          </table:table-cell>
          <table:table-cell office:value-type="float" office:value="10.3610528592826" calcext:value-type="float">
            <text:p>10.3610528592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20:32</text:p>
          </table:table-cell>
          <table:table-cell office:value-type="float" office:value="88.9074492099323" calcext:value-type="float">
            <text:p>88.9074492099323</text:p>
          </table:table-cell>
          <table:table-cell office:value-type="float" office:value="1.94576893387534" calcext:value-type="float">
            <text:p>1.94576893387534</text:p>
          </table:table-cell>
          <table:table-cell office:value-type="float" office:value="443" calcext:value-type="float">
            <text:p>443</text:p>
          </table:table-cell>
          <table:table-cell table:formula="of:=[.R20]*[.T20]" office:value-type="float" office:value="39386" calcext:value-type="float">
            <text:p>39386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23:44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551" calcext:value-type="float">
            <text:p>551</text:p>
          </table:table-cell>
          <table:table-cell office:value-type="float" office:value="244" calcext:value-type="float">
            <text:p>244</text:p>
          </table:table-cell>
          <table:table-cell office:value-type="float" office:value="300" calcext:value-type="float">
            <text:p>300</text:p>
          </table:table-cell>
          <table:table-cell office:value-type="float" office:value="2.25819672131148" calcext:value-type="float">
            <text:p>2.25819672131148</text:p>
          </table:table-cell>
          <table:table-cell office:value-type="float" office:value="97.2111553784861" calcext:value-type="float">
            <text:p>97.2111553784861</text:p>
          </table:table-cell>
          <table:table-cell office:value-type="float" office:value="11.3127868852459" calcext:value-type="float">
            <text:p>11.3127868852459</text:p>
          </table:table-cell>
          <table:table-cell office:value-type="float" office:value="26.0947651324023" calcext:value-type="float">
            <text:p>26.0947651324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23:44</text:p>
          </table:table-cell>
          <table:table-cell office:value-type="float" office:value="88.9254545454545" calcext:value-type="float">
            <text:p>88.9254545454545</text:p>
          </table:table-cell>
          <table:table-cell office:value-type="float" office:value="1.74665583661185" calcext:value-type="float">
            <text:p>1.74665583661185</text:p>
          </table:table-cell>
          <table:table-cell office:value-type="float" office:value="550" calcext:value-type="float">
            <text:p>550</text:p>
          </table:table-cell>
          <table:table-cell table:formula="of:=[.R21]*[.T21]" office:value-type="float" office:value="48909" calcext:value-type="float">
            <text:p>48909</text:p>
          </table:table-cell>
          <table:table-cell table:number-columns-repeated="1003"/>
        </table:table-row>
        <table:table-row table:style-name="ro1">
          <table:table-cell table:style-name="ce1" table:number-columns-repeated="20"/>
          <table:table-cell/>
          <table:table-cell table:style-name="ce1" table:number-columns-repeated="1003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style-name="ce1" table:number-columns-repeated="20"/>
          <table:table-cell/>
          <table:table-cell table:style-name="ce1" table:number-columns-repeated="1003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R</text:p>
          </table:table-cell>
          <table:table-cell table:formula="of:=AVERAGE([.I2:.I5])" office:value-type="float" office:value="90.4191235059761" calcext:value-type="float">
            <text:p>90.4191235059761</text:p>
          </table:table-cell>
          <table:table-cell table:formula="of:=STDEV([.I2:.I5])" office:value-type="float" office:value="0.922186522686512" calcext:value-type="float">
            <text:p>0.922186522686512</text:p>
          </table:table-cell>
          <table:table-cell table:style-name="ce2" table:formula="of:=CONFIDENCE(0.05;[.E31];4)" office:value-type="float" office:value="0.90372618574688" calcext:value-type="float">
            <text:p>0.90372618574688</text:p>
          </table:table-cell>
          <table:table-cell table:formula="of:=AVERAGE([.H2:.H5])" office:value-type="float" office:value="3.00436994163903" calcext:value-type="float">
            <text:p>3.00436994163903</text:p>
          </table:table-cell>
          <table:table-cell table:formula="of:=STDEV([.H2:.H5])" office:value-type="float" office:value="0.142218644478951" calcext:value-type="float">
            <text:p>0.142218644478951</text:p>
          </table:table-cell>
          <table:table-cell table:style-name="ce2" table:formula="of:=CONFIDENCE(0.05;[.H31];4)" office:value-type="float" office:value="0.139371710554426" calcext:value-type="float">
            <text:p>0.139371710554426</text:p>
          </table:table-cell>
          <table:table-cell table:formula="of:=AVERAGE([.R2:.R5])" office:value-type="float" office:value="50.4927344279947" calcext:value-type="float">
            <text:p>50.4927344279947</text:p>
          </table:table-cell>
          <table:table-cell table:formula="of:=AVERAGE([.U2:.U5])" office:value-type="float" office:value="34310" calcext:value-type="float">
            <text:p>34310</text:p>
          </table:table-cell>
          <table:table-cell table:formula="of:=AVERAGE([.S2:.S5])" office:value-type="float" office:value="2.98354743941967" calcext:value-type="float">
            <text:p>2.98354743941967</text:p>
          </table:table-cell>
          <table:table-cell table:style-name="ce2" table:formula="of:=CONFIDENCE(0.05;[.L31];4)" office:value-type="float" office:value="2.92382276371462" calcext:value-type="float">
            <text:p>2.92382276371462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TX</text:p>
          </table:table-cell>
          <table:table-cell table:formula="of:=AVERAGE([.I6:.I9])" office:value-type="float" office:value="96.1123505976096" calcext:value-type="float">
            <text:p>96.1123505976096</text:p>
          </table:table-cell>
          <table:table-cell table:formula="of:=STDEV([.I6:.I9])" office:value-type="float" office:value="1.53681556726811" calcext:value-type="float">
            <text:p>1.53681556726811</text:p>
          </table:table-cell>
          <table:table-cell table:style-name="ce2" table:formula="of:=CONFIDENCE(0.05;[.E32];4)" office:value-type="float" office:value="1.50605158136297" calcext:value-type="float">
            <text:p>1.50605158136297</text:p>
          </table:table-cell>
          <table:table-cell table:formula="of:=AVERAGE([.H6:.H9])" office:value-type="float" office:value="2.31175751903657" calcext:value-type="float">
            <text:p>2.31175751903657</text:p>
          </table:table-cell>
          <table:table-cell table:formula="of:=STDEV([.H6:.H9])" office:value-type="float" office:value="0.15672448529204" calcext:value-type="float">
            <text:p>0.15672448529204</text:p>
          </table:table-cell>
          <table:table-cell table:style-name="ce2" table:formula="of:=CONFIDENCE(0.05;[.H32];4)" office:value-type="float" office:value="0.153587173333984" calcext:value-type="float">
            <text:p>0.153587173333984</text:p>
          </table:table-cell>
          <table:table-cell table:formula="of:=AVERAGE([.R6:.R9])" office:value-type="float" office:value="56.6456100126834" calcext:value-type="float">
            <text:p>56.6456100126834</text:p>
          </table:table-cell>
          <table:table-cell table:formula="of:=AVERAGE([.U6:.U9])" office:value-type="float" office:value="31518.3125" calcext:value-type="float">
            <text:p>31518.3125</text:p>
          </table:table-cell>
          <table:table-cell table:formula="of:=AVERAGE([.S6:.S9])" office:value-type="float" office:value="1.58062043396065" calcext:value-type="float">
            <text:p>1.58062043396065</text:p>
          </table:table-cell>
          <table:table-cell table:style-name="ce2" table:formula="of:=CONFIDENCE(0.05;[.L32];5)" office:value-type="float" office:value="1.38544943846244" calcext:value-type="float">
            <text:p>1.38544943846244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QM3 w/o CD</text:p>
          </table:table-cell>
          <table:table-cell table:formula="of:=AVERAGE([.I10:.I13])" office:value-type="float" office:value="98.0027888446215" calcext:value-type="float">
            <text:p>98.0027888446215</text:p>
          </table:table-cell>
          <table:table-cell table:formula="of:=STDEV([.I10:.I13])" office:value-type="float" office:value="1.17505244227284" calcext:value-type="float">
            <text:p>1.17505244227284</text:p>
          </table:table-cell>
          <table:table-cell table:style-name="ce2" table:formula="of:=CONFIDENCE(0.05;[.E33];4)" office:value-type="float" office:value="1.15153023340031" calcext:value-type="float">
            <text:p>1.15153023340031</text:p>
          </table:table-cell>
          <table:table-cell table:formula="of:=AVERAGE([.H10:.H13])" office:value-type="float" office:value="2.08535379039296" calcext:value-type="float">
            <text:p>2.08535379039296</text:p>
          </table:table-cell>
          <table:table-cell table:formula="of:=STDEV([.H10:.H13])" office:value-type="float" office:value="0.0976204833989397" calcext:value-type="float">
            <text:p>0.09762048339894</text:p>
          </table:table-cell>
          <table:table-cell table:style-name="ce2" table:formula="of:=CONFIDENCE(0.05;[.H33];4)" office:value-type="float" office:value="0.0956663158076554" calcext:value-type="float">
            <text:p>0.095666315807655</text:p>
          </table:table-cell>
          <table:table-cell table:formula="of:=AVERAGE([.R10:.R13])" office:value-type="float" office:value="73.2004622304822" calcext:value-type="float">
            <text:p>73.2004622304822</text:p>
          </table:table-cell>
          <table:table-cell table:formula="of:=AVERAGE([.U10:.U13])" office:value-type="float" office:value="37350.5625" calcext:value-type="float">
            <text:p>37350.5625</text:p>
          </table:table-cell>
          <table:table-cell table:formula="of:=AVERAGE([.S10:.S13])" office:value-type="float" office:value="1.11715769939521" calcext:value-type="float">
            <text:p>1.11715769939521</text:p>
          </table:table-cell>
          <table:table-cell table:style-name="ce2" table:formula="of:=CONFIDENCE(0.05;[.L33];5)" office:value-type="float" office:value="0.979213904898574" calcext:value-type="float">
            <text:p>0.979213904898574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QM3</text:p>
          </table:table-cell>
          <table:table-cell table:formula="of:=AVERAGE([.I14:.I17])" office:value-type="float" office:value="97.6095617529881" calcext:value-type="float">
            <text:p>97.6095617529881</text:p>
          </table:table-cell>
          <table:table-cell table:formula="of:=STDEV([.I14:.I17])" office:value-type="float" office:value="0.563431698156579" calcext:value-type="float">
            <text:p>0.563431698156579</text:p>
          </table:table-cell>
          <table:table-cell table:style-name="ce2" table:formula="of:=CONFIDENCE(0.05;[.E34];4)" office:value-type="float" office:value="0.552152918067602" calcext:value-type="float">
            <text:p>0.552152918067602</text:p>
          </table:table-cell>
          <table:table-cell table:formula="of:=AVERAGE([.H14:.H17])" office:value-type="float" office:value="2.14173301430481" calcext:value-type="float">
            <text:p>2.14173301430481</text:p>
          </table:table-cell>
          <table:table-cell table:formula="of:=STDEV([.H14:.H17])" office:value-type="float" office:value="0.240671348735693" calcext:value-type="float">
            <text:p>0.240671348735693</text:p>
          </table:table-cell>
          <table:table-cell table:style-name="ce2" table:formula="of:=CONFIDENCE(0.05;[.H34];4)" office:value-type="float" office:value="0.235853587816319" calcext:value-type="float">
            <text:p>0.235853587816319</text:p>
          </table:table-cell>
          <table:table-cell table:formula="of:=AVERAGE([.R14:.R17])" office:value-type="float" office:value="73.2013492941856" calcext:value-type="float">
            <text:p>73.2013492941856</text:p>
          </table:table-cell>
          <table:table-cell table:formula="of:=AVERAGE([.U14:.U17])" office:value-type="float" office:value="38321.125" calcext:value-type="float">
            <text:p>38321.125</text:p>
          </table:table-cell>
          <table:table-cell table:formula="of:=AVERAGE([.S14:.S17])" office:value-type="float" office:value="1.10608698075159" calcext:value-type="float">
            <text:p>1.10608698075159</text:p>
          </table:table-cell>
          <table:table-cell table:style-name="ce2" table:formula="of:=CONFIDENCE(0.05;[.L34];5)" office:value-type="float" office:value="0.969510170467065" calcext:value-type="float">
            <text:p>0.969510170467065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xGain</text:p>
          </table:table-cell>
          <table:table-cell table:formula="of:=AVERAGE([.I18:.I21])" office:value-type="float" office:value="97.8067729083666" calcext:value-type="float">
            <text:p>97.8067729083666</text:p>
          </table:table-cell>
          <table:table-cell table:formula="of:=STDEV([.I18:.I21])" office:value-type="float" office:value="1.54158337923808" calcext:value-type="float">
            <text:p>1.54158337923808</text:p>
          </table:table-cell>
          <table:table-cell table:style-name="ce2" table:formula="of:=CONFIDENCE(0.05;[.E35];4)" office:value-type="float" office:value="1.5107239512361" calcext:value-type="float">
            <text:p>1.5107239512361</text:p>
          </table:table-cell>
          <table:table-cell table:formula="of:=AVERAGE([.H18:.H21])" office:value-type="float" office:value="2.23946013880605" calcext:value-type="float">
            <text:p>2.23946013880605</text:p>
          </table:table-cell>
          <table:table-cell table:formula="of:=STDEV([.H18:.H21])" office:value-type="float" office:value="0.612756541054077" calcext:value-type="float">
            <text:p>0.612756541054077</text:p>
          </table:table-cell>
          <table:table-cell table:style-name="ce2" table:formula="of:=CONFIDENCE(0.05;[.H35];4)" office:value-type="float" office:value="0.600490375878669" calcext:value-type="float">
            <text:p>0.600490375878669</text:p>
          </table:table-cell>
          <table:table-cell table:formula="of:=AVERAGE([.R18:.R21])" office:value-type="float" office:value="88.9215039296857" calcext:value-type="float">
            <text:p>88.9215039296857</text:p>
          </table:table-cell>
          <table:table-cell table:formula="of:=AVERAGE([.U18:.U21])" office:value-type="float" office:value="48575.25" calcext:value-type="float">
            <text:p>48575.25</text:p>
          </table:table-cell>
          <table:table-cell table:formula="of:=AVERAGE([.S18:.S21])" office:value-type="float" office:value="1.78294088943618" calcext:value-type="float">
            <text:p>1.78294088943618</text:p>
          </table:table-cell>
          <table:table-cell table:style-name="ce2" table:formula="of:=CONFIDENCE(0.05;[.L35];5)" office:value-type="float" office:value="1.56278787810647" calcext:value-type="float">
            <text:p>1.56278787810647</text:p>
          </table:table-cell>
          <table:table-cell table:number-columns-repeated="7"/>
          <table:table-cell table:style-name="Default"/>
          <table:table-cell table:number-columns-repeated="1003"/>
        </table:table-row>
      </table:table>
      <table:table table:name="resultLQEn16" table:style-name="ta1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3" table:default-cell-style-name="ce1"/>
        <table:table-column table:style-name="co13" table:number-columns-repeated="1003" table:default-cell-style-name="Default"/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nviosSolicitados</text:p>
          </table:table-cell>
          <table:table-cell office:value-type="string" calcext:value-type="string">
            <text:p>enviosEfetivos</text:p>
          </table:table-cell>
          <table:table-cell office:value-type="string" calcext:value-type="string">
            <text:p>acksRecebidos</text:p>
          </table:table-cell>
          <table:table-cell office:value-type="string" calcext:value-type="string">
            <text:p>retransmissoes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taxaEntrega</text:p>
          </table:table-cell>
          <table:table-cell office:value-type="string" calcext:value-type="string">
            <text:p>tempoMedioRecebAck</text:p>
          </table:table-cell>
          <table:table-cell office:value-type="string" calcext:value-type="string">
            <text:p>desvioPadraoAck</text:p>
          </table:table-cell>
          <table:table-cell office:value-type="string" calcext:value-type="string">
            <text:p>treinos</text:p>
          </table:table-cell>
          <table:table-cell office:value-type="string" calcext:value-type="string">
            <text:p>conceptDrif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folhas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vgGa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length</text:p>
          </table:table-cell>
          <table:table-cell table:style-name="Default" office:value-type="string" calcext:value-type="string">
            <text:p>custoEnerg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4:41</text:p>
          </table:table-cell>
          <table:table-cell office:value-type="string" calcext:value-type="string">
            <text:p>Prr 3</text:p>
          </table:table-cell>
          <table:table-cell office:value-type="float" office:value="250" calcext:value-type="float">
            <text:p>250</text:p>
          </table:table-cell>
          <table:table-cell office:value-type="float" office:value="605" calcext:value-type="float">
            <text:p>605</text:p>
          </table:table-cell>
          <table:table-cell office:value-type="float" office:value="234" calcext:value-type="float">
            <text:p>234</text:p>
          </table:table-cell>
          <table:table-cell office:value-type="float" office:value="355" calcext:value-type="float">
            <text:p>355</text:p>
          </table:table-cell>
          <table:table-cell office:value-type="float" office:value="2.58547008547009" calcext:value-type="float">
            <text:p>2.58547008547009</text:p>
          </table:table-cell>
          <table:table-cell office:value-type="float" office:value="93.6" calcext:value-type="float">
            <text:p>93.6</text:p>
          </table:table-cell>
          <table:table-cell office:value-type="float" office:value="28.8092820512821" calcext:value-type="float">
            <text:p>28.8092820512821</text:p>
          </table:table-cell>
          <table:table-cell office:value-type="float" office:value="46.8301626382385" calcext:value-type="float">
            <text:p>46.8301626382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4:41</text:p>
          </table:table-cell>
          <table:table-cell office:value-type="float" office:value="49.3580298013245" calcext:value-type="float">
            <text:p>49.3580298013245</text:p>
          </table:table-cell>
          <table:table-cell office:value-type="float" office:value="3.10875274585701" calcext:value-type="float">
            <text:p>3.10875274585701</text:p>
          </table:table-cell>
          <table:table-cell office:value-type="float" office:value="604" calcext:value-type="float">
            <text:p>604</text:p>
          </table:table-cell>
          <table:table-cell table:formula="of:=[.R2]*[.T2]" office:value-type="float" office:value="29812.25" calcext:value-type="float">
            <text:p>29812.25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7:42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652" calcext:value-type="float">
            <text:p>652</text:p>
          </table:table-cell>
          <table:table-cell office:value-type="float" office:value="240" calcext:value-type="float">
            <text:p>240</text:p>
          </table:table-cell>
          <table:table-cell office:value-type="float" office:value="401" calcext:value-type="float">
            <text:p>401</text:p>
          </table:table-cell>
          <table:table-cell office:value-type="float" office:value="2.71666666666667" calcext:value-type="float">
            <text:p>2.71666666666667</text:p>
          </table:table-cell>
          <table:table-cell office:value-type="float" office:value="95.6175298804781" calcext:value-type="float">
            <text:p>95.6175298804781</text:p>
          </table:table-cell>
          <table:table-cell office:value-type="float" office:value="32.0489208333333" calcext:value-type="float">
            <text:p>32.0489208333333</text:p>
          </table:table-cell>
          <table:table-cell office:value-type="float" office:value="49.0645623732774" calcext:value-type="float">
            <text:p>49.0645623732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7:42</text:p>
          </table:table-cell>
          <table:table-cell office:value-type="float" office:value="49.142089093702" calcext:value-type="float">
            <text:p>49.142089093702</text:p>
          </table:table-cell>
          <table:table-cell office:value-type="float" office:value="2.51427774191534" calcext:value-type="float">
            <text:p>2.51427774191534</text:p>
          </table:table-cell>
          <table:table-cell office:value-type="float" office:value="651" calcext:value-type="float">
            <text:p>651</text:p>
          </table:table-cell>
          <table:table-cell table:formula="of:=[.R3]*[.T3]" office:value-type="float" office:value="31991.5" calcext:value-type="float">
            <text:p>31991.5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9:55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670" calcext:value-type="float">
            <text:p>670</text:p>
          </table:table-cell>
          <table:table-cell office:value-type="float" office:value="236" calcext:value-type="float">
            <text:p>236</text:p>
          </table:table-cell>
          <table:table-cell office:value-type="float" office:value="420" calcext:value-type="float">
            <text:p>420</text:p>
          </table:table-cell>
          <table:table-cell office:value-type="float" office:value="2.83898305084746" calcext:value-type="float">
            <text:p>2.83898305084746</text:p>
          </table:table-cell>
          <table:table-cell office:value-type="float" office:value="94.4" calcext:value-type="float">
            <text:p>94.4</text:p>
          </table:table-cell>
          <table:table-cell office:value-type="float" office:value="14.664656779661" calcext:value-type="float">
            <text:p>14.664656779661</text:p>
          </table:table-cell>
          <table:table-cell office:value-type="float" office:value="24.5218936420746" calcext:value-type="float">
            <text:p>24.5218936420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19:55</text:p>
          </table:table-cell>
          <table:table-cell office:value-type="float" office:value="49.6053811659193" calcext:value-type="float">
            <text:p>49.6053811659193</text:p>
          </table:table-cell>
          <table:table-cell office:value-type="float" office:value="2.06325443793035" calcext:value-type="float">
            <text:p>2.06325443793035</text:p>
          </table:table-cell>
          <table:table-cell office:value-type="float" office:value="669" calcext:value-type="float">
            <text:p>669</text:p>
          </table:table-cell>
          <table:table-cell table:formula="of:=[.R4]*[.T4]" office:value-type="float" office:value="33186" calcext:value-type="float">
            <text:p>33186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22:24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613" calcext:value-type="float">
            <text:p>613</text:p>
          </table:table-cell>
          <table:table-cell office:value-type="float" office:value="243" calcext:value-type="float">
            <text:p>243</text:p>
          </table:table-cell>
          <table:table-cell office:value-type="float" office:value="363" calcext:value-type="float">
            <text:p>363</text:p>
          </table:table-cell>
          <table:table-cell office:value-type="float" office:value="2.52263374485597" calcext:value-type="float">
            <text:p>2.52263374485597</text:p>
          </table:table-cell>
          <table:table-cell office:value-type="float" office:value="97.2" calcext:value-type="float">
            <text:p>97.2</text:p>
          </table:table-cell>
          <table:table-cell office:value-type="float" office:value="21.4771234567901" calcext:value-type="float">
            <text:p>21.4771234567901</text:p>
          </table:table-cell>
          <table:table-cell office:value-type="float" office:value="37.5788046696044" calcext:value-type="float">
            <text:p>37.5788046696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22:24</text:p>
          </table:table-cell>
          <table:table-cell office:value-type="float" office:value="48.8125" calcext:value-type="float">
            <text:p>48.8125</text:p>
          </table:table-cell>
          <table:table-cell office:value-type="float" office:value="2.5782039129337" calcext:value-type="float">
            <text:p>2.5782039129337</text:p>
          </table:table-cell>
          <table:table-cell office:value-type="float" office:value="612" calcext:value-type="float">
            <text:p>612</text:p>
          </table:table-cell>
          <table:table-cell table:formula="of:=[.R5]*[.T5]" office:value-type="float" office:value="29873.25" calcext:value-type="float">
            <text:p>29873.25</text:p>
          </table:table-cell>
          <table:table-cell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24:59</text:p>
          </table:table-cell>
          <table:table-cell table:style-name="ce9" office:value-type="string" calcext:value-type="string">
            <text:p>Etx 5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473" calcext:value-type="float">
            <text:p>473</text:p>
          </table:table-cell>
          <table:table-cell table:style-name="ce9" office:value-type="float" office:value="253" calcext:value-type="float">
            <text:p>253</text:p>
          </table:table-cell>
          <table:table-cell table:style-name="ce9" office:value-type="float" office:value="223" calcext:value-type="float">
            <text:p>223</text:p>
          </table:table-cell>
          <table:table-cell table:style-name="ce9" office:value-type="float" office:value="1.8695652173913" calcext:value-type="float">
            <text:p>1.8695652173913</text:p>
          </table:table-cell>
          <table:table-cell table:style-name="ce9" office:value-type="float" office:value="101.2" calcext:value-type="float">
            <text:p>101.2</text:p>
          </table:table-cell>
          <table:table-cell table:style-name="ce9" office:value-type="float" office:value="52.561604743083" calcext:value-type="float">
            <text:p>52.561604743083</text:p>
          </table:table-cell>
          <table:table-cell table:style-name="ce9" office:value-type="float" office:value="101.904029302559" calcext:value-type="float">
            <text:p>101.9040293025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24:59</text:p>
          </table:table-cell>
          <table:table-cell table:style-name="ce9" office:value-type="float" office:value="52.791313559322" calcext:value-type="float">
            <text:p>52.791313559322</text:p>
          </table:table-cell>
          <table:table-cell table:style-name="ce9" office:value-type="float" office:value="2.77919570794079" calcext:value-type="float">
            <text:p>2.77919570794079</text:p>
          </table:table-cell>
          <table:table-cell table:style-name="ce9" office:value-type="float" office:value="472" calcext:value-type="float">
            <text:p>472</text:p>
          </table:table-cell>
          <table:table-cell table:style-name="ce12" table:formula="of:=[.R6]*[.T6]" office:value-type="float" office:value="24917.5" calcext:value-type="float">
            <text:p>24917.5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28:5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260" calcext:value-type="float">
            <text:p>260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.73076923076923" calcext:value-type="float">
            <text:p>1.73076923076923</text:p>
          </table:table-cell>
          <table:table-cell table:style-name="ce9" office:value-type="float" office:value="103.585657370518" calcext:value-type="float">
            <text:p>103.585657370518</text:p>
          </table:table-cell>
          <table:table-cell table:style-name="ce9" office:value-type="float" office:value="36.0508423076923" calcext:value-type="float">
            <text:p>36.0508423076923</text:p>
          </table:table-cell>
          <table:table-cell table:style-name="ce9" office:value-type="float" office:value="83.6551374810375" calcext:value-type="float">
            <text:p>83.655137481037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28:58</text:p>
          </table:table-cell>
          <table:table-cell table:style-name="ce9" office:value-type="float" office:value="52.3179287305122" calcext:value-type="float">
            <text:p>52.3179287305122</text:p>
          </table:table-cell>
          <table:table-cell table:style-name="ce9" office:value-type="float" office:value="2.15590976963022" calcext:value-type="float">
            <text:p>2.15590976963022</text:p>
          </table:table-cell>
          <table:table-cell table:style-name="ce9" office:value-type="float" office:value="449" calcext:value-type="float">
            <text:p>449</text:p>
          </table:table-cell>
          <table:table-cell table:style-name="ce12" table:formula="of:=[.R7]*[.T7]" office:value-type="float" office:value="23490.75" calcext:value-type="float">
            <text:p>23490.75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31:2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465" calcext:value-type="float">
            <text:p>465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215" calcext:value-type="float">
            <text:p>215</text:p>
          </table:table-cell>
          <table:table-cell table:style-name="ce9" office:value-type="float" office:value="1875" calcext:value-type="float">
            <text:p>1875</text:p>
          </table:table-cell>
          <table:table-cell table:style-name="ce9" office:value-type="float" office:value="99.2" calcext:value-type="float">
            <text:p>99.2</text:p>
          </table:table-cell>
          <table:table-cell table:style-name="ce9" office:value-type="float" office:value="22.0250766129032" calcext:value-type="float">
            <text:p>22.0250766129032</text:p>
          </table:table-cell>
          <table:table-cell table:style-name="ce9" office:value-type="float" office:value="55.1350197918689" calcext:value-type="float">
            <text:p>55.135019791868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31:28</text:p>
          </table:table-cell>
          <table:table-cell table:style-name="ce9" office:value-type="float" office:value="52.0716594827586" calcext:value-type="float">
            <text:p>52.0716594827586</text:p>
          </table:table-cell>
          <table:table-cell table:style-name="ce9" office:value-type="float" office:value="0.97565166352073" calcext:value-type="float">
            <text:p>0.97565166352073</text:p>
          </table:table-cell>
          <table:table-cell table:style-name="ce9" office:value-type="float" office:value="464" calcext:value-type="float">
            <text:p>464</text:p>
          </table:table-cell>
          <table:table-cell table:style-name="ce12" table:formula="of:=[.R8]*[.T8]" office:value-type="float" office:value="24161.25" calcext:value-type="float">
            <text:p>24161.25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34:5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456" calcext:value-type="float">
            <text:p>456</text:p>
          </table:table-cell>
          <table:table-cell table:style-name="ce9" office:value-type="float" office:value="276" calcext:value-type="float">
            <text:p>276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1.65217391304348" calcext:value-type="float">
            <text:p>1.65217391304348</text:p>
          </table:table-cell>
          <table:table-cell table:style-name="ce9" office:value-type="float" office:value="109.96015936255" calcext:value-type="float">
            <text:p>109.96015936255</text:p>
          </table:table-cell>
          <table:table-cell table:style-name="ce9" office:value-type="float" office:value="69.9961884057971" calcext:value-type="float">
            <text:p>69.9961884057971</text:p>
          </table:table-cell>
          <table:table-cell table:style-name="ce9" office:value-type="float" office:value="123.814768881335" calcext:value-type="float">
            <text:p>123.81476888133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34:53</text:p>
          </table:table-cell>
          <table:table-cell table:style-name="ce9" office:value-type="float" office:value="50.8373626373626" calcext:value-type="float">
            <text:p>50.8373626373626</text:p>
          </table:table-cell>
          <table:table-cell table:style-name="ce9" office:value-type="float" office:value="2.26589129791979" calcext:value-type="float">
            <text:p>2.26589129791979</text:p>
          </table:table-cell>
          <table:table-cell table:style-name="ce9" office:value-type="float" office:value="455" calcext:value-type="float">
            <text:p>455</text:p>
          </table:table-cell>
          <table:table-cell table:style-name="ce12" table:formula="of:=[.R9]*[.T9]" office:value-type="float" office:value="23131" calcext:value-type="float">
            <text:p>23131</text:p>
          </table:table-cell>
          <table:table-cell table:style-name="ce9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0:44</text:p>
          </table:table-cell>
          <table:table-cell office:value-type="string" calcext:value-type="string">
            <text:p>Lqm3 wo cd8</text:p>
          </table:table-cell>
          <table:table-cell office:value-type="float" office:value="250" calcext:value-type="float">
            <text:p>250</text:p>
          </table:table-cell>
          <table:table-cell office:value-type="float" office:value="379" calcext:value-type="float">
            <text:p>379</text:p>
          </table:table-cell>
          <table:table-cell office:value-type="float" office:value="249" calcext:value-type="float">
            <text:p>249</text:p>
          </table:table-cell>
          <table:table-cell office:value-type="float" office:value="129" calcext:value-type="float">
            <text:p>129</text:p>
          </table:table-cell>
          <table:table-cell office:value-type="float" office:value="1.52208835341365" calcext:value-type="float">
            <text:p>1.52208835341365</text:p>
          </table:table-cell>
          <table:table-cell office:value-type="float" office:value="99.6" calcext:value-type="float">
            <text:p>99.6</text:p>
          </table:table-cell>
          <table:table-cell office:value-type="float" office:value="9.8955421686747" calcext:value-type="float">
            <text:p>9.8955421686747</text:p>
          </table:table-cell>
          <table:table-cell office:value-type="float" office:value="8.16577192897358" calcext:value-type="float">
            <text:p>8.16577192897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0:44</text:p>
          </table:table-cell>
          <table:table-cell office:value-type="float" office:value="73.1832010582011" calcext:value-type="float">
            <text:p>73.1832010582011</text:p>
          </table:table-cell>
          <table:table-cell office:value-type="float" office:value="1.29700084109372" calcext:value-type="float">
            <text:p>1.29700084109372</text:p>
          </table:table-cell>
          <table:table-cell office:value-type="float" office:value="378" calcext:value-type="float">
            <text:p>378</text:p>
          </table:table-cell>
          <table:table-cell table:formula="of:=[.R10]*[.T10]" office:value-type="float" office:value="27663.25" calcext:value-type="float">
            <text:p>27663.25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5:09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376" calcext:value-type="float">
            <text:p>376</text:p>
          </table:table-cell>
          <table:table-cell office:value-type="float" office:value="247" calcext:value-type="float">
            <text:p>247</text:p>
          </table:table-cell>
          <table:table-cell office:value-type="float" office:value="126" calcext:value-type="float">
            <text:p>126</text:p>
          </table:table-cell>
          <table:table-cell office:value-type="float" office:value="1.52226720647773" calcext:value-type="float">
            <text:p>1.52226720647773</text:p>
          </table:table-cell>
          <table:table-cell office:value-type="float" office:value="98.8" calcext:value-type="float">
            <text:p>98.8</text:p>
          </table:table-cell>
          <table:table-cell office:value-type="float" office:value="25.653036437247" calcext:value-type="float">
            <text:p>25.653036437247</text:p>
          </table:table-cell>
          <table:table-cell office:value-type="float" office:value="64.6209187018033" calcext:value-type="float">
            <text:p>64.6209187018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5:09</text:p>
          </table:table-cell>
          <table:table-cell office:value-type="float" office:value="73.1826666666667" calcext:value-type="float">
            <text:p>73.1826666666667</text:p>
          </table:table-cell>
          <table:table-cell office:value-type="float" office:value="1.30216469345812" calcext:value-type="float">
            <text:p>1.30216469345812</text:p>
          </table:table-cell>
          <table:table-cell office:value-type="float" office:value="375" calcext:value-type="float">
            <text:p>375</text:p>
          </table:table-cell>
          <table:table-cell table:formula="of:=[.R11]*[.T11]" office:value-type="float" office:value="27443.5" calcext:value-type="float">
            <text:p>27443.5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9:36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09" calcext:value-type="float">
            <text:p>409</text:p>
          </table:table-cell>
          <table:table-cell office:value-type="float" office:value="252" calcext:value-type="float">
            <text:p>252</text:p>
          </table:table-cell>
          <table:table-cell office:value-type="float" office:value="159" calcext:value-type="float">
            <text:p>159</text:p>
          </table:table-cell>
          <table:table-cell office:value-type="float" office:value="1.62301587301587" calcext:value-type="float">
            <text:p>1.62301587301587</text:p>
          </table:table-cell>
          <table:table-cell office:value-type="float" office:value="100.8" calcext:value-type="float">
            <text:p>100.8</text:p>
          </table:table-cell>
          <table:table-cell office:value-type="float" office:value="16.3919246031746" calcext:value-type="float">
            <text:p>16.3919246031746</text:p>
          </table:table-cell>
          <table:table-cell office:value-type="float" office:value="42.0187676153285" calcext:value-type="float">
            <text:p>42.0187676153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49:36</text:p>
          </table:table-cell>
          <table:table-cell office:value-type="float" office:value="73.188112745098" calcext:value-type="float">
            <text:p>73.188112745098</text:p>
          </table:table-cell>
          <table:table-cell office:value-type="float" office:value="1.24852839533397" calcext:value-type="float">
            <text:p>1.24852839533397</text:p>
          </table:table-cell>
          <table:table-cell office:value-type="float" office:value="408" calcext:value-type="float">
            <text:p>408</text:p>
          </table:table-cell>
          <table:table-cell table:formula="of:=[.R12]*[.T12]" office:value-type="float" office:value="29860.75" calcext:value-type="float">
            <text:p>29860.75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52:0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17" calcext:value-type="float">
            <text:p>417</text:p>
          </table:table-cell>
          <table:table-cell office:value-type="float" office:value="250" calcext:value-type="float">
            <text:p>250</text:p>
          </table:table-cell>
          <table:table-cell office:value-type="float" office:value="167" calcext:value-type="float">
            <text:p>167</text:p>
          </table:table-cell>
          <table:table-cell office:value-type="float" office:value="1668" calcext:value-type="float">
            <text:p>1668</text:p>
          </table:table-cell>
          <table:table-cell office:value-type="float" office:value="100" calcext:value-type="float">
            <text:p>100</text:p>
          </table:table-cell>
          <table:table-cell office:value-type="float" office:value="8.616036" calcext:value-type="float">
            <text:p>8.616036</text:p>
          </table:table-cell>
          <table:table-cell office:value-type="float" office:value="5.49655582803486" calcext:value-type="float">
            <text:p>5.4965558280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2:52:00</text:p>
          </table:table-cell>
          <table:table-cell office:value-type="float" office:value="73.1893028846154" calcext:value-type="float">
            <text:p>73.1893028846154</text:p>
          </table:table-cell>
          <table:table-cell office:value-type="float" office:value="1.23649424731598" calcext:value-type="float">
            <text:p>1.23649424731598</text:p>
          </table:table-cell>
          <table:table-cell office:value-type="float" office:value="416" calcext:value-type="float">
            <text:p>416</text:p>
          </table:table-cell>
          <table:table-cell table:formula="of:=[.R13]*[.T13]" office:value-type="float" office:value="30446.75" calcext:value-type="float">
            <text:p>30446.75</text:p>
          </table:table-cell>
          <table:table-cell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56:00</text:p>
          </table:table-cell>
          <table:table-cell table:style-name="ce9" office:value-type="string" calcext:value-type="string">
            <text:p>Lqm3 cd 8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395" calcext:value-type="float">
            <text:p>395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1.56746031746032" calcext:value-type="float">
            <text:p>1.56746031746032</text:p>
          </table:table-cell>
          <table:table-cell table:style-name="ce9" office:value-type="float" office:value="100.398406374502" calcext:value-type="float">
            <text:p>100.398406374502</text:p>
          </table:table-cell>
          <table:table-cell table:style-name="ce9" office:value-type="float" office:value="14.1374920634921" calcext:value-type="float">
            <text:p>14.1374920634921</text:p>
          </table:table-cell>
          <table:table-cell table:style-name="ce9" office:value-type="float" office:value="36.9208643397091" calcext:value-type="float">
            <text:p>36.920864339709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56:00</text:p>
          </table:table-cell>
          <table:table-cell table:style-name="ce9" office:value-type="float" office:value="73.1859137055838" calcext:value-type="float">
            <text:p>73.1859137055838</text:p>
          </table:table-cell>
          <table:table-cell table:style-name="ce9" office:value-type="float" office:value="1.2704612866507" calcext:value-type="float">
            <text:p>1.2704612866507</text:p>
          </table:table-cell>
          <table:table-cell table:style-name="ce9" office:value-type="float" office:value="394" calcext:value-type="float">
            <text:p>394</text:p>
          </table:table-cell>
          <table:table-cell table:style-name="ce12" table:formula="of:=[.R14]*[.T14]" office:value-type="float" office:value="28835.25" calcext:value-type="float">
            <text:p>28835.25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58:1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403" calcext:value-type="float">
            <text:p>403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1.63157894736842" calcext:value-type="float">
            <text:p>1.63157894736842</text:p>
          </table:table-cell>
          <table:table-cell table:style-name="ce9" office:value-type="float" office:value="98.8" calcext:value-type="float">
            <text:p>98.8</text:p>
          </table:table-cell>
          <table:table-cell table:style-name="ce9" office:value-type="float" office:value="12.4598744939271" calcext:value-type="float">
            <text:p>12.4598744939271</text:p>
          </table:table-cell>
          <table:table-cell table:style-name="ce9" office:value-type="float" office:value="27.6975269609667" calcext:value-type="float">
            <text:p>27.697526960966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2:58:13</text:p>
          </table:table-cell>
          <table:table-cell table:style-name="ce9" office:value-type="float" office:value="73.1871890547264" calcext:value-type="float">
            <text:p>73.1871890547264</text:p>
          </table:table-cell>
          <table:table-cell table:style-name="ce9" office:value-type="float" office:value="1.25778819890832" calcext:value-type="float">
            <text:p>1.25778819890832</text:p>
          </table:table-cell>
          <table:table-cell table:style-name="ce9" office:value-type="float" office:value="402" calcext:value-type="float">
            <text:p>402</text:p>
          </table:table-cell>
          <table:table-cell table:style-name="ce12" table:formula="of:=[.R15]*[.T15]" office:value-type="float" office:value="29421.25" calcext:value-type="float">
            <text:p>29421.25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3:00:3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378" calcext:value-type="float">
            <text:p>378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1512" calcext:value-type="float">
            <text:p>1512</text:p>
          </table:table-cell>
          <table:table-cell table:style-name="ce9" office:value-type="float" office:value="99.601593625498" calcext:value-type="float">
            <text:p>99.601593625498</text:p>
          </table:table-cell>
          <table:table-cell table:style-name="ce9" office:value-type="float" office:value="11.208732" calcext:value-type="float">
            <text:p>11.208732</text:p>
          </table:table-cell>
          <table:table-cell table:style-name="ce9" office:value-type="float" office:value="26.292818580825" calcext:value-type="float">
            <text:p>26.29281858082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[29]</text:p>
          </table:table-cell>
          <table:table-cell table:style-name="ce9" office:value-type="string" calcext:value-type="string">
            <text:p>[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3:00:39</text:p>
          </table:table-cell>
          <table:table-cell table:style-name="ce9" office:value-type="float" office:value="73.183023872679" calcext:value-type="float">
            <text:p>73.183023872679</text:p>
          </table:table-cell>
          <table:table-cell table:style-name="ce9" office:value-type="float" office:value="1.29871529336618" calcext:value-type="float">
            <text:p>1.29871529336618</text:p>
          </table:table-cell>
          <table:table-cell table:style-name="ce9" office:value-type="float" office:value="377" calcext:value-type="float">
            <text:p>377</text:p>
          </table:table-cell>
          <table:table-cell table:style-name="ce12" table:formula="of:=[.R16]*[.T16]" office:value-type="float" office:value="27590" calcext:value-type="float">
            <text:p>27590</text:p>
          </table:table-cell>
          <table:table-cell table:style-name="ce9" table:number-columns-repeated="1003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3:05:3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525" calcext:value-type="float">
            <text:p>525</text:p>
          </table:table-cell>
          <table:table-cell table:style-name="ce9" office:value-type="float" office:value="243" calcext:value-type="float">
            <text:p>243</text:p>
          </table:table-cell>
          <table:table-cell table:style-name="ce9" office:value-type="float" office:value="275" calcext:value-type="float">
            <text:p>275</text:p>
          </table:table-cell>
          <table:table-cell table:style-name="ce9" office:value-type="float" office:value="2.16049382716049" calcext:value-type="float">
            <text:p>2.16049382716049</text:p>
          </table:table-cell>
          <table:table-cell table:style-name="ce9" office:value-type="float" office:value="97.2" calcext:value-type="float">
            <text:p>97.2</text:p>
          </table:table-cell>
          <table:table-cell table:style-name="ce9" office:value-type="float" office:value="13.207304526749" calcext:value-type="float">
            <text:p>13.207304526749</text:p>
          </table:table-cell>
          <table:table-cell table:style-name="ce9" office:value-type="float" office:value="29.0624283687574" calcext:value-type="float">
            <text:p>29.0624283687574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[29, 5, 7, 9, 7]</text:p>
          </table:table-cell>
          <table:table-cell table:style-name="ce9" office:value-type="string" calcext:value-type="string">
            <text:p>[21, 15, 27, 15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6/10/2019 - 23:05:34</text:p>
          </table:table-cell>
          <table:table-cell table:style-name="ce9" office:value-type="float" office:value="60.0267175572519" calcext:value-type="float">
            <text:p>60.0267175572519</text:p>
          </table:table-cell>
          <table:table-cell table:style-name="ce9" office:value-type="float" office:value="11.1515305451933" calcext:value-type="float">
            <text:p>11.1515305451933</text:p>
          </table:table-cell>
          <table:table-cell table:style-name="ce9" office:value-type="float" office:value="524" calcext:value-type="float">
            <text:p>524</text:p>
          </table:table-cell>
          <table:table-cell table:style-name="ce12" table:formula="of:=[.R17]*[.T17]" office:value-type="float" office:value="31454" calcext:value-type="float">
            <text:p>31454</text:p>
          </table:table-cell>
          <table:table-cell table:style-name="ce9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13:45</text:p>
          </table:table-cell>
          <table:table-cell office:value-type="string" calcext:value-type="string">
            <text:p>Maxgain 1</text:p>
          </table:table-cell>
          <table:table-cell office:value-type="float" office:value="250" calcext:value-type="float">
            <text:p>250</text:p>
          </table:table-cell>
          <table:table-cell office:value-type="float" office:value="362" calcext:value-type="float">
            <text:p>362</text:p>
          </table:table-cell>
          <table:table-cell office:value-type="float" office:value="250" calcext:value-type="float">
            <text:p>250</text:p>
          </table:table-cell>
          <table:table-cell office:value-type="float" office:value="112" calcext:value-type="float">
            <text:p>112</text:p>
          </table:table-cell>
          <table:table-cell office:value-type="float" office:value="1.448" calcext:value-type="float">
            <text:p>1.448</text:p>
          </table:table-cell>
          <table:table-cell office:value-type="float" office:value="100" calcext:value-type="float">
            <text:p>100</text:p>
          </table:table-cell>
          <table:table-cell office:value-type="float" office:value="19.590464" calcext:value-type="float">
            <text:p>19.590464</text:p>
          </table:table-cell>
          <table:table-cell office:value-type="float" office:value="50.3616404597061" calcext:value-type="float">
            <text:p>50.3616404597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13:45</text:p>
          </table:table-cell>
          <table:table-cell office:value-type="float" office:value="88.8864265927978" calcext:value-type="float">
            <text:p>88.8864265927978</text:p>
          </table:table-cell>
          <table:table-cell office:value-type="float" office:value="2.15490389030865" calcext:value-type="float">
            <text:p>2.15490389030865</text:p>
          </table:table-cell>
          <table:table-cell office:value-type="float" office:value="361" calcext:value-type="float">
            <text:p>361</text:p>
          </table:table-cell>
          <table:table-cell table:formula="of:=[.R18]*[.T18]" office:value-type="float" office:value="32088" calcext:value-type="float">
            <text:p>32088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16:32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383" calcext:value-type="float">
            <text:p>383</text:p>
          </table:table-cell>
          <table:table-cell office:value-type="float" office:value="250" calcext:value-type="float">
            <text:p>250</text:p>
          </table:table-cell>
          <table:table-cell office:value-type="float" office:value="132" calcext:value-type="float">
            <text:p>132</text:p>
          </table:table-cell>
          <table:table-cell office:value-type="float" office:value="1.532" calcext:value-type="float">
            <text:p>1.532</text:p>
          </table:table-cell>
          <table:table-cell office:value-type="float" office:value="99.601593625498" calcext:value-type="float">
            <text:p>99.601593625498</text:p>
          </table:table-cell>
          <table:table-cell office:value-type="float" office:value="12.718416" calcext:value-type="float">
            <text:p>12.718416</text:p>
          </table:table-cell>
          <table:table-cell office:value-type="float" office:value="35.551356899828" calcext:value-type="float">
            <text:p>35.551356899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16:32</text:p>
          </table:table-cell>
          <table:table-cell office:value-type="float" office:value="88.8926701570681" calcext:value-type="float">
            <text:p>88.8926701570681</text:p>
          </table:table-cell>
          <table:table-cell office:value-type="float" office:value="2.0949949558473" calcext:value-type="float">
            <text:p>2.0949949558473</text:p>
          </table:table-cell>
          <table:table-cell office:value-type="float" office:value="382" calcext:value-type="float">
            <text:p>382</text:p>
          </table:table-cell>
          <table:table-cell table:formula="of:=[.R19]*[.T19]" office:value-type="float" office:value="33957" calcext:value-type="float">
            <text:p>33957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20:3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344" calcext:value-type="float">
            <text:p>344</text:p>
          </table:table-cell>
          <table:table-cell office:value-type="float" office:value="250" calcext:value-type="float">
            <text:p>250</text:p>
          </table:table-cell>
          <table:table-cell office:value-type="float" office:value="94" calcext:value-type="float">
            <text:p>94</text:p>
          </table:table-cell>
          <table:table-cell office:value-type="float" office:value="1376" calcext:value-type="float">
            <text:p>1376</text:p>
          </table:table-cell>
          <table:table-cell office:value-type="float" office:value="100" calcext:value-type="float">
            <text:p>100</text:p>
          </table:table-cell>
          <table:table-cell office:value-type="float" office:value="9.890168" calcext:value-type="float">
            <text:p>9.890168</text:p>
          </table:table-cell>
          <table:table-cell office:value-type="float" office:value="12.0112040287298" calcext:value-type="float">
            <text:p>12.0112040287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20:30</text:p>
          </table:table-cell>
          <table:table-cell office:value-type="float" office:value="88.8804664723032" calcext:value-type="float">
            <text:p>88.8804664723032</text:p>
          </table:table-cell>
          <table:table-cell office:value-type="float" office:value="2.21056245587517" calcext:value-type="float">
            <text:p>2.21056245587517</text:p>
          </table:table-cell>
          <table:table-cell office:value-type="float" office:value="343" calcext:value-type="float">
            <text:p>343</text:p>
          </table:table-cell>
          <table:table-cell table:formula="of:=[.R20]*[.T20]" office:value-type="float" office:value="30486" calcext:value-type="float">
            <text:p>30486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23:43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471" calcext:value-type="float">
            <text:p>471</text:p>
          </table:table-cell>
          <table:table-cell office:value-type="float" office:value="253" calcext:value-type="float">
            <text:p>253</text:p>
          </table:table-cell>
          <table:table-cell office:value-type="float" office:value="221" calcext:value-type="float">
            <text:p>221</text:p>
          </table:table-cell>
          <table:table-cell office:value-type="float" office:value="1.86166007905138" calcext:value-type="float">
            <text:p>1.86166007905138</text:p>
          </table:table-cell>
          <table:table-cell office:value-type="float" office:value="100" calcext:value-type="float">
            <text:p>100</text:p>
          </table:table-cell>
          <table:table-cell office:value-type="float" office:value="30.8561067193676" calcext:value-type="float">
            <text:p>30.8561067193676</text:p>
          </table:table-cell>
          <table:table-cell office:value-type="float" office:value="78.217427392681" calcext:value-type="float">
            <text:p>78.217427392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/10/2019 - 23:23:42</text:p>
          </table:table-cell>
          <table:table-cell office:value-type="float" office:value="88.9127659574468" calcext:value-type="float">
            <text:p>88.9127659574468</text:p>
          </table:table-cell>
          <table:table-cell office:value-type="float" office:value="1.88917600199152" calcext:value-type="float">
            <text:p>1.88917600199152</text:p>
          </table:table-cell>
          <table:table-cell office:value-type="float" office:value="470" calcext:value-type="float">
            <text:p>470</text:p>
          </table:table-cell>
          <table:table-cell table:formula="of:=[.R21]*[.T21]" office:value-type="float" office:value="41789" calcext:value-type="float">
            <text:p>41789</text:p>
          </table:table-cell>
          <table:table-cell table:number-columns-repeated="1003"/>
        </table:table-row>
        <table:table-row table:style-name="ro1">
          <table:table-cell table:style-name="ce1" table:number-columns-repeated="20"/>
          <table:table-cell/>
          <table:table-cell table:style-name="ce1" table:number-columns-repeated="1003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style-name="ce1" table:number-columns-repeated="20"/>
          <table:table-cell/>
          <table:table-cell table:style-name="ce1" table:number-columns-repeated="1003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R</text:p>
          </table:table-cell>
          <table:table-cell table:formula="of:=AVERAGE([.I2:.I5])" office:value-type="float" office:value="95.2043824701195" calcext:value-type="float">
            <text:p>95.2043824701195</text:p>
          </table:table-cell>
          <table:table-cell table:formula="of:=STDEV([.I2:.I5])" office:value-type="float" office:value="1.56782804934243" calcext:value-type="float">
            <text:p>1.56782804934243</text:p>
          </table:table-cell>
          <table:table-cell table:style-name="ce2" table:formula="of:=CONFIDENCE(0.05;[.E31];4)" office:value-type="float" office:value="1.53644325533142" calcext:value-type="float">
            <text:p>1.53644325533142</text:p>
          </table:table-cell>
          <table:table-cell table:formula="of:=AVERAGE([.H2:.H5])" office:value-type="float" office:value="2.66593838696005" calcext:value-type="float">
            <text:p>2.66593838696005</text:p>
          </table:table-cell>
          <table:table-cell table:formula="of:=STDEV([.H2:.H5])" office:value-type="float" office:value="0.140865399176137" calcext:value-type="float">
            <text:p>0.140865399176137</text:p>
          </table:table-cell>
          <table:table-cell table:style-name="ce2" table:formula="of:=CONFIDENCE(0.05;[.H31];4)" office:value-type="float" office:value="0.138045554526544" calcext:value-type="float">
            <text:p>0.138045554526544</text:p>
          </table:table-cell>
          <table:table-cell table:formula="of:=AVERAGE([.R2:.R5])" office:value-type="float" office:value="49.2295000152365" calcext:value-type="float">
            <text:p>49.2295000152365</text:p>
          </table:table-cell>
          <table:table-cell table:formula="of:=AVERAGE([.U2:.U5])" office:value-type="float" office:value="31215.75" calcext:value-type="float">
            <text:p>31215.75</text:p>
          </table:table-cell>
          <table:table-cell table:formula="of:=AVERAGE([.S2:.S5])" office:value-type="float" office:value="2.5661222096591" calcext:value-type="float">
            <text:p>2.5661222096591</text:p>
          </table:table-cell>
          <table:table-cell table:style-name="ce2" table:formula="of:=CONFIDENCE(0.05;[.L31];4)" office:value-type="float" office:value="2.51475355543009" calcext:value-type="float">
            <text:p>2.51475355543009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TX</text:p>
          </table:table-cell>
          <table:table-cell table:formula="of:=AVERAGE([.I6:.I9])" office:value-type="float" office:value="103.486454183267" calcext:value-type="float">
            <text:p>103.486454183267</text:p>
          </table:table-cell>
          <table:table-cell table:formula="of:=STDEV([.I6:.I9])" office:value-type="float" office:value="4.67333792979075" calcext:value-type="float">
            <text:p>4.67333792979075</text:p>
          </table:table-cell>
          <table:table-cell table:style-name="ce2" table:formula="of:=CONFIDENCE(0.05;[.E32];4)" office:value-type="float" office:value="4.57978701498732" calcext:value-type="float">
            <text:p>4.57978701498732</text:p>
          </table:table-cell>
          <table:table-cell table:formula="of:=AVERAGE([.H6:.H9])" office:value-type="float" office:value="470.063127090301" calcext:value-type="float">
            <text:p>470.063127090301</text:p>
          </table:table-cell>
          <table:table-cell table:formula="of:=STDEV([.H6:.H9])" office:value-type="float" office:value="936.624586252005" calcext:value-type="float">
            <text:p>936.624586252005</text:p>
          </table:table-cell>
          <table:table-cell table:style-name="ce2" table:formula="of:=CONFIDENCE(0.05;[.H32];4)" office:value-type="float" office:value="917.87522804433" calcext:value-type="float">
            <text:p>917.87522804433</text:p>
          </table:table-cell>
          <table:table-cell table:formula="of:=AVERAGE([.R6:.R9])" office:value-type="float" office:value="52.0045661024888" calcext:value-type="float">
            <text:p>52.0045661024888</text:p>
          </table:table-cell>
          <table:table-cell table:formula="of:=AVERAGE([.U6:.U9])" office:value-type="float" office:value="23925.125" calcext:value-type="float">
            <text:p>23925.125</text:p>
          </table:table-cell>
          <table:table-cell table:formula="of:=AVERAGE([.S6:.S9])" office:value-type="float" office:value="2.04416210975288" calcext:value-type="float">
            <text:p>2.04416210975288</text:p>
          </table:table-cell>
          <table:table-cell table:style-name="ce2" table:formula="of:=CONFIDENCE(0.05;[.L32];5)" office:value-type="float" office:value="1.79175416579098" calcext:value-type="float">
            <text:p>1.79175416579098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QM3 w/o CD</text:p>
          </table:table-cell>
          <table:table-cell table:formula="of:=AVERAGE([.I10:.I13])" office:value-type="float" office:value="99.8" calcext:value-type="float">
            <text:p>99.8</text:p>
          </table:table-cell>
          <table:table-cell table:formula="of:=STDEV([.I10:.I13])" office:value-type="float" office:value="0.832666399786453" calcext:value-type="float">
            <text:p>0.832666399786453</text:p>
          </table:table-cell>
          <table:table-cell table:style-name="ce2" table:formula="of:=CONFIDENCE(0.05;[.E33];4)" office:value-type="float" office:value="0.815998077359039" calcext:value-type="float">
            <text:p>0.815998077359039</text:p>
          </table:table-cell>
          <table:table-cell table:formula="of:=AVERAGE([.H10:.H13])" office:value-type="float" office:value="418.166842858227" calcext:value-type="float">
            <text:p>418.166842858227</text:p>
          </table:table-cell>
          <table:table-cell table:formula="of:=STDEV([.H10:.H13])" office:value-type="float" office:value="833.222106117142" calcext:value-type="float">
            <text:p>833.222106117142</text:p>
          </table:table-cell>
          <table:table-cell table:style-name="ce2" table:formula="of:=CONFIDENCE(0.05;[.H33];4)" office:value-type="float" office:value="816.542659556105" calcext:value-type="float">
            <text:p>816.542659556105</text:p>
          </table:table-cell>
          <table:table-cell table:formula="of:=AVERAGE([.R10:.R13])" office:value-type="float" office:value="73.1858208386453" calcext:value-type="float">
            <text:p>73.1858208386453</text:p>
          </table:table-cell>
          <table:table-cell table:formula="of:=AVERAGE([.U10:.U13])" office:value-type="float" office:value="28853.5625" calcext:value-type="float">
            <text:p>28853.5625</text:p>
          </table:table-cell>
          <table:table-cell table:formula="of:=AVERAGE([.S10:.S13])" office:value-type="float" office:value="1.27104704430045" calcext:value-type="float">
            <text:p>1.27104704430045</text:p>
          </table:table-cell>
          <table:table-cell table:style-name="ce2" table:formula="of:=CONFIDENCE(0.05;[.L33];5)" office:value-type="float" office:value="1.11410138446258" calcext:value-type="float">
            <text:p>1.11410138446258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QM3</text:p>
          </table:table-cell>
          <table:table-cell table:formula="of:=AVERAGE([.I14:.I17])" office:value-type="float" office:value="99" calcext:value-type="float">
            <text:p>99</text:p>
          </table:table-cell>
          <table:table-cell table:formula="of:=STDEV([.I14:.I17])" office:value-type="float" office:value="1.36594964261592" calcext:value-type="float">
            <text:p>1.36594964261592</text:p>
          </table:table-cell>
          <table:table-cell table:style-name="ce2" table:formula="of:=CONFIDENCE(0.05;[.E34];4)" office:value-type="float" office:value="1.33860605211127" calcext:value-type="float">
            <text:p>1.33860605211127</text:p>
          </table:table-cell>
          <table:table-cell table:formula="of:=AVERAGE([.H14:.H17])" office:value-type="float" office:value="379.339883272997" calcext:value-type="float">
            <text:p>379.339883272997</text:p>
          </table:table-cell>
          <table:table-cell table:formula="of:=STDEV([.H14:.H17])" office:value-type="float" office:value="755.106791244126" calcext:value-type="float">
            <text:p>755.106791244126</text:p>
          </table:table-cell>
          <table:table-cell table:style-name="ce2" table:formula="of:=CONFIDENCE(0.05;[.H34];4)" office:value-type="float" office:value="739.991057660046" calcext:value-type="float">
            <text:p>739.991057660046</text:p>
          </table:table-cell>
          <table:table-cell table:formula="of:=AVERAGE([.R14:.R17])" office:value-type="float" office:value="69.8957110475603" calcext:value-type="float">
            <text:p>69.8957110475603</text:p>
          </table:table-cell>
          <table:table-cell table:formula="of:=AVERAGE([.U14:.U17])" office:value-type="float" office:value="29325.125" calcext:value-type="float">
            <text:p>29325.125</text:p>
          </table:table-cell>
          <table:table-cell table:formula="of:=AVERAGE([.S14:.S17])" office:value-type="float" office:value="3.74462383102962" calcext:value-type="float">
            <text:p>3.74462383102962</text:p>
          </table:table-cell>
          <table:table-cell table:style-name="ce2" table:formula="of:=CONFIDENCE(0.05;[.L34];5)" office:value-type="float" office:value="3.28224719387769" calcext:value-type="float">
            <text:p>3.28224719387769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xGain</text:p>
          </table:table-cell>
          <table:table-cell table:formula="of:=AVERAGE([.I19:.I21])" office:value-type="float" office:value="99.867197875166" calcext:value-type="float">
            <text:p>99.867197875166</text:p>
          </table:table-cell>
          <table:table-cell table:formula="of:=STDEV([.I18:.I21])" office:value-type="float" office:value="0.199203187251001" calcext:value-type="float">
            <text:p>0.199203187251001</text:p>
          </table:table-cell>
          <table:table-cell table:style-name="ce2" table:formula="of:=CONFIDENCE(0.05;[.E35];4)" office:value-type="float" office:value="0.195215536308768" calcext:value-type="float">
            <text:p>0.195215536308768</text:p>
          </table:table-cell>
          <table:table-cell table:formula="of:=AVERAGE([.H18:.H21])" office:value-type="float" office:value="345.210415019763" calcext:value-type="float">
            <text:p>345.210415019763</text:p>
          </table:table-cell>
          <table:table-cell table:formula="of:=STDEV([.H18:.H21])" office:value-type="float" office:value="687.193079843354" calcext:value-type="float">
            <text:p>687.193079843354</text:p>
          </table:table-cell>
          <table:table-cell table:style-name="ce2" table:formula="of:=CONFIDENCE(0.05;[.H35];4)" office:value-type="float" office:value="673.436843459065" calcext:value-type="float">
            <text:p>673.436843459065</text:p>
          </table:table-cell>
          <table:table-cell table:formula="of:=AVERAGE([.R18:.R21])" office:value-type="float" office:value="88.893082294904" calcext:value-type="float">
            <text:p>88.893082294904</text:p>
          </table:table-cell>
          <table:table-cell table:formula="of:=AVERAGE([.U18:.U21])" office:value-type="float" office:value="34580" calcext:value-type="float">
            <text:p>34580</text:p>
          </table:table-cell>
          <table:table-cell table:formula="of:=AVERAGE([.S18:.S21])" office:value-type="float" office:value="2.08740932600566" calcext:value-type="float">
            <text:p>2.08740932600566</text:p>
          </table:table-cell>
          <table:table-cell table:style-name="ce2" table:formula="of:=CONFIDENCE(0.05;[.L35];5)" office:value-type="float" office:value="1.82966132565373" calcext:value-type="float">
            <text:p>1.82966132565373</text:p>
          </table:table-cell>
          <table:table-cell table:number-columns-repeated="7"/>
          <table:table-cell table:style-name="Default"/>
          <table:table-cell table:number-columns-repeated="1003"/>
        </table:table-row>
      </table:table>
      <table:table table:name="agregado" table:style-name="ta2">
        <table:table-column table:style-name="co13" table:number-columns-repeated="2" table:default-cell-style-name="Default"/>
        <table:table-column table:style-name="co3" table:default-cell-style-name="Default"/>
        <table:table-column table:style-name="co13" table:number-columns-repeated="7" table:default-cell-style-name="Default"/>
        <table:table-column table:style-name="co13" table:default-cell-style-name="ce15"/>
        <table:table-column table:style-name="co13" table:number-columns-repeated="2" table:default-cell-style-name="Default"/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12</text:p>
          </table:table-cell>
          <table:table-cell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table:style-name="Default"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R</text:p>
          </table:table-cell>
          <table:table-cell table:style-name="ce15" office:value-type="float" office:value="93.7035856573705" calcext:value-type="float">
            <text:p>93.7035856573705</text:p>
          </table:table-cell>
          <table:table-cell office:value-type="float" office:value="1.9215969472003" calcext:value-type="float">
            <text:p>1.9215969472003</text:p>
          </table:table-cell>
          <table:table-cell office:value-type="float" office:value="1.88313040465735" calcext:value-type="float">
            <text:p>1.88313040465735</text:p>
          </table:table-cell>
          <table:table-cell office:value-type="float" office:value="2.59007100404555" calcext:value-type="float">
            <text:p>2.59007100404555</text:p>
          </table:table-cell>
          <table:table-cell office:value-type="float" office:value="0.13048074627602" calcext:value-type="float">
            <text:p>0.13048074627602</text:p>
          </table:table-cell>
          <table:table-cell office:value-type="float" office:value="0.127868781688454" calcext:value-type="float">
            <text:p>0.127868781688454</text:p>
          </table:table-cell>
          <table:table-cell office:value-type="float" office:value="49.7699154781011" calcext:value-type="float">
            <text:p>49.7699154781011</text:p>
          </table:table-cell>
          <table:table-cell office:value-type="float" office:value="30180.75" calcext:value-type="float">
            <text:p>30180.75</text:p>
          </table:table-cell>
          <table:table-cell office:value-type="float" office:value="2.51886725206961" calcext:value-type="float">
            <text:p>2.51886725206961</text:p>
          </table:table-cell>
          <table:table-cell table:style-name="ce2" office:value-type="float" office:value="2.46844454794691" calcext:value-type="float">
            <text:p>2.468444547946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TX</text:p>
          </table:table-cell>
          <table:table-cell office:value-type="float" office:value="99.5003984063745" calcext:value-type="float">
            <text:p>99.5003984063745</text:p>
          </table:table-cell>
          <table:table-cell office:value-type="float" office:value="0.503428455635713" calcext:value-type="float">
            <text:p>0.503428455635713</text:p>
          </table:table-cell>
          <table:table-cell office:value-type="float" office:value="0.493350820919309" calcext:value-type="float">
            <text:p>0.493350820919309</text:p>
          </table:table-cell>
          <table:table-cell office:value-type="float" office:value="1.76103369339803" calcext:value-type="float">
            <text:p>1.76103369339803</text:p>
          </table:table-cell>
          <table:table-cell office:value-type="float" office:value="0.214314386652888" calcext:value-type="float">
            <text:p>0.214314386652888</text:p>
          </table:table-cell>
          <table:table-cell office:value-type="float" office:value="0.210024239604226" calcext:value-type="float">
            <text:p>0.210024239604226</text:p>
          </table:table-cell>
          <table:table-cell office:value-type="float" office:value="51.509807361757" calcext:value-type="float">
            <text:p>51.509807361757</text:p>
          </table:table-cell>
          <table:table-cell table:style-name="ce14" office:value-type="float" office:value="22680.8125" calcext:value-type="float">
            <text:p>22680.8125</text:p>
          </table:table-cell>
          <table:table-cell office:value-type="float" office:value="2.00888314772355" calcext:value-type="float">
            <text:p>2.00888314772355</text:p>
          </table:table-cell>
          <table:table-cell table:style-name="ce2" office:value-type="float" office:value="1.76083136036412" calcext:value-type="float">
            <text:p>1.76083136036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M3 w/o CD</text:p>
          </table:table-cell>
          <table:table-cell table:style-name="ce14" office:value-type="float" office:value="99.9003984063745" calcext:value-type="float">
            <text:p>99.9003984063745</text:p>
          </table:table-cell>
          <table:table-cell office:value-type="float" office:value="0.199203187250994" calcext:value-type="float">
            <text:p>0.199203187250994</text:p>
          </table:table-cell>
          <table:table-cell office:value-type="float" office:value="0.195215536308768" calcext:value-type="float">
            <text:p>0.195215536308768</text:p>
          </table:table-cell>
          <table:table-cell office:value-type="float" office:value="1.3975320862959" calcext:value-type="float">
            <text:p>1.3975320862959</text:p>
          </table:table-cell>
          <table:table-cell office:value-type="float" office:value="0.338079021110029" calcext:value-type="float">
            <text:p>0.338079021110029</text:p>
          </table:table-cell>
          <table:table-cell office:value-type="float" office:value="0.331311352652107" calcext:value-type="float">
            <text:p>0.331311352652107</text:p>
          </table:table-cell>
          <table:table-cell office:value-type="float" office:value="73.1760747858314" calcext:value-type="float">
            <text:p>73.1760747858314</text:p>
          </table:table-cell>
          <table:table-cell office:value-type="float" office:value="25960.1875" calcext:value-type="float">
            <text:p>25960.1875</text:p>
          </table:table-cell>
          <table:table-cell office:value-type="float" office:value="1.35791145710084" calcext:value-type="float">
            <text:p>1.35791145710084</text:p>
          </table:table-cell>
          <table:table-cell table:style-name="ce2" office:value-type="float" office:value="1.19024000025608" calcext:value-type="float">
            <text:p>1.19024000025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M3</text:p>
          </table:table-cell>
          <table:table-cell office:value-type="float" office:value="99.3" calcext:value-type="float">
            <text:p>99.3</text:p>
          </table:table-cell>
          <table:table-cell office:value-type="float" office:value="0.945163125250522" calcext:value-type="float">
            <text:p>0.945163125250522</text:p>
          </table:table-cell>
          <table:table-cell office:value-type="float" office:value="0.926242842503171" calcext:value-type="float">
            <text:p>0.926242842503171</text:p>
          </table:table-cell>
          <table:table-cell office:value-type="float" office:value="1.88176340481459" calcext:value-type="float">
            <text:p>1.88176340481459</text:p>
          </table:table-cell>
          <table:table-cell office:value-type="float" office:value="0.339526237974735" calcext:value-type="float">
            <text:p>0.339526237974735</text:p>
          </table:table-cell>
          <table:table-cell office:value-type="float" office:value="0.332729599118428" calcext:value-type="float">
            <text:p>0.332729599118428</text:p>
          </table:table-cell>
          <table:table-cell office:value-type="float" office:value="64.4111229137331" calcext:value-type="float">
            <text:p>64.4111229137331</text:p>
          </table:table-cell>
          <table:table-cell office:value-type="float" office:value="30289.375" calcext:value-type="float">
            <text:p>30289.375</text:p>
          </table:table-cell>
          <table:table-cell office:value-type="float" office:value="5.11434248645735" calcext:value-type="float">
            <text:p>5.11434248645735</text:p>
          </table:table-cell>
          <table:table-cell table:style-name="ce2" office:value-type="float" office:value="4.48283646960835" calcext:value-type="float">
            <text:p>4.482836469608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Gain</text:p>
          </table:table-cell>
          <table:table-cell office:value-type="float" office:value="99.8666666666667" calcext:value-type="float">
            <text:p>99.8666666666667</text:p>
          </table:table-cell>
          <table:table-cell office:value-type="float" office:value="0.230940107675854" calcext:value-type="float">
            <text:p>0.230940107675854</text:p>
          </table:table-cell>
          <table:table-cell office:value-type="float" office:value="0.226317146815237" calcext:value-type="float">
            <text:p>0.226317146815237</text:p>
          </table:table-cell>
          <table:table-cell office:value-type="float" office:value="1.49516352022262" calcext:value-type="float">
            <text:p>1.49516352022262</text:p>
          </table:table-cell>
          <table:table-cell office:value-type="float" office:value="0.222762622388142" calcext:value-type="float">
            <text:p>0.222762622388142</text:p>
          </table:table-cell>
          <table:table-cell office:value-type="float" office:value="0.218303358491227" calcext:value-type="float">
            <text:p>0.218303358491227</text:p>
          </table:table-cell>
          <table:table-cell office:value-type="float" office:value="88.8790281920289" calcext:value-type="float">
            <text:p>88.8790281920289</text:p>
          </table:table-cell>
          <table:table-cell office:value-type="float" office:value="30842" calcext:value-type="float">
            <text:p>30842</text:p>
          </table:table-cell>
          <table:table-cell office:value-type="float" office:value="2.21672718195599" calcext:value-type="float">
            <text:p>2.21672718195599</text:p>
          </table:table-cell>
          <table:table-cell table:style-name="ce2" office:value-type="float" office:value="1.94301134129323" calcext:value-type="float">
            <text:p>1.9430113412932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13</text:p>
          </table:table-cell>
          <table:table-cell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R</text:p>
          </table:table-cell>
          <table:table-cell table:style-name="ce15" office:value-type="float" office:value="85.0442231075697" calcext:value-type="float">
            <text:p>85.0442231075697</text:p>
          </table:table-cell>
          <table:table-cell office:value-type="float" office:value="0.708456158425247" calcext:value-type="float">
            <text:p>0.708456158425247</text:p>
          </table:table-cell>
          <table:table-cell office:value-type="float" office:value="0.694274277569543" calcext:value-type="float">
            <text:p>0.694274277569543</text:p>
          </table:table-cell>
          <table:table-cell office:value-type="float" office:value="3.25419435606089" calcext:value-type="float">
            <text:p>3.25419435606089</text:p>
          </table:table-cell>
          <table:table-cell office:value-type="float" office:value="0.0482335715024522" calcext:value-type="float">
            <text:p>0.048233571502452</text:p>
          </table:table-cell>
          <table:table-cell office:value-type="float" office:value="0.0472680314952719" calcext:value-type="float">
            <text:p>0.047268031495272</text:p>
          </table:table-cell>
          <table:table-cell office:value-type="float" office:value="52.2714672192345" calcext:value-type="float">
            <text:p>52.2714672192345</text:p>
          </table:table-cell>
          <table:table-cell office:value-type="float" office:value="36223.6875" calcext:value-type="float">
            <text:p>36223.6875</text:p>
          </table:table-cell>
          <table:table-cell office:value-type="float" office:value="2.44763797013594" calcext:value-type="float">
            <text:p>2.44763797013594</text:p>
          </table:table-cell>
          <table:table-cell office:value-type="float" office:value="2.39864113432958" calcext:value-type="float">
            <text:p>2.398641134329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TX</text:p>
          </table:table-cell>
          <table:table-cell office:value-type="float" office:value="97.1091633466135" calcext:value-type="float">
            <text:p>97.1091633466135</text:p>
          </table:table-cell>
          <table:table-cell office:value-type="float" office:value="0.498163694111906" calcext:value-type="float">
            <text:p>0.498163694111906</text:p>
          </table:table-cell>
          <table:table-cell office:value-type="float" office:value="0.488191449432382" calcext:value-type="float">
            <text:p>0.488191449432382</text:p>
          </table:table-cell>
          <table:table-cell office:value-type="float" office:value="2.02996714537326" calcext:value-type="float">
            <text:p>2.02996714537326</text:p>
          </table:table-cell>
          <table:table-cell office:value-type="float" office:value="0.074453317358523" calcext:value-type="float">
            <text:p>0.074453317358523</text:p>
          </table:table-cell>
          <table:table-cell office:value-type="float" office:value="0.0729629102761179" calcext:value-type="float">
            <text:p>0.072962910276118</text:p>
          </table:table-cell>
          <table:table-cell office:value-type="float" office:value="54.1060519663976" calcext:value-type="float">
            <text:p>54.1060519663976</text:p>
          </table:table-cell>
          <table:table-cell office:value-type="float" office:value="26691.5" calcext:value-type="float">
            <text:p>26691.5</text:p>
          </table:table-cell>
          <table:table-cell office:value-type="float" office:value="2.38019598458313" calcext:value-type="float">
            <text:p>2.38019598458313</text:p>
          </table:table-cell>
          <table:table-cell office:value-type="float" office:value="2.08629543147698" calcext:value-type="float">
            <text:p>2.086295431476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M3 w/o CD</text:p>
          </table:table-cell>
          <table:table-cell table:style-name="ce14" office:value-type="float" office:value="99.800796812749" calcext:value-type="float">
            <text:p>99.800796812749</text:p>
          </table:table-cell>
          <table:table-cell office:value-type="float" office:value="0.230020027565586" calcext:value-type="float">
            <text:p>0.230020027565586</text:p>
          </table:table-cell>
          <table:table-cell office:value-type="float" office:value="0.225415484875729" calcext:value-type="float">
            <text:p>0.225415484875729</text:p>
          </table:table-cell>
          <table:table-cell office:value-type="float" office:value="1.339" calcext:value-type="float">
            <text:p>1.339</text:p>
          </table:table-cell>
          <table:table-cell office:value-type="float" office:value="0.0613948966391615" calcext:value-type="float">
            <text:p>0.061394896639162</text:p>
          </table:table-cell>
          <table:table-cell office:value-type="float" office:value="0.0601658931236579" calcext:value-type="float">
            <text:p>0.060165893123658</text:p>
          </table:table-cell>
          <table:table-cell office:value-type="float" office:value="73.1742276453567" calcext:value-type="float">
            <text:p>73.1742276453567</text:p>
          </table:table-cell>
          <table:table-cell table:style-name="ce14" office:value-type="float" office:value="24421.9375" calcext:value-type="float">
            <text:p>24421.9375</text:p>
          </table:table-cell>
          <table:table-cell office:value-type="float" office:value="1.38086204273905" calcext:value-type="float">
            <text:p>1.38086204273905</text:p>
          </table:table-cell>
          <table:table-cell office:value-type="float" office:value="1.2103567058874" calcext:value-type="float">
            <text:p>1.21035670588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M3</text:p>
          </table:table-cell>
          <table:table-cell office:value-type="float" office:value="97.7091633466135" calcext:value-type="float">
            <text:p>97.7091633466135</text:p>
          </table:table-cell>
          <table:table-cell office:value-type="float" office:value="3.27526227228115" calcext:value-type="float">
            <text:p>3.27526227228115</text:p>
          </table:table-cell>
          <table:table-cell office:value-type="float" office:value="3.20969804679694" calcext:value-type="float">
            <text:p>3.20969804679694</text:p>
          </table:table-cell>
          <table:table-cell office:value-type="float" office:value="2.26332898380174" calcext:value-type="float">
            <text:p>2.26332898380174</text:p>
          </table:table-cell>
          <table:table-cell office:value-type="float" office:value="1.10657297470566" calcext:value-type="float">
            <text:p>1.10657297470566</text:p>
          </table:table-cell>
          <table:table-cell office:value-type="float" office:value="1.08442158834422" calcext:value-type="float">
            <text:p>1.08442158834422</text:p>
          </table:table-cell>
          <table:table-cell office:value-type="float" office:value="61.9311960988259" calcext:value-type="float">
            <text:p>61.9311960988259</text:p>
          </table:table-cell>
          <table:table-cell office:value-type="float" office:value="31547.9375" calcext:value-type="float">
            <text:p>31547.9375</text:p>
          </table:table-cell>
          <table:table-cell office:value-type="float" office:value="5.86964711570421" calcext:value-type="float">
            <text:p>5.86964711570421</text:p>
          </table:table-cell>
          <table:table-cell office:value-type="float" office:value="5.14487800214505" calcext:value-type="float">
            <text:p>5.144878002145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Gain</text:p>
          </table:table-cell>
          <table:table-cell office:value-type="float" office:value="99.2" calcext:value-type="float">
            <text:p>99.2</text:p>
          </table:table-cell>
          <table:table-cell office:value-type="float" office:value="0.799999999999997" calcext:value-type="float">
            <text:p>0.799999999999997</text:p>
          </table:table-cell>
          <table:table-cell office:value-type="float" office:value="0.783985593816019" calcext:value-type="float">
            <text:p>0.783985593816019</text:p>
          </table:table-cell>
          <table:table-cell office:value-type="float" office:value="1.92583652417169" calcext:value-type="float">
            <text:p>1.92583652417169</text:p>
          </table:table-cell>
          <table:table-cell office:value-type="float" office:value="0.704032552133602" calcext:value-type="float">
            <text:p>0.704032552133602</text:p>
          </table:table-cell>
          <table:table-cell office:value-type="float" office:value="0.689939223062839" calcext:value-type="float">
            <text:p>0.689939223062839</text:p>
          </table:table-cell>
          <table:table-cell office:value-type="float" office:value="88.8972129077731" calcext:value-type="float">
            <text:p>88.8972129077731</text:p>
          </table:table-cell>
          <table:table-cell office:value-type="float" office:value="39007.75" calcext:value-type="float">
            <text:p>39007.75</text:p>
          </table:table-cell>
          <table:table-cell office:value-type="float" office:value="2.02901959735746" calcext:value-type="float">
            <text:p>2.02901959735746</text:p>
          </table:table-cell>
          <table:table-cell office:value-type="float" office:value="1.77848141235544" calcext:value-type="float">
            <text:p>1.7784814123554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15</text:p>
          </table:table-cell>
          <table:table-cell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R</text:p>
          </table:table-cell>
          <table:table-cell office:value-type="float" office:value="90.4191235059761" calcext:value-type="float">
            <text:p>90.4191235059761</text:p>
          </table:table-cell>
          <table:table-cell office:value-type="float" office:value="0.922186522686495" calcext:value-type="float">
            <text:p>0.922186522686495</text:p>
          </table:table-cell>
          <table:table-cell office:value-type="float" office:value="0.90372618574688" calcext:value-type="float">
            <text:p>0.90372618574688</text:p>
          </table:table-cell>
          <table:table-cell office:value-type="float" office:value="3.00436994163903" calcext:value-type="float">
            <text:p>3.00436994163903</text:p>
          </table:table-cell>
          <table:table-cell office:value-type="float" office:value="0.142218644478952" calcext:value-type="float">
            <text:p>0.142218644478952</text:p>
          </table:table-cell>
          <table:table-cell office:value-type="float" office:value="0.139371710554426" calcext:value-type="float">
            <text:p>0.139371710554426</text:p>
          </table:table-cell>
          <table:table-cell office:value-type="float" office:value="50.4927344279947" calcext:value-type="float">
            <text:p>50.4927344279947</text:p>
          </table:table-cell>
          <table:table-cell office:value-type="float" office:value="34310" calcext:value-type="float">
            <text:p>34310</text:p>
          </table:table-cell>
          <table:table-cell office:value-type="float" office:value="2.98354743941966" calcext:value-type="float">
            <text:p>2.98354743941966</text:p>
          </table:table-cell>
          <table:table-cell office:value-type="float" office:value="2.92382276371462" calcext:value-type="float">
            <text:p>2.92382276371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TX</text:p>
          </table:table-cell>
          <table:table-cell office:value-type="float" office:value="96.1123505976096" calcext:value-type="float">
            <text:p>96.1123505976096</text:p>
          </table:table-cell>
          <table:table-cell office:value-type="float" office:value="1.53681556726809" calcext:value-type="float">
            <text:p>1.53681556726809</text:p>
          </table:table-cell>
          <table:table-cell office:value-type="float" office:value="1.50605158136297" calcext:value-type="float">
            <text:p>1.50605158136297</text:p>
          </table:table-cell>
          <table:table-cell office:value-type="float" office:value="2.31175751903657" calcext:value-type="float">
            <text:p>2.31175751903657</text:p>
          </table:table-cell>
          <table:table-cell office:value-type="float" office:value="0.156724485292036" calcext:value-type="float">
            <text:p>0.156724485292036</text:p>
          </table:table-cell>
          <table:table-cell office:value-type="float" office:value="0.153587173333984" calcext:value-type="float">
            <text:p>0.153587173333984</text:p>
          </table:table-cell>
          <table:table-cell office:value-type="float" office:value="56.6456100126834" calcext:value-type="float">
            <text:p>56.6456100126834</text:p>
          </table:table-cell>
          <table:table-cell table:style-name="ce14" office:value-type="float" office:value="31518.3125" calcext:value-type="float">
            <text:p>31518.3125</text:p>
          </table:table-cell>
          <table:table-cell office:value-type="float" office:value="1.58062043396065" calcext:value-type="float">
            <text:p>1.58062043396065</text:p>
          </table:table-cell>
          <table:table-cell office:value-type="float" office:value="1.38544943846244" calcext:value-type="float">
            <text:p>1.385449438462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M3 w/o CD</text:p>
          </table:table-cell>
          <table:table-cell table:style-name="ce14" office:value-type="float" office:value="98.0027888446215" calcext:value-type="float">
            <text:p>98.0027888446215</text:p>
          </table:table-cell>
          <table:table-cell office:value-type="float" office:value="1.17505244227285" calcext:value-type="float">
            <text:p>1.17505244227285</text:p>
          </table:table-cell>
          <table:table-cell office:value-type="float" office:value="1.15153023340031" calcext:value-type="float">
            <text:p>1.15153023340031</text:p>
          </table:table-cell>
          <table:table-cell office:value-type="float" office:value="2.08535379039296" calcext:value-type="float">
            <text:p>2.08535379039296</text:p>
          </table:table-cell>
          <table:table-cell office:value-type="float" office:value="0.0976204833989391" calcext:value-type="float">
            <text:p>0.097620483398939</text:p>
          </table:table-cell>
          <table:table-cell office:value-type="float" office:value="0.0956663158076554" calcext:value-type="float">
            <text:p>0.095666315807655</text:p>
          </table:table-cell>
          <table:table-cell office:value-type="float" office:value="73.2004622304822" calcext:value-type="float">
            <text:p>73.2004622304822</text:p>
          </table:table-cell>
          <table:table-cell office:value-type="float" office:value="37350.5625" calcext:value-type="float">
            <text:p>37350.5625</text:p>
          </table:table-cell>
          <table:table-cell office:value-type="float" office:value="1.11715769939521" calcext:value-type="float">
            <text:p>1.11715769939521</text:p>
          </table:table-cell>
          <table:table-cell office:value-type="float" office:value="0.979213904898574" calcext:value-type="float">
            <text:p>0.9792139048985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M3</text:p>
          </table:table-cell>
          <table:table-cell office:value-type="float" office:value="97.6095617529881" calcext:value-type="float">
            <text:p>97.6095617529881</text:p>
          </table:table-cell>
          <table:table-cell office:value-type="float" office:value="0.563431698156613" calcext:value-type="float">
            <text:p>0.563431698156613</text:p>
          </table:table-cell>
          <table:table-cell office:value-type="float" office:value="0.552152918067602" calcext:value-type="float">
            <text:p>0.552152918067602</text:p>
          </table:table-cell>
          <table:table-cell office:value-type="float" office:value="2.14173301430481" calcext:value-type="float">
            <text:p>2.14173301430481</text:p>
          </table:table-cell>
          <table:table-cell office:value-type="float" office:value="0.240671348735693" calcext:value-type="float">
            <text:p>0.240671348735693</text:p>
          </table:table-cell>
          <table:table-cell office:value-type="float" office:value="0.235853587816319" calcext:value-type="float">
            <text:p>0.235853587816319</text:p>
          </table:table-cell>
          <table:table-cell office:value-type="float" office:value="73.2013492941856" calcext:value-type="float">
            <text:p>73.2013492941856</text:p>
          </table:table-cell>
          <table:table-cell office:value-type="float" office:value="38321.125" calcext:value-type="float">
            <text:p>38321.125</text:p>
          </table:table-cell>
          <table:table-cell office:value-type="float" office:value="1.10608698075159" calcext:value-type="float">
            <text:p>1.10608698075159</text:p>
          </table:table-cell>
          <table:table-cell office:value-type="float" office:value="0.969510170467065" calcext:value-type="float">
            <text:p>0.9695101704670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Gain</text:p>
          </table:table-cell>
          <table:table-cell table:style-name="ce15" office:value-type="float" office:value="97.8067729083665" calcext:value-type="float">
            <text:p>97.8067729083665</text:p>
          </table:table-cell>
          <table:table-cell office:value-type="float" office:value="1.54158337923809" calcext:value-type="float">
            <text:p>1.54158337923809</text:p>
          </table:table-cell>
          <table:table-cell office:value-type="float" office:value="1.5107239512361" calcext:value-type="float">
            <text:p>1.5107239512361</text:p>
          </table:table-cell>
          <table:table-cell office:value-type="float" office:value="2.23946013880605" calcext:value-type="float">
            <text:p>2.23946013880605</text:p>
          </table:table-cell>
          <table:table-cell office:value-type="float" office:value="0.612756541054081" calcext:value-type="float">
            <text:p>0.612756541054081</text:p>
          </table:table-cell>
          <table:table-cell office:value-type="float" office:value="0.600490375878669" calcext:value-type="float">
            <text:p>0.600490375878669</text:p>
          </table:table-cell>
          <table:table-cell office:value-type="float" office:value="88.9215039296857" calcext:value-type="float">
            <text:p>88.9215039296857</text:p>
          </table:table-cell>
          <table:table-cell office:value-type="float" office:value="48575.25" calcext:value-type="float">
            <text:p>48575.25</text:p>
          </table:table-cell>
          <table:table-cell office:value-type="float" office:value="1.78294088943618" calcext:value-type="float">
            <text:p>1.78294088943618</text:p>
          </table:table-cell>
          <table:table-cell office:value-type="float" office:value="1.56278787810647" calcext:value-type="float">
            <text:p>1.56278787810647</text:p>
          </table:table-cell>
        </table:table-row>
        <table:table-row table:style-name="ro1">
          <table:table-cell table:number-columns-repeated="3"/>
          <table:table-cell table:style-name="ce15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16</text:p>
          </table:table-cell>
          <table:table-cell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R</text:p>
          </table:table-cell>
          <table:table-cell office:value-type="float" office:value="95.2043824701195" calcext:value-type="float">
            <text:p>95.2043824701195</text:p>
          </table:table-cell>
          <table:table-cell office:value-type="float" office:value="1.56782804934243" calcext:value-type="float">
            <text:p>1.56782804934243</text:p>
          </table:table-cell>
          <table:table-cell office:value-type="float" office:value="1.53644325533142" calcext:value-type="float">
            <text:p>1.53644325533142</text:p>
          </table:table-cell>
          <table:table-cell office:value-type="float" office:value="2.66593838696004" calcext:value-type="float">
            <text:p>2.66593838696004</text:p>
          </table:table-cell>
          <table:table-cell office:value-type="float" office:value="0.140865399176138" calcext:value-type="float">
            <text:p>0.140865399176138</text:p>
          </table:table-cell>
          <table:table-cell office:value-type="float" office:value="0.138045554526544" calcext:value-type="float">
            <text:p>0.138045554526544</text:p>
          </table:table-cell>
          <table:table-cell office:value-type="float" office:value="49.2295000152364" calcext:value-type="float">
            <text:p>49.2295000152364</text:p>
          </table:table-cell>
          <table:table-cell office:value-type="float" office:value="31215.75" calcext:value-type="float">
            <text:p>31215.75</text:p>
          </table:table-cell>
          <table:table-cell office:value-type="float" office:value="2.5661222096591" calcext:value-type="float">
            <text:p>2.5661222096591</text:p>
          </table:table-cell>
          <table:table-cell office:value-type="float" office:value="2.51475355543009" calcext:value-type="float">
            <text:p>2.51475355543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TX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4.67333792979065" calcext:value-type="float">
            <text:p>4.67333792979065</text:p>
          </table:table-cell>
          <table:table-cell office:value-type="float" office:value="4.57978701498732" calcext:value-type="float">
            <text:p>4.57978701498732</text:p>
          </table:table-cell>
          <table:table-cell office:value-type="float" office:value="4.70063127090301" calcext:value-type="float">
            <text:p>4.70063127090301</text:p>
          </table:table-cell>
          <table:table-cell office:value-type="float" office:value="936.624586252005" calcext:value-type="float">
            <text:p>936.624586252005</text:p>
          </table:table-cell>
          <table:table-cell office:value-type="float" office:value="917.87522804433" calcext:value-type="float">
            <text:p>917.87522804433</text:p>
          </table:table-cell>
          <table:table-cell office:value-type="float" office:value="52.0045661024889" calcext:value-type="float">
            <text:p>52.0045661024889</text:p>
          </table:table-cell>
          <table:table-cell table:style-name="ce14" office:value-type="float" office:value="23925.125" calcext:value-type="float">
            <text:p>23925.125</text:p>
          </table:table-cell>
          <table:table-cell office:value-type="float" office:value="2.04416210975288" calcext:value-type="float">
            <text:p>2.04416210975288</text:p>
          </table:table-cell>
          <table:table-cell office:value-type="float" office:value="1.79175416579098" calcext:value-type="float">
            <text:p>1.791754165790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M3 w/o CD</text:p>
          </table:table-cell>
          <table:table-cell office:value-type="float" office:value="99.8" calcext:value-type="float">
            <text:p>99.8</text:p>
          </table:table-cell>
          <table:table-cell office:value-type="float" office:value="0.832666399786453" calcext:value-type="float">
            <text:p>0.832666399786453</text:p>
          </table:table-cell>
          <table:table-cell office:value-type="float" office:value="0.815998077359039" calcext:value-type="float">
            <text:p>0.815998077359039</text:p>
          </table:table-cell>
          <table:table-cell office:value-type="float" office:value="4.18166842858227" calcext:value-type="float">
            <text:p>4.18166842858227</text:p>
          </table:table-cell>
          <table:table-cell office:value-type="float" office:value="833.222106117142" calcext:value-type="float">
            <text:p>833.222106117142</text:p>
          </table:table-cell>
          <table:table-cell office:value-type="float" office:value="816.542659556105" calcext:value-type="float">
            <text:p>816.542659556105</text:p>
          </table:table-cell>
          <table:table-cell office:value-type="float" office:value="73.1858208386453" calcext:value-type="float">
            <text:p>73.1858208386453</text:p>
          </table:table-cell>
          <table:table-cell office:value-type="float" office:value="28853.5625" calcext:value-type="float">
            <text:p>28853.5625</text:p>
          </table:table-cell>
          <table:table-cell office:value-type="float" office:value="1.27104704430045" calcext:value-type="float">
            <text:p>1.27104704430045</text:p>
          </table:table-cell>
          <table:table-cell office:value-type="float" office:value="1.11410138446258" calcext:value-type="float">
            <text:p>1.114101384462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M3</text:p>
          </table:table-cell>
          <table:table-cell office:value-type="float" office:value="99" calcext:value-type="float">
            <text:p>99</text:p>
          </table:table-cell>
          <table:table-cell office:value-type="float" office:value="1.36594964261591" calcext:value-type="float">
            <text:p>1.36594964261591</text:p>
          </table:table-cell>
          <table:table-cell office:value-type="float" office:value="1.33860605211127" calcext:value-type="float">
            <text:p>1.33860605211127</text:p>
          </table:table-cell>
          <table:table-cell office:value-type="string" calcext:value-type="string">
            <text:p>3,79,339883272997</text:p>
          </table:table-cell>
          <table:table-cell office:value-type="float" office:value="755.106791244126" calcext:value-type="float">
            <text:p>755.106791244126</text:p>
          </table:table-cell>
          <table:table-cell office:value-type="float" office:value="739.991057660046" calcext:value-type="float">
            <text:p>739.991057660046</text:p>
          </table:table-cell>
          <table:table-cell office:value-type="float" office:value="69.8957110475603" calcext:value-type="float">
            <text:p>69.8957110475603</text:p>
          </table:table-cell>
          <table:table-cell office:value-type="float" office:value="29325.125" calcext:value-type="float">
            <text:p>29325.125</text:p>
          </table:table-cell>
          <table:table-cell office:value-type="float" office:value="3.74462383102962" calcext:value-type="float">
            <text:p>3.74462383102962</text:p>
          </table:table-cell>
          <table:table-cell office:value-type="float" office:value="3.28224719387769" calcext:value-type="float">
            <text:p>3.282247193877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Gain</text:p>
          </table:table-cell>
          <table:table-cell table:style-name="ce15" office:value-type="float" office:value="99.867197875166" calcext:value-type="float">
            <text:p>99.867197875166</text:p>
          </table:table-cell>
          <table:table-cell office:value-type="float" office:value="0.199203187250994" calcext:value-type="float">
            <text:p>0.199203187250994</text:p>
          </table:table-cell>
          <table:table-cell office:value-type="float" office:value="0.195215536308768" calcext:value-type="float">
            <text:p>0.195215536308768</text:p>
          </table:table-cell>
          <table:table-cell office:value-type="string" calcext:value-type="string">
            <text:p>3,45,210415019763</text:p>
          </table:table-cell>
          <table:table-cell office:value-type="float" office:value="687.193079843354" calcext:value-type="float">
            <text:p>687.193079843354</text:p>
          </table:table-cell>
          <table:table-cell office:value-type="float" office:value="673.436843459065" calcext:value-type="float">
            <text:p>673.436843459065</text:p>
          </table:table-cell>
          <table:table-cell office:value-type="float" office:value="88.893082294904" calcext:value-type="float">
            <text:p>88.893082294904</text:p>
          </table:table-cell>
          <table:table-cell office:value-type="float" office:value="34580" calcext:value-type="float">
            <text:p>34580</text:p>
          </table:table-cell>
          <table:table-cell office:value-type="float" office:value="2.08740932600566" calcext:value-type="float">
            <text:p>2.08740932600566</text:p>
          </table:table-cell>
          <table:table-cell office:value-type="float" office:value="1.82966132565373" calcext:value-type="float">
            <text:p>1.8296613256537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AGREGADO</text:p>
          </table:table-cell>
          <table:table-cell table:style-name="ce13"/>
          <table:table-cell table:style-name="ce13" office:value-type="string" calcext:value-type="string">
            <text:p>Delivery</text:p>
          </table:table-cell>
          <table:table-cell table:style-name="ce13" office:value-type="string" calcext:value-type="string">
            <text:p>desvio</text:p>
          </table:table-cell>
          <table:table-cell table:style-name="ce13" office:value-type="string" calcext:value-type="string">
            <text:p>IntConfi</text:p>
          </table:table-cell>
          <table:table-cell table:style-name="ce13" office:value-type="string" calcext:value-type="string">
            <text:p>Relacao</text:p>
          </table:table-cell>
          <table:table-cell table:style-name="ce13" office:value-type="string" calcext:value-type="string">
            <text:p>desvio</text:p>
          </table:table-cell>
          <table:table-cell table:style-name="ce13" office:value-type="string" calcext:value-type="string">
            <text:p>IntConfi</text:p>
          </table:table-cell>
          <table:table-cell table:style-name="ce13" office:value-type="string" calcext:value-type="string">
            <text:p>GainIndex</text:p>
          </table:table-cell>
          <table:table-cell table:style-name="ce16" office:value-type="string" calcext:value-type="string">
            <text:p>CustoEnerg</text:p>
          </table:table-cell>
          <table:table-cell table:style-name="ce13" office:value-type="string" calcext:value-type="string">
            <text:p>desvio</text:p>
          </table:table-cell>
          <table:table-cell table:style-name="ce13" office:value-type="string" calcext:value-type="string">
            <text:p>IntConfi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R</text:p>
          </table:table-cell>
          <table:table-cell table:style-name="ce15" table:formula="of:=AVERAGE([.D4];[.D12];[.D20];[.D28])" office:value-type="float" office:value="91.092828685259" calcext:value-type="float">
            <text:p>91.092828685259</text:p>
          </table:table-cell>
          <table:table-cell table:formula="of:=AVERAGE([.E4];[.E12];[.E20];[.E28])" office:value-type="float" office:value="1.28001691941362" calcext:value-type="float">
            <text:p>1.28001691941362</text:p>
          </table:table-cell>
          <table:table-cell table:formula="of:=AVERAGE([.F4];[.F12];[.F20];[.F28])" office:value-type="float" office:value="1.2543935308263" calcext:value-type="float">
            <text:p>1.2543935308263</text:p>
          </table:table-cell>
          <table:table-cell table:formula="of:=AVERAGE([.G4];[.G12];[.G20];[.G28])" office:value-type="float" office:value="2.87864342217638" calcext:value-type="float">
            <text:p>2.87864342217638</text:p>
          </table:table-cell>
          <table:table-cell table:formula="of:=AVERAGE([.H4];[.H12];[.H20])" office:value-type="float" office:value="0.106977654085808" calcext:value-type="float">
            <text:p>0.106977654085808</text:p>
          </table:table-cell>
          <table:table-cell table:formula="of:=AVERAGE([.I4];[.I12];[.I20])" office:value-type="float" office:value="0.104836174579384" calcext:value-type="float">
            <text:p>0.104836174579384</text:p>
          </table:table-cell>
          <table:table-cell table:formula="of:=AVERAGE([.J4];[.J12];[.J20])" office:value-type="float" office:value="50.8447057084434" calcext:value-type="float">
            <text:p>50.8447057084434</text:p>
          </table:table-cell>
          <table:table-cell table:style-name="ce18" table:formula="of:=SUM([.K4];[.K12];[.K20];[.K28])" office:value-type="float" office:value="131930.1875" calcext:value-type="float">
            <text:p>131930.19</text:p>
          </table:table-cell>
          <table:table-cell table:formula="of:=AVERAGE([.L4];[.L12];[.L20];[.L28])" office:value-type="float" office:value="2.62904371782108" calcext:value-type="float">
            <text:p>2.62904371782108</text:p>
          </table:table-cell>
          <table:table-cell table:formula="of:=AVERAGE([.M4];[.M12];[.M20];[.M28])" office:value-type="float" office:value="2.5764155003553" calcext:value-type="float">
            <text:p>2.576415500355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TX</text:p>
          </table:table-cell>
          <table:table-cell table:style-name="ce15" table:formula="of:=AVERAGE([.D5];[.D13];[.D21];[.D29])" office:value-type="float" office:value="98.1804780876494" calcext:value-type="float">
            <text:p>98.1804780876494</text:p>
          </table:table-cell>
          <table:table-cell table:formula="of:=AVERAGE([.E5];[.E13];[.E21];[.E29])" office:value-type="float" office:value="1.80293641170159" calcext:value-type="float">
            <text:p>1.80293641170159</text:p>
          </table:table-cell>
          <table:table-cell table:formula="of:=AVERAGE([.F5];[.F13];[.F21];[.F29])" office:value-type="float" office:value="1.7668452166755" calcext:value-type="float">
            <text:p>1.7668452166755</text:p>
          </table:table-cell>
          <table:table-cell table:formula="of:=AVERAGE([.G5];[.G13];[.G21];[.G29])" office:value-type="float" office:value="2.70084740717772" calcext:value-type="float">
            <text:p>2.70084740717772</text:p>
          </table:table-cell>
          <table:table-cell table:formula="of:=AVERAGE([.H5];[.H13];[.H21])" office:value-type="float" office:value="0.148497396434482" calcext:value-type="float">
            <text:p>0.148497396434482</text:p>
          </table:table-cell>
          <table:table-cell table:formula="of:=AVERAGE([.I5];[.I13];[.I21])" office:value-type="float" office:value="0.145524774404776" calcext:value-type="float">
            <text:p>0.145524774404776</text:p>
          </table:table-cell>
          <table:table-cell table:formula="of:=AVERAGE([.J5];[.J13];[.J21])" office:value-type="float" office:value="54.087156446946" calcext:value-type="float">
            <text:p>54.087156446946</text:p>
          </table:table-cell>
          <table:table-cell table:style-name="ce19" table:formula="of:=SUM([.K5];[.K13];[.K21];[.K29])" office:value-type="float" office:value="104815.75" calcext:value-type="float">
            <text:p>104815.75</text:p>
          </table:table-cell>
          <table:table-cell table:formula="of:=AVERAGE([.L5];[.L13];[.L21];[.L29])" office:value-type="float" office:value="2.00346541900505" calcext:value-type="float">
            <text:p>2.00346541900505</text:p>
          </table:table-cell>
          <table:table-cell table:formula="of:=AVERAGE([.M5];[.M13];[.M21];[.M29])" office:value-type="float" office:value="1.75608259902363" calcext:value-type="float">
            <text:p>1.7560825990236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QM3 w/o CD</text:p>
          </table:table-cell>
          <table:table-cell table:style-name="ce14" table:formula="of:=AVERAGE([.D6];[.D14];[.D22];[.D30])" office:value-type="float" office:value="99.3759960159363" calcext:value-type="float">
            <text:p>99.3759960159363</text:p>
          </table:table-cell>
          <table:table-cell table:formula="of:=AVERAGE([.E6];[.E14];[.E22];[.E30])" office:value-type="float" office:value="0.609235514218971" calcext:value-type="float">
            <text:p>0.609235514218971</text:p>
          </table:table-cell>
          <table:table-cell table:formula="of:=AVERAGE([.F6];[.F14];[.F22];[.F30])" office:value-type="float" office:value="0.597039832985961" calcext:value-type="float">
            <text:p>0.597039832985961</text:p>
          </table:table-cell>
          <table:table-cell table:formula="of:=AVERAGE([.G6];[.G14];[.G22];[.G30])" office:value-type="float" office:value="2.25088857631778" calcext:value-type="float">
            <text:p>2.25088857631778</text:p>
          </table:table-cell>
          <table:table-cell table:formula="of:=AVERAGE([.H6];[.H14];[.H22])" office:value-type="float" office:value="0.165698133716043" calcext:value-type="float">
            <text:p>0.165698133716043</text:p>
          </table:table-cell>
          <table:table-cell table:formula="of:=AVERAGE([.I6];[.I14];[.I22])" office:value-type="float" office:value="0.162381187194473" calcext:value-type="float">
            <text:p>0.162381187194473</text:p>
          </table:table-cell>
          <table:table-cell table:formula="of:=AVERAGE([.J6];[.J14];[.J22])" office:value-type="float" office:value="73.1835882205568" calcext:value-type="float">
            <text:p>73.1835882205568</text:p>
          </table:table-cell>
          <table:table-cell table:style-name="ce17" table:formula="of:=SUM([.K6];[.K14];[.K22];[.K30])" office:value-type="float" office:value="116586.25" calcext:value-type="float">
            <text:p>116586.25</text:p>
          </table:table-cell>
          <table:table-cell table:formula="of:=AVERAGE([.L6];[.L14];[.L22];[.L30])" office:value-type="float" office:value="1.28174456088389" calcext:value-type="float">
            <text:p>1.28174456088389</text:p>
          </table:table-cell>
          <table:table-cell table:formula="of:=AVERAGE([.M6];[.M14];[.M22];[.M30])" office:value-type="float" office:value="1.12347799887616" calcext:value-type="float">
            <text:p>1.1234779988761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QM3</text:p>
          </table:table-cell>
          <table:table-cell table:style-name="ce15" table:formula="of:=AVERAGE([.D7];[.D15];[.D23];[.D31])" office:value-type="float" office:value="98.4046812749004" calcext:value-type="float">
            <text:p>98.4046812749004</text:p>
          </table:table-cell>
          <table:table-cell table:formula="of:=AVERAGE([.E7];[.E15];[.E23];[.E31])" office:value-type="float" office:value="1.53745168457605" calcext:value-type="float">
            <text:p>1.53745168457605</text:p>
          </table:table-cell>
          <table:table-cell table:formula="of:=AVERAGE([.F7];[.F15];[.F23];[.F31])" office:value-type="float" office:value="1.50667496486975" calcext:value-type="float">
            <text:p>1.50667496486975</text:p>
          </table:table-cell>
          <table:table-cell table:formula="of:=AVERAGE([.G7];[.G15];[.G23];[.G31])" office:value-type="float" office:value="2.09560846764038" calcext:value-type="float">
            <text:p>2.09560846764038</text:p>
          </table:table-cell>
          <table:table-cell table:formula="of:=AVERAGE([.H7];[.H15];[.H23])" office:value-type="float" office:value="0.562256853805363" calcext:value-type="float">
            <text:p>0.562256853805363</text:p>
          </table:table-cell>
          <table:table-cell table:formula="of:=AVERAGE([.I7];[.I15];[.I23])" office:value-type="float" office:value="0.551001591759656" calcext:value-type="float">
            <text:p>0.551001591759656</text:p>
          </table:table-cell>
          <table:table-cell table:formula="of:=AVERAGE([.J7];[.J15];[.J23])" office:value-type="float" office:value="66.5145561022482" calcext:value-type="float">
            <text:p>66.5145561022482</text:p>
          </table:table-cell>
          <table:table-cell table:style-name="ce17" table:formula="of:=SUM([.K7];[.K15];[.K23];[.K31])" office:value-type="float" office:value="129483.5625" calcext:value-type="float">
            <text:p>129483.56</text:p>
          </table:table-cell>
          <table:table-cell table:formula="of:=AVERAGE([.L7];[.L15];[.L23];[.L31])" office:value-type="float" office:value="3.95867510348569" calcext:value-type="float">
            <text:p>3.95867510348569</text:p>
          </table:table-cell>
          <table:table-cell table:formula="of:=AVERAGE([.M7];[.M15];[.M23];[.M31])" office:value-type="float" office:value="3.46986795902454" calcext:value-type="float">
            <text:p>3.469867959024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xGain</text:p>
          </table:table-cell>
          <table:table-cell table:style-name="ce15" table:formula="of:=AVERAGE([.D8];[.D16];[.D24];[.D32])" office:value-type="float" office:value="99.1851593625498" calcext:value-type="float">
            <text:p>99.1851593625498</text:p>
          </table:table-cell>
          <table:table-cell table:formula="of:=AVERAGE([.E8];[.E16];[.E24];[.E32])" office:value-type="float" office:value="0.692931668541234" calcext:value-type="float">
            <text:p>0.692931668541234</text:p>
          </table:table-cell>
          <table:table-cell table:formula="of:=AVERAGE([.F8];[.F16];[.F24];[.F32])" office:value-type="float" office:value="0.679060557044031" calcext:value-type="float">
            <text:p>0.679060557044031</text:p>
          </table:table-cell>
          <table:table-cell table:formula="of:=AVERAGE([.G8];[.G16];[.G24];[.G32])" office:value-type="float" office:value="1.88682006106679" calcext:value-type="float">
            <text:p>1.88682006106679</text:p>
          </table:table-cell>
          <table:table-cell table:formula="of:=AVERAGE([.H8];[.H16];[.H24])" office:value-type="float" office:value="0.513183905191942" calcext:value-type="float">
            <text:p>0.513183905191942</text:p>
          </table:table-cell>
          <table:table-cell table:formula="of:=AVERAGE([.I8];[.I16];[.I24])" office:value-type="float" office:value="0.502910985810912" calcext:value-type="float">
            <text:p>0.502910985810912</text:p>
          </table:table-cell>
          <table:table-cell table:formula="of:=AVERAGE([.J8];[.J16];[.J24])" office:value-type="float" office:value="88.8992483431626" calcext:value-type="float">
            <text:p>88.8992483431626</text:p>
          </table:table-cell>
          <table:table-cell table:style-name="ce17" table:formula="of:=SUM([.K8];[.K16];[.K24];[.K32])" office:value-type="float" office:value="153005" calcext:value-type="float">
            <text:p>153005.00</text:p>
          </table:table-cell>
          <table:table-cell table:formula="of:=AVERAGE([.L8];[.L16];[.L24];[.L32])" office:value-type="float" office:value="2.02902424868882" calcext:value-type="float">
            <text:p>2.02902424868882</text:p>
          </table:table-cell>
          <table:table-cell table:formula="of:=AVERAGE([.M8];[.M16];[.M24];[.M32])" office:value-type="float" office:value="1.77848548935222" calcext:value-type="float">
            <text:p>1.77848548935222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 table:formula="of:=[.K38]/[.K37]" office:value-type="float" office:value="1.11229705459342" calcext:value-type="float">
            <text:p>1.1122970545934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6" loext:min-decimal-places="16" number:min-integer-digits="1"/>
    </number:number-style>
    <number:number-style style:name="N130">
      <number:number number:decimal-places="17" loext:min-decimal-places="17" number:min-integer-digits="1"/>
    </number:number-style>
    <number:number-style style:name="N131">
      <number:number number:decimal-places="18" loext:min-decimal-places="18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1:56:25.2514889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ndley Silva</meta:initial-creator>
    <meta:creation-date>2019-06-18T18:54:18.864317726</meta:creation-date>
    <dc:date>2019-10-18T14:14:22.637380286</dc:date>
    <meta:editing-duration>PT2H40M25S</meta:editing-duration>
    <meta:editing-cycles>13</meta:editing-cycles>
    <meta:generator>LibreOffice/6.1.5.2$Linux_X86_64 LibreOffice_project/10$Build-2</meta:generator>
    <meta:document-statistic meta:table-count="5" meta:cell-count="2367" meta:object-count="0"/>
  </office:meta>
</office:document-meta>
</file>